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fo:color="#666666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“16:10”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:text</text:p>
          </table:table-cell>
          <table:table-cell table:style-name="ce4" office:value-type="string" calcext:value-type="string">
            <text:p>1:bitmap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“16:9”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-3 timing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“4:3”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-31 mode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“4:3”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8]/[.E8]" office:value-type="float" office:value="640" calcext:value-type="float">
            <text:p>640</text:p>
          </table:table-cell>
          <table:table-cell table:style-name="ce7" table:formula="of:=[.H8]/[.F8]" office:value-type="float" office:value="400" calcext:value-type="float">
            <text:p>40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8]*[.D8])/8" office:value-type="float" office:value="32000" calcext:value-type="float">
            <text:p>32000</text:p>
          </table:table-cell>
          <table:table-cell table:style-name="ce14" table:formula="of:=[.I8]/1024" office:value-type="float" office:value="31.25" calcext:value-type="float">
            <text:p>31.25</text:p>
          </table:table-cell>
          <table:table-cell table:style-name="ce7" table:formula="of:=[.C8]/8" office:value-type="float" office:value="80" calcext:value-type="float">
            <text:p>80</text:p>
          </table:table-cell>
          <table:table-cell table:style-name="ce7" table:formula="of:=[.D8]/8" office:value-type="float" office:value="50" calcext:value-type="float">
            <text:p>50</text:p>
          </table:table-cell>
          <table:table-cell table:style-name="ce7" table:formula="of:=[.K8]*[.L8]*2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table:formula="of:=[.G9]/[.E9]" office:value-type="float" office:value="640" calcext:value-type="float">
            <text:p>640</text:p>
          </table:table-cell>
          <table:table-cell table:style-name="ce10" table:formula="of:=[.H9]/[.F9]" office:value-type="float" office:value="266.666666666667" calcext:value-type="float">
            <text:p>266.6666666666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80" calcext:value-type="float">
            <text:p>128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table:formula="of:=([.C9]*[.D9])/8" office:value-type="float" office:value="21333.3333333333" calcext:value-type="float">
            <text:p>21333.3333333333</text:p>
          </table:table-cell>
          <table:table-cell table:style-name="ce10" table:formula="of:=[.I9]/1024" office:value-type="float" office:value="20.8333333333333" calcext:value-type="float">
            <text:p>20.8333333333333</text:p>
          </table:table-cell>
          <table:table-cell table:style-name="ce10" table:formula="of:=[.C9]/8" office:value-type="float" office:value="80" calcext:value-type="float">
            <text:p>80</text:p>
          </table:table-cell>
          <table:table-cell table:style-name="ce10" table:formula="of:=[.D9]/8" office:value-type="float" office:value="33.3333333333333" calcext:value-type="float">
            <text:p>33.3333333333333</text:p>
          </table:table-cell>
          <table:table-cell table:style-name="ce10" table:formula="of:=[.K9]*[.L9]*2" office:value-type="float" office:value="5333.33333333333" calcext:value-type="float">
            <text:p>5333.33333333333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10]/[.E10]" office:value-type="float" office:value="640" calcext:value-type="float">
            <text:p>640</text:p>
          </table:table-cell>
          <table:table-cell table:style-name="ce7" table:formula="of:=[.H10]/[.F10]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14" table:formula="of:=([.C10]*[.D10])/8" office:value-type="float" office:value="16000" calcext:value-type="float">
            <text:p>16000</text:p>
          </table:table-cell>
          <table:table-cell table:style-name="ce14" table:formula="of:=[.I10]/1024" office:value-type="float" office:value="15.625" calcext:value-type="float">
            <text:p>15.625</text:p>
          </table:table-cell>
          <table:table-cell table:style-name="ce7" table:formula="of:=[.C10]/8" office:value-type="float" office:value="80" calcext:value-type="float">
            <text:p>80</text:p>
          </table:table-cell>
          <table:table-cell table:style-name="ce7" table:formula="of:=[.D10]/8" office:value-type="float" office:value="25" calcext:value-type="float">
            <text:p>25</text:p>
          </table:table-cell>
          <table:table-cell table:style-name="ce7" table:formula="of:=[.K10]*[.L10]*2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1]/[.E11]" office:value-type="float" office:value="640" calcext:value-type="float">
            <text:p>640</text:p>
          </table:table-cell>
          <table:table-cell table:formula="of:=[.H11]/[.F11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C11]*[.D11])/8" office:value-type="float" office:value="12800" calcext:value-type="float">
            <text:p>12800</text:p>
          </table:table-cell>
          <table:table-cell table:style-name="ce10" table:formula="of:=[.I11]/1024" office:value-type="float" office:value="12.5" calcext:value-type="float">
            <text:p>12.5</text:p>
          </table:table-cell>
          <table:table-cell table:formula="of:=[.C11]/8" office:value-type="float" office:value="80" calcext:value-type="float">
            <text:p>80</text:p>
          </table:table-cell>
          <table:table-cell table:formula="of:=[.D11]/8" office:value-type="float" office:value="20" calcext:value-type="float">
            <text:p>20</text:p>
          </table:table-cell>
          <table:table-cell table:formula="of:=[.K11]*[.L11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2]/[.E12]" office:value-type="float" office:value="640" calcext:value-type="float">
            <text:p>640</text:p>
          </table:table-cell>
          <table:table-cell table:formula="of:=[.H12]/[.F12]" office:value-type="float" office:value="133.333333333333" calcext:value-type="float">
            <text:p>133.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2]*[.D12])/8" office:value-type="float" office:value="10666.6666666667" calcext:value-type="float">
            <text:p>10666.6666666667</text:p>
          </table:table-cell>
          <table:table-cell table:formula="of:=[.I12]/1024" office:value-type="float" office:value="10.4166666666667" calcext:value-type="float">
            <text:p>10.4166666666667</text:p>
          </table:table-cell>
          <table:table-cell table:formula="of:=[.C12]/8" office:value-type="float" office:value="80" calcext:value-type="float">
            <text:p>80</text:p>
          </table:table-cell>
          <table:table-cell table:formula="of:=[.D12]/8" office:value-type="float" office:value="16.6666666666667" calcext:value-type="float">
            <text:p>16.6666666666667</text:p>
          </table:table-cell>
          <table:table-cell table:formula="of:=[.K12]*[.L12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3]/[.E13]" office:value-type="float" office:value="640" calcext:value-type="float">
            <text:p>640</text:p>
          </table:table-cell>
          <table:table-cell table:formula="of:=[.H13]/[.F13]" office:value-type="float" office:value="114.285714285714" calcext:value-type="float">
            <text:p>114.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3]*[.D13])/8" office:value-type="float" office:value="9142.85714285714" calcext:value-type="float">
            <text:p>9142.85714285714</text:p>
          </table:table-cell>
          <table:table-cell table:formula="of:=[.I13]/1024" office:value-type="float" office:value="8.92857142857143" calcext:value-type="float">
            <text:p>8.92857142857143</text:p>
          </table:table-cell>
          <table:table-cell table:formula="of:=[.C13]/8" office:value-type="float" office:value="80" calcext:value-type="float">
            <text:p>80</text:p>
          </table:table-cell>
          <table:table-cell table:formula="of:=[.D13]/8" office:value-type="float" office:value="14.2857142857143" calcext:value-type="float">
            <text:p>14.2857142857143</text:p>
          </table:table-cell>
          <table:table-cell table:formula="of:=[.K13]*[.L13]*2" office:value-type="float" office:value="2285.71428571429" calcext:value-type="float">
            <text:p>2285.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4]/[.E14]" office:value-type="float" office:value="640" calcext:value-type="float">
            <text:p>640</text:p>
          </table:table-cell>
          <table:table-cell table:formula="of:=[.H14]/[.F14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4]*[.D14])/8" office:value-type="float" office:value="8000" calcext:value-type="float">
            <text:p>8000</text:p>
          </table:table-cell>
          <table:table-cell table:formula="of:=[.I14]/1024" office:value-type="float" office:value="7.8125" calcext:value-type="float">
            <text:p>7.8125</text:p>
          </table:table-cell>
          <table:table-cell table:formula="of:=[.C14]/8" office:value-type="float" office:value="80" calcext:value-type="float">
            <text:p>80</text:p>
          </table:table-cell>
          <table:table-cell table:formula="of:=[.D14]/8" office:value-type="float" office:value="12.5" calcext:value-type="float">
            <text:p>12.5</text:p>
          </table:table-cell>
          <table:table-cell table:formula="of:=[.K14]*[.L14]*2" office:value-type="float" office:value="2000" calcext:value-type="float">
            <text:p>2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6]/[.E16]" office:value-type="float" office:value="426.666666666667" calcext:value-type="float">
            <text:p>426.666666666667</text:p>
          </table:table-cell>
          <table:table-cell table:formula="of:=[.H16]/[.F16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6]*[.D16])/8" office:value-type="float" office:value="21333.3333333333" calcext:value-type="float">
            <text:p>21333.3333333333</text:p>
          </table:table-cell>
          <table:table-cell table:formula="of:=[.I16]/1024" office:value-type="float" office:value="20.8333333333333" calcext:value-type="float">
            <text:p>20.8333333333333</text:p>
          </table:table-cell>
          <table:table-cell table:formula="of:=[.C16]/8" office:value-type="float" office:value="53.3333333333333" calcext:value-type="float">
            <text:p>53.3333333333333</text:p>
          </table:table-cell>
          <table:table-cell table:formula="of:=[.D16]/8" office:value-type="float" office:value="50" calcext:value-type="float">
            <text:p>50</text:p>
          </table:table-cell>
          <table:table-cell table:formula="of:=[.K16]*[.L16]*2" office:value-type="float" office:value="5333.33333333333" calcext:value-type="float">
            <text:p>5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7]/[.E17]" office:value-type="float" office:value="426.666666666667" calcext:value-type="float">
            <text:p>426.666666666667</text:p>
          </table:table-cell>
          <table:table-cell table:formula="of:=[.H17]/[.F17]" office:value-type="float" office:value="266.666666666667" calcext:value-type="float">
            <text:p>266.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7]*[.D17])/8" office:value-type="float" office:value="14222.2222222222" calcext:value-type="float">
            <text:p>14222.2222222222</text:p>
          </table:table-cell>
          <table:table-cell table:formula="of:=[.I17]/1024" office:value-type="float" office:value="13.8888888888889" calcext:value-type="float">
            <text:p>13.8888888888889</text:p>
          </table:table-cell>
          <table:table-cell table:formula="of:=[.C17]/8" office:value-type="float" office:value="53.3333333333333" calcext:value-type="float">
            <text:p>53.3333333333333</text:p>
          </table:table-cell>
          <table:table-cell table:formula="of:=[.D17]/8" office:value-type="float" office:value="33.3333333333333" calcext:value-type="float">
            <text:p>33.3333333333333</text:p>
          </table:table-cell>
          <table:table-cell table:formula="of:=[.K17]*[.L17]*2" office:value-type="float" office:value="3555.55555555556" calcext:value-type="float">
            <text:p>3555.55555555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8]/[.E18]" office:value-type="float" office:value="426.666666666667" calcext:value-type="float">
            <text:p>426.666666666667</text:p>
          </table:table-cell>
          <table:table-cell table:formula="of:=[.H18]/[.F18]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8]*[.D18])/8" office:value-type="float" office:value="10666.6666666667" calcext:value-type="float">
            <text:p>10666.6666666667</text:p>
          </table:table-cell>
          <table:table-cell table:formula="of:=[.I18]/1024" office:value-type="float" office:value="10.4166666666667" calcext:value-type="float">
            <text:p>10.4166666666667</text:p>
          </table:table-cell>
          <table:table-cell table:formula="of:=[.C18]/8" office:value-type="float" office:value="53.3333333333333" calcext:value-type="float">
            <text:p>53.3333333333333</text:p>
          </table:table-cell>
          <table:table-cell table:formula="of:=[.D18]/8" office:value-type="float" office:value="25" calcext:value-type="float">
            <text:p>25</text:p>
          </table:table-cell>
          <table:table-cell table:formula="of:=[.K18]*[.L18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9]/[.E19]" office:value-type="float" office:value="426.666666666667" calcext:value-type="float">
            <text:p>426.666666666667</text:p>
          </table:table-cell>
          <table:table-cell table:formula="of:=[.H19]/[.F19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9]*[.D19])/8" office:value-type="float" office:value="8533.33333333333" calcext:value-type="float">
            <text:p>8533.33333333333</text:p>
          </table:table-cell>
          <table:table-cell table:formula="of:=[.I19]/1024" office:value-type="float" office:value="8.33333333333333" calcext:value-type="float">
            <text:p>8.33333333333333</text:p>
          </table:table-cell>
          <table:table-cell table:formula="of:=[.C19]/8" office:value-type="float" office:value="53.3333333333333" calcext:value-type="float">
            <text:p>53.3333333333333</text:p>
          </table:table-cell>
          <table:table-cell table:formula="of:=[.D19]/8" office:value-type="float" office:value="20" calcext:value-type="float">
            <text:p>20</text:p>
          </table:table-cell>
          <table:table-cell table:formula="of:=[.K19]*[.L19]*2" office:value-type="float" office:value="2133.33333333333" calcext:value-type="float">
            <text:p>21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0]/[.E20]" office:value-type="float" office:value="426.666666666667" calcext:value-type="float">
            <text:p>426.666666666667</text:p>
          </table:table-cell>
          <table:table-cell table:formula="of:=[.H20]/[.F20]" office:value-type="float" office:value="133.333333333333" calcext:value-type="float">
            <text:p>133.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0]*[.D20])/8" office:value-type="float" office:value="7111.11111111111" calcext:value-type="float">
            <text:p>7111.11111111111</text:p>
          </table:table-cell>
          <table:table-cell table:formula="of:=[.I20]/1024" office:value-type="float" office:value="6.94444444444445" calcext:value-type="float">
            <text:p>6.94444444444445</text:p>
          </table:table-cell>
          <table:table-cell table:formula="of:=[.C20]/8" office:value-type="float" office:value="53.3333333333333" calcext:value-type="float">
            <text:p>53.3333333333333</text:p>
          </table:table-cell>
          <table:table-cell table:formula="of:=[.D20]/8" office:value-type="float" office:value="16.6666666666667" calcext:value-type="float">
            <text:p>16.6666666666667</text:p>
          </table:table-cell>
          <table:table-cell table:formula="of:=[.K20]*[.L20]*2" office:value-type="float" office:value="1777.77777777778" calcext:value-type="float">
            <text:p>1777.7777777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1]/[.E21]" office:value-type="float" office:value="426.666666666667" calcext:value-type="float">
            <text:p>426.666666666667</text:p>
          </table:table-cell>
          <table:table-cell table:formula="of:=[.H21]/[.F21]" office:value-type="float" office:value="114.285714285714" calcext:value-type="float">
            <text:p>114.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1]*[.D21])/8" office:value-type="float" office:value="6095.2380952381" calcext:value-type="float">
            <text:p>6095.2380952381</text:p>
          </table:table-cell>
          <table:table-cell table:formula="of:=[.I21]/1024" office:value-type="float" office:value="5.95238095238095" calcext:value-type="float">
            <text:p>5.95238095238095</text:p>
          </table:table-cell>
          <table:table-cell table:formula="of:=[.C21]/8" office:value-type="float" office:value="53.3333333333333" calcext:value-type="float">
            <text:p>53.3333333333333</text:p>
          </table:table-cell>
          <table:table-cell table:formula="of:=[.D21]/8" office:value-type="float" office:value="14.2857142857143" calcext:value-type="float">
            <text:p>14.2857142857143</text:p>
          </table:table-cell>
          <table:table-cell table:formula="of:=[.K21]*[.L21]*2" office:value-type="float" office:value="1523.80952380952" calcext:value-type="float">
            <text:p>1523.809523809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2]/[.E22]" office:value-type="float" office:value="426.666666666667" calcext:value-type="float">
            <text:p>426.666666666667</text:p>
          </table:table-cell>
          <table:table-cell table:formula="of:=[.H22]/[.F22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2]*[.D22])/8" office:value-type="float" office:value="5333.33333333333" calcext:value-type="float">
            <text:p>5333.33333333333</text:p>
          </table:table-cell>
          <table:table-cell table:formula="of:=[.I22]/1024" office:value-type="float" office:value="5.20833333333333" calcext:value-type="float">
            <text:p>5.20833333333333</text:p>
          </table:table-cell>
          <table:table-cell table:formula="of:=[.C22]/8" office:value-type="float" office:value="53.3333333333333" calcext:value-type="float">
            <text:p>53.3333333333333</text:p>
          </table:table-cell>
          <table:table-cell table:formula="of:=[.D22]/8" office:value-type="float" office:value="12.5" calcext:value-type="float">
            <text:p>12.5</text:p>
          </table:table-cell>
          <table:table-cell table:formula="of:=[.K22]*[.L22]*2" office:value-type="float" office:value="1333.33333333333" calcext:value-type="float">
            <text:p>1333.333333333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4]/[.E24]" office:value-type="float" office:value="320" calcext:value-type="float">
            <text:p>320</text:p>
          </table:table-cell>
          <table:table-cell table:formula="of:=[.H24]/[.F24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4]*[.D24])/8" office:value-type="float" office:value="16000" calcext:value-type="float">
            <text:p>16000</text:p>
          </table:table-cell>
          <table:table-cell table:formula="of:=[.I24]/1024" office:value-type="float" office:value="15.625" calcext:value-type="float">
            <text:p>15.625</text:p>
          </table:table-cell>
          <table:table-cell table:formula="of:=[.C24]/8" office:value-type="float" office:value="40" calcext:value-type="float">
            <text:p>40</text:p>
          </table:table-cell>
          <table:table-cell table:formula="of:=[.D24]/8" office:value-type="float" office:value="50" calcext:value-type="float">
            <text:p>50</text:p>
          </table:table-cell>
          <table:table-cell table:formula="of:=[.K24]*[.L24]*2" office:value-type="float" office:value="4000" calcext:value-type="float">
            <text:p>4000</text:p>
          </table:table-cell>
        </table:table-row>
        <table:table-row table:style-name="ro1"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G25]/[.E25]" office:value-type="float" office:value="320" calcext:value-type="float">
            <text:p>320</text:p>
          </table:table-cell>
          <table:table-cell table:style-name="ce8" table:formula="of:=[.H25]/[.F25]" office:value-type="float" office:value="266.666666666667" calcext:value-type="float">
            <text:p>266.6666666666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([.C25]*[.D25])/8" office:value-type="float" office:value="10666.6666666667" calcext:value-type="float">
            <text:p>10666.6666666667</text:p>
          </table:table-cell>
          <table:table-cell table:style-name="ce8" table:formula="of:=[.I25]/1024" office:value-type="float" office:value="10.4166666666667" calcext:value-type="float">
            <text:p>10.4166666666667</text:p>
          </table:table-cell>
          <table:table-cell table:style-name="ce8" table:formula="of:=[.C25]/8" office:value-type="float" office:value="40" calcext:value-type="float">
            <text:p>40</text:p>
          </table:table-cell>
          <table:table-cell table:style-name="ce8" table:formula="of:=[.D25]/8" office:value-type="float" office:value="33.3333333333333" calcext:value-type="float">
            <text:p>33.3333333333333</text:p>
          </table:table-cell>
          <table:table-cell table:style-name="ce8" table:formula="of:=[.K25]*[.L25]*2" office:value-type="float" office:value="2666.66666666667" calcext:value-type="float">
            <text:p>2666.66666666667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26]/[.E26]" office:value-type="float" office:value="320" calcext:value-type="float">
            <text:p>320</text:p>
          </table:table-cell>
          <table:table-cell table:style-name="ce7" table:formula="of:=[.H26]/[.F26]" office:value-type="float" office:value="200" calcext:value-type="float">
            <text:p>20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6]*[.D26])/8" office:value-type="float" office:value="8000" calcext:value-type="float">
            <text:p>8000</text:p>
          </table:table-cell>
          <table:table-cell table:style-name="ce7" table:formula="of:=[.I26]/1024" office:value-type="float" office:value="7.8125" calcext:value-type="float">
            <text:p>7.8125</text:p>
          </table:table-cell>
          <table:table-cell table:style-name="ce7" table:formula="of:=[.C26]/8" office:value-type="float" office:value="40" calcext:value-type="float">
            <text:p>40</text:p>
          </table:table-cell>
          <table:table-cell table:style-name="ce7" table:formula="of:=[.D26]/8" office:value-type="float" office:value="25" calcext:value-type="float">
            <text:p>25</text:p>
          </table:table-cell>
          <table:table-cell table:style-name="ce7" table:formula="of:=[.K26]*[.L26]*2" office:value-type="float" office:value="2000" calcext:value-type="float">
            <text:p>2000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27]/[.E27]" office:value-type="float" office:value="320" calcext:value-type="float">
            <text:p>320</text:p>
          </table:table-cell>
          <table:table-cell table:style-name="ce7" table:formula="of:=[.H27]/[.F27]" office:value-type="float" office:value="160" calcext:value-type="float">
            <text:p>1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27]*[.D27])/8" office:value-type="float" office:value="6400" calcext:value-type="float">
            <text:p>6400</text:p>
          </table:table-cell>
          <table:table-cell table:style-name="ce7" table:formula="of:=[.I27]/1024" office:value-type="float" office:value="6.25" calcext:value-type="float">
            <text:p>6.25</text:p>
          </table:table-cell>
          <table:table-cell table:style-name="ce7" table:formula="of:=[.C27]/8" office:value-type="float" office:value="40" calcext:value-type="float">
            <text:p>40</text:p>
          </table:table-cell>
          <table:table-cell table:style-name="ce7" table:formula="of:=[.D27]/8" office:value-type="float" office:value="20" calcext:value-type="float">
            <text:p>20</text:p>
          </table:table-cell>
          <table:table-cell table:style-name="ce7" table:formula="of:=[.K27]*[.L27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8]/[.E28]" office:value-type="float" office:value="320" calcext:value-type="float">
            <text:p>320</text:p>
          </table:table-cell>
          <table:table-cell table:formula="of:=[.H28]/[.F28]" office:value-type="float" office:value="133.333333333333" calcext:value-type="float">
            <text:p>133.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8]*[.D28])/8" office:value-type="float" office:value="5333.33333333333" calcext:value-type="float">
            <text:p>5333.33333333333</text:p>
          </table:table-cell>
          <table:table-cell table:formula="of:=[.I28]/1024" office:value-type="float" office:value="5.20833333333333" calcext:value-type="float">
            <text:p>5.20833333333333</text:p>
          </table:table-cell>
          <table:table-cell table:formula="of:=[.C28]/8" office:value-type="float" office:value="40" calcext:value-type="float">
            <text:p>40</text:p>
          </table:table-cell>
          <table:table-cell table:formula="of:=[.D28]/8" office:value-type="float" office:value="16.6666666666667" calcext:value-type="float">
            <text:p>16.6666666666667</text:p>
          </table:table-cell>
          <table:table-cell table:formula="of:=[.K28]*[.L28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9]/[.E29]" office:value-type="float" office:value="320" calcext:value-type="float">
            <text:p>320</text:p>
          </table:table-cell>
          <table:table-cell table:formula="of:=[.H29]/[.F29]" office:value-type="float" office:value="114.285714285714" calcext:value-type="float">
            <text:p>114.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9]*[.D29])/8" office:value-type="float" office:value="4571.42857142857" calcext:value-type="float">
            <text:p>4571.42857142857</text:p>
          </table:table-cell>
          <table:table-cell table:formula="of:=[.I29]/1024" office:value-type="float" office:value="4.46428571428571" calcext:value-type="float">
            <text:p>4.46428571428571</text:p>
          </table:table-cell>
          <table:table-cell table:formula="of:=[.C29]/8" office:value-type="float" office:value="40" calcext:value-type="float">
            <text:p>40</text:p>
          </table:table-cell>
          <table:table-cell table:formula="of:=[.D29]/8" office:value-type="float" office:value="14.2857142857143" calcext:value-type="float">
            <text:p>14.2857142857143</text:p>
          </table:table-cell>
          <table:table-cell table:formula="of:=[.K29]*[.L29]*2" office:value-type="float" office:value="1142.85714285714" calcext:value-type="float">
            <text:p>1142.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0]/[.E30]" office:value-type="float" office:value="320" calcext:value-type="float">
            <text:p>320</text:p>
          </table:table-cell>
          <table:table-cell table:formula="of:=[.H30]/[.F30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0]*[.D30])/8" office:value-type="float" office:value="4000" calcext:value-type="float">
            <text:p>4000</text:p>
          </table:table-cell>
          <table:table-cell table:formula="of:=[.I30]/1024" office:value-type="float" office:value="3.90625" calcext:value-type="float">
            <text:p>3.90625</text:p>
          </table:table-cell>
          <table:table-cell table:formula="of:=[.C30]/8" office:value-type="float" office:value="40" calcext:value-type="float">
            <text:p>40</text:p>
          </table:table-cell>
          <table:table-cell table:formula="of:=[.D30]/8" office:value-type="float" office:value="12.5" calcext:value-type="float">
            <text:p>12.5</text:p>
          </table:table-cell>
          <table:table-cell table:formula="of:=[.K30]*[.L30]*2" office:value-type="float" office:value="1000" calcext:value-type="float">
            <text:p>1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32]/[.E32]" office:value-type="float" office:value="256" calcext:value-type="float">
            <text:p>256</text:p>
          </table:table-cell>
          <table:table-cell table:style-name="ce7" table:formula="of:=[.H32]/[.F32]" office:value-type="float" office:value="400" calcext:value-type="float">
            <text:p>4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2]*[.D32])/8" office:value-type="float" office:value="12800" calcext:value-type="float">
            <text:p>12800</text:p>
          </table:table-cell>
          <table:table-cell table:style-name="ce7" table:formula="of:=[.I32]/1024" office:value-type="float" office:value="12.5" calcext:value-type="float">
            <text:p>12.5</text:p>
          </table:table-cell>
          <table:table-cell table:style-name="ce7" table:formula="of:=[.C32]/8" office:value-type="float" office:value="32" calcext:value-type="float">
            <text:p>32</text:p>
          </table:table-cell>
          <table:table-cell table:style-name="ce7" table:formula="of:=[.D32]/8" office:value-type="float" office:value="50" calcext:value-type="float">
            <text:p>50</text:p>
          </table:table-cell>
          <table:table-cell table:style-name="ce7" table:formula="of:=[.K32]*[.L32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3]/[.E33]" office:value-type="float" office:value="256" calcext:value-type="float">
            <text:p>256</text:p>
          </table:table-cell>
          <table:table-cell table:formula="of:=[.H33]/[.F33]" office:value-type="float" office:value="266.666666666667" calcext:value-type="float">
            <text:p>266.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3]*[.D33])/8" office:value-type="float" office:value="8533.33333333333" calcext:value-type="float">
            <text:p>8533.33333333333</text:p>
          </table:table-cell>
          <table:table-cell table:formula="of:=[.I33]/1024" office:value-type="float" office:value="8.33333333333333" calcext:value-type="float">
            <text:p>8.33333333333333</text:p>
          </table:table-cell>
          <table:table-cell table:formula="of:=[.C33]/8" office:value-type="float" office:value="32" calcext:value-type="float">
            <text:p>32</text:p>
          </table:table-cell>
          <table:table-cell table:formula="of:=[.D33]/8" office:value-type="float" office:value="33.3333333333333" calcext:value-type="float">
            <text:p>33.3333333333333</text:p>
          </table:table-cell>
          <table:table-cell table:formula="of:=[.K33]*[.L33]*2" office:value-type="float" office:value="2133.33333333333" calcext:value-type="float">
            <text:p>2133.33333333333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34]/[.E34]" office:value-type="float" office:value="256" calcext:value-type="float">
            <text:p>256</text:p>
          </table:table-cell>
          <table:table-cell table:style-name="ce7" table:formula="of:=[.H34]/[.F34]" office:value-type="float" office:value="200" calcext:value-type="float">
            <text:p>2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4]*[.D34])/8" office:value-type="float" office:value="6400" calcext:value-type="float">
            <text:p>6400</text:p>
          </table:table-cell>
          <table:table-cell table:style-name="ce7" table:formula="of:=[.I34]/1024" office:value-type="float" office:value="6.25" calcext:value-type="float">
            <text:p>6.25</text:p>
          </table:table-cell>
          <table:table-cell table:style-name="ce7" table:formula="of:=[.C34]/8" office:value-type="float" office:value="32" calcext:value-type="float">
            <text:p>32</text:p>
          </table:table-cell>
          <table:table-cell table:style-name="ce7" table:formula="of:=[.D34]/8" office:value-type="float" office:value="25" calcext:value-type="float">
            <text:p>25</text:p>
          </table:table-cell>
          <table:table-cell table:style-name="ce7" table:formula="of:=[.K34]*[.L34]*2" office:value-type="float" office:value="1600" calcext:value-type="float">
            <text:p>1600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35]/[.E35]" office:value-type="float" office:value="256" calcext:value-type="float">
            <text:p>256</text:p>
          </table:table-cell>
          <table:table-cell table:style-name="ce7" table:formula="of:=[.H35]/[.F35]" office:value-type="float" office:value="160" calcext:value-type="float">
            <text:p>16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35]*[.D35])/8" office:value-type="float" office:value="5120" calcext:value-type="float">
            <text:p>5120</text:p>
          </table:table-cell>
          <table:table-cell table:style-name="ce7" table:formula="of:=[.I35]/1024" office:value-type="float" office:value="5" calcext:value-type="float">
            <text:p>5</text:p>
          </table:table-cell>
          <table:table-cell table:style-name="ce7" table:formula="of:=[.C35]/8" office:value-type="float" office:value="32" calcext:value-type="float">
            <text:p>32</text:p>
          </table:table-cell>
          <table:table-cell table:style-name="ce7" table:formula="of:=[.D35]/8" office:value-type="float" office:value="20" calcext:value-type="float">
            <text:p>20</text:p>
          </table:table-cell>
          <table:table-cell table:style-name="ce7" table:formula="of:=[.K35]*[.L35]*2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6]/[.E36]" office:value-type="float" office:value="256" calcext:value-type="float">
            <text:p>256</text:p>
          </table:table-cell>
          <table:table-cell table:formula="of:=[.H36]/[.F36]" office:value-type="float" office:value="133.333333333333" calcext:value-type="float">
            <text:p>133.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6]*[.D36])/8" office:value-type="float" office:value="4266.66666666667" calcext:value-type="float">
            <text:p>4266.66666666667</text:p>
          </table:table-cell>
          <table:table-cell table:formula="of:=[.I36]/1024" office:value-type="float" office:value="4.16666666666667" calcext:value-type="float">
            <text:p>4.16666666666667</text:p>
          </table:table-cell>
          <table:table-cell table:formula="of:=[.C36]/8" office:value-type="float" office:value="32" calcext:value-type="float">
            <text:p>32</text:p>
          </table:table-cell>
          <table:table-cell table:formula="of:=[.D36]/8" office:value-type="float" office:value="16.6666666666667" calcext:value-type="float">
            <text:p>16.6666666666667</text:p>
          </table:table-cell>
          <table:table-cell table:formula="of:=[.K36]*[.L36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7]/[.E37]" office:value-type="float" office:value="256" calcext:value-type="float">
            <text:p>256</text:p>
          </table:table-cell>
          <table:table-cell table:formula="of:=[.H37]/[.F37]" office:value-type="float" office:value="114.285714285714" calcext:value-type="float">
            <text:p>114.2857142857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7]*[.D37])/8" office:value-type="float" office:value="3657.14285714286" calcext:value-type="float">
            <text:p>3657.14285714286</text:p>
          </table:table-cell>
          <table:table-cell table:formula="of:=[.I37]/1024" office:value-type="float" office:value="3.57142857142857" calcext:value-type="float">
            <text:p>3.57142857142857</text:p>
          </table:table-cell>
          <table:table-cell table:formula="of:=[.C37]/8" office:value-type="float" office:value="32" calcext:value-type="float">
            <text:p>32</text:p>
          </table:table-cell>
          <table:table-cell table:formula="of:=[.D37]/8" office:value-type="float" office:value="14.2857142857143" calcext:value-type="float">
            <text:p>14.2857142857143</text:p>
          </table:table-cell>
          <table:table-cell table:formula="of:=[.K37]*[.L37]*2" office:value-type="float" office:value="914.285714285714" calcext:value-type="float">
            <text:p>914.2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8]/[.E38]" office:value-type="float" office:value="256" calcext:value-type="float">
            <text:p>256</text:p>
          </table:table-cell>
          <table:table-cell table:formula="of:=[.H38]/[.F38]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8]*[.D38])/8" office:value-type="float" office:value="3200" calcext:value-type="float">
            <text:p>3200</text:p>
          </table:table-cell>
          <table:table-cell table:formula="of:=[.I38]/1024" office:value-type="float" office:value="3.125" calcext:value-type="float">
            <text:p>3.125</text:p>
          </table:table-cell>
          <table:table-cell table:formula="of:=[.C38]/8" office:value-type="float" office:value="32" calcext:value-type="float">
            <text:p>32</text:p>
          </table:table-cell>
          <table:table-cell table:formula="of:=[.D38]/8" office:value-type="float" office:value="12.5" calcext:value-type="float">
            <text:p>12.5</text:p>
          </table:table-cell>
          <table:table-cell table:formula="of:=[.K38]*[.L38]*2" office:value-type="float" office:value="800" calcext:value-type="float">
            <text:p>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0]/[.E40]" office:value-type="float" office:value="213.333333333333" calcext:value-type="float">
            <text:p>213.333333333333</text:p>
          </table:table-cell>
          <table:table-cell table:formula="of:=[.H40]/[.F40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0]*[.D40])/8" office:value-type="float" office:value="10666.6666666667" calcext:value-type="float">
            <text:p>10666.6666666667</text:p>
          </table:table-cell>
          <table:table-cell table:formula="of:=[.I40]/1024" office:value-type="float" office:value="10.4166666666667" calcext:value-type="float">
            <text:p>10.4166666666667</text:p>
          </table:table-cell>
          <table:table-cell table:formula="of:=[.C40]/8" office:value-type="float" office:value="26.6666666666667" calcext:value-type="float">
            <text:p>26.6666666666667</text:p>
          </table:table-cell>
          <table:table-cell table:formula="of:=[.D40]/8" office:value-type="float" office:value="50" calcext:value-type="float">
            <text:p>50</text:p>
          </table:table-cell>
          <table:table-cell table:formula="of:=[.K40]*[.L40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1]/[.E41]" office:value-type="float" office:value="213.333333333333" calcext:value-type="float">
            <text:p>213.333333333333</text:p>
          </table:table-cell>
          <table:table-cell table:formula="of:=[.H41]/[.F41]" office:value-type="float" office:value="266.666666666667" calcext:value-type="float">
            <text:p>266.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1]*[.D41])/8" office:value-type="float" office:value="7111.11111111111" calcext:value-type="float">
            <text:p>7111.11111111111</text:p>
          </table:table-cell>
          <table:table-cell table:formula="of:=[.I41]/1024" office:value-type="float" office:value="6.94444444444445" calcext:value-type="float">
            <text:p>6.94444444444445</text:p>
          </table:table-cell>
          <table:table-cell table:formula="of:=[.C41]/8" office:value-type="float" office:value="26.6666666666667" calcext:value-type="float">
            <text:p>26.6666666666667</text:p>
          </table:table-cell>
          <table:table-cell table:formula="of:=[.D41]/8" office:value-type="float" office:value="33.3333333333333" calcext:value-type="float">
            <text:p>33.3333333333333</text:p>
          </table:table-cell>
          <table:table-cell table:formula="of:=[.K41]*[.L41]*2" office:value-type="float" office:value="1777.77777777778" calcext:value-type="float">
            <text:p>1777.7777777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2]/[.E42]" office:value-type="float" office:value="213.333333333333" calcext:value-type="float">
            <text:p>213.333333333333</text:p>
          </table:table-cell>
          <table:table-cell table:formula="of:=[.H42]/[.F42]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2]*[.D42])/8" office:value-type="float" office:value="5333.33333333333" calcext:value-type="float">
            <text:p>5333.33333333333</text:p>
          </table:table-cell>
          <table:table-cell table:formula="of:=[.I42]/1024" office:value-type="float" office:value="5.20833333333333" calcext:value-type="float">
            <text:p>5.20833333333333</text:p>
          </table:table-cell>
          <table:table-cell table:formula="of:=[.C42]/8" office:value-type="float" office:value="26.6666666666667" calcext:value-type="float">
            <text:p>26.6666666666667</text:p>
          </table:table-cell>
          <table:table-cell table:formula="of:=[.D42]/8" office:value-type="float" office:value="25" calcext:value-type="float">
            <text:p>25</text:p>
          </table:table-cell>
          <table:table-cell table:formula="of:=[.K42]*[.L42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3]/[.E43]" office:value-type="float" office:value="213.333333333333" calcext:value-type="float">
            <text:p>213.333333333333</text:p>
          </table:table-cell>
          <table:table-cell table:formula="of:=[.H43]/[.F43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3]*[.D43])/8" office:value-type="float" office:value="4266.66666666667" calcext:value-type="float">
            <text:p>4266.66666666667</text:p>
          </table:table-cell>
          <table:table-cell table:formula="of:=[.I43]/1024" office:value-type="float" office:value="4.16666666666667" calcext:value-type="float">
            <text:p>4.16666666666667</text:p>
          </table:table-cell>
          <table:table-cell table:formula="of:=[.C43]/8" office:value-type="float" office:value="26.6666666666667" calcext:value-type="float">
            <text:p>26.6666666666667</text:p>
          </table:table-cell>
          <table:table-cell table:formula="of:=[.D43]/8" office:value-type="float" office:value="20" calcext:value-type="float">
            <text:p>20</text:p>
          </table:table-cell>
          <table:table-cell table:formula="of:=[.K43]*[.L43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4]/[.E44]" office:value-type="float" office:value="213.333333333333" calcext:value-type="float">
            <text:p>213.333333333333</text:p>
          </table:table-cell>
          <table:table-cell table:formula="of:=[.H44]/[.F44]" office:value-type="float" office:value="133.333333333333" calcext:value-type="float">
            <text:p>133.3333333333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4]*[.D44])/8" office:value-type="float" office:value="3555.55555555556" calcext:value-type="float">
            <text:p>3555.55555555556</text:p>
          </table:table-cell>
          <table:table-cell table:formula="of:=[.I44]/1024" office:value-type="float" office:value="3.47222222222222" calcext:value-type="float">
            <text:p>3.47222222222222</text:p>
          </table:table-cell>
          <table:table-cell table:formula="of:=[.C44]/8" office:value-type="float" office:value="26.6666666666667" calcext:value-type="float">
            <text:p>26.6666666666667</text:p>
          </table:table-cell>
          <table:table-cell table:formula="of:=[.D44]/8" office:value-type="float" office:value="16.6666666666667" calcext:value-type="float">
            <text:p>16.6666666666667</text:p>
          </table:table-cell>
          <table:table-cell table:formula="of:=[.K44]*[.L44]*2" office:value-type="float" office:value="888.888888888889" calcext:value-type="float">
            <text:p>888.8888888888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5]/[.E45]" office:value-type="float" office:value="213.333333333333" calcext:value-type="float">
            <text:p>213.333333333333</text:p>
          </table:table-cell>
          <table:table-cell table:formula="of:=[.H45]/[.F45]" office:value-type="float" office:value="114.285714285714" calcext:value-type="float">
            <text:p>114.2857142857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5]*[.D45])/8" office:value-type="float" office:value="3047.61904761905" calcext:value-type="float">
            <text:p>3047.61904761905</text:p>
          </table:table-cell>
          <table:table-cell table:formula="of:=[.I45]/1024" office:value-type="float" office:value="2.97619047619048" calcext:value-type="float">
            <text:p>2.97619047619048</text:p>
          </table:table-cell>
          <table:table-cell table:formula="of:=[.C45]/8" office:value-type="float" office:value="26.6666666666667" calcext:value-type="float">
            <text:p>26.6666666666667</text:p>
          </table:table-cell>
          <table:table-cell table:formula="of:=[.D45]/8" office:value-type="float" office:value="14.2857142857143" calcext:value-type="float">
            <text:p>14.2857142857143</text:p>
          </table:table-cell>
          <table:table-cell table:formula="of:=[.K45]*[.L45]*2" office:value-type="float" office:value="761.904761904762" calcext:value-type="float">
            <text:p>761.9047619047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6]/[.E46]" office:value-type="float" office:value="213.333333333333" calcext:value-type="float">
            <text:p>213.333333333333</text:p>
          </table:table-cell>
          <table:table-cell table:formula="of:=[.H46]/[.F46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6]*[.D46])/8" office:value-type="float" office:value="2666.66666666667" calcext:value-type="float">
            <text:p>2666.66666666667</text:p>
          </table:table-cell>
          <table:table-cell table:formula="of:=[.I46]/1024" office:value-type="float" office:value="2.60416666666667" calcext:value-type="float">
            <text:p>2.60416666666667</text:p>
          </table:table-cell>
          <table:table-cell table:formula="of:=[.C46]/8" office:value-type="float" office:value="26.6666666666667" calcext:value-type="float">
            <text:p>26.6666666666667</text:p>
          </table:table-cell>
          <table:table-cell table:formula="of:=[.D46]/8" office:value-type="float" office:value="12.5" calcext:value-type="float">
            <text:p>12.5</text:p>
          </table:table-cell>
          <table:table-cell table:formula="of:=[.K46]*[.L46]*2" office:value-type="float" office:value="666.666666666667" calcext:value-type="float">
            <text:p>666.66666666666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8]/[.E48]" office:value-type="float" office:value="182.857142857143" calcext:value-type="float">
            <text:p>182.857142857143</text:p>
          </table:table-cell>
          <table:table-cell table:formula="of:=[.H48]/[.F48]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8]*[.D48])/8" office:value-type="float" office:value="9142.85714285714" calcext:value-type="float">
            <text:p>9142.85714285714</text:p>
          </table:table-cell>
          <table:table-cell table:formula="of:=[.I48]/1024" office:value-type="float" office:value="8.92857142857143" calcext:value-type="float">
            <text:p>8.92857142857143</text:p>
          </table:table-cell>
          <table:table-cell table:formula="of:=[.C48]/8" office:value-type="float" office:value="22.8571428571429" calcext:value-type="float">
            <text:p>22.8571428571429</text:p>
          </table:table-cell>
          <table:table-cell table:formula="of:=[.D48]/8" office:value-type="float" office:value="50" calcext:value-type="float">
            <text:p>50</text:p>
          </table:table-cell>
          <table:table-cell table:formula="of:=[.K48]*[.L48]*2" office:value-type="float" office:value="2285.71428571429" calcext:value-type="float">
            <text:p>2285.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9]/[.E49]" office:value-type="float" office:value="182.857142857143" calcext:value-type="float">
            <text:p>182.857142857143</text:p>
          </table:table-cell>
          <table:table-cell table:formula="of:=[.H49]/[.F49]" office:value-type="float" office:value="266.666666666667" calcext:value-type="float">
            <text:p>266.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9]*[.D49])/8" office:value-type="float" office:value="6095.2380952381" calcext:value-type="float">
            <text:p>6095.2380952381</text:p>
          </table:table-cell>
          <table:table-cell table:formula="of:=[.I49]/1024" office:value-type="float" office:value="5.95238095238095" calcext:value-type="float">
            <text:p>5.95238095238095</text:p>
          </table:table-cell>
          <table:table-cell table:formula="of:=[.C49]/8" office:value-type="float" office:value="22.8571428571429" calcext:value-type="float">
            <text:p>22.8571428571429</text:p>
          </table:table-cell>
          <table:table-cell table:formula="of:=[.D49]/8" office:value-type="float" office:value="33.3333333333333" calcext:value-type="float">
            <text:p>33.3333333333333</text:p>
          </table:table-cell>
          <table:table-cell table:formula="of:=[.K49]*[.L49]*2" office:value-type="float" office:value="1523.80952380952" calcext:value-type="float">
            <text:p>1523.809523809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0]/[.E50]" office:value-type="float" office:value="182.857142857143" calcext:value-type="float">
            <text:p>182.857142857143</text:p>
          </table:table-cell>
          <table:table-cell table:formula="of:=[.H50]/[.F50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0]*[.D50])/8" office:value-type="float" office:value="4571.42857142857" calcext:value-type="float">
            <text:p>4571.42857142857</text:p>
          </table:table-cell>
          <table:table-cell table:formula="of:=[.I50]/1024" office:value-type="float" office:value="4.46428571428571" calcext:value-type="float">
            <text:p>4.46428571428571</text:p>
          </table:table-cell>
          <table:table-cell table:formula="of:=[.C50]/8" office:value-type="float" office:value="22.8571428571429" calcext:value-type="float">
            <text:p>22.8571428571429</text:p>
          </table:table-cell>
          <table:table-cell table:formula="of:=[.D50]/8" office:value-type="float" office:value="25" calcext:value-type="float">
            <text:p>25</text:p>
          </table:table-cell>
          <table:table-cell table:formula="of:=[.K50]*[.L50]*2" office:value-type="float" office:value="1142.85714285714" calcext:value-type="float">
            <text:p>1142.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1]/[.E51]" office:value-type="float" office:value="182.857142857143" calcext:value-type="float">
            <text:p>182.857142857143</text:p>
          </table:table-cell>
          <table:table-cell table:formula="of:=[.H51]/[.F51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1]*[.D51])/8" office:value-type="float" office:value="3657.14285714286" calcext:value-type="float">
            <text:p>3657.14285714286</text:p>
          </table:table-cell>
          <table:table-cell table:formula="of:=[.I51]/1024" office:value-type="float" office:value="3.57142857142857" calcext:value-type="float">
            <text:p>3.57142857142857</text:p>
          </table:table-cell>
          <table:table-cell table:formula="of:=[.C51]/8" office:value-type="float" office:value="22.8571428571429" calcext:value-type="float">
            <text:p>22.8571428571429</text:p>
          </table:table-cell>
          <table:table-cell table:formula="of:=[.D51]/8" office:value-type="float" office:value="20" calcext:value-type="float">
            <text:p>20</text:p>
          </table:table-cell>
          <table:table-cell table:formula="of:=[.K51]*[.L51]*2" office:value-type="float" office:value="914.285714285714" calcext:value-type="float">
            <text:p>914.2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2]/[.E52]" office:value-type="float" office:value="182.857142857143" calcext:value-type="float">
            <text:p>182.857142857143</text:p>
          </table:table-cell>
          <table:table-cell table:formula="of:=[.H52]/[.F52]" office:value-type="float" office:value="133.333333333333" calcext:value-type="float">
            <text:p>133.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2]*[.D52])/8" office:value-type="float" office:value="3047.61904761905" calcext:value-type="float">
            <text:p>3047.61904761905</text:p>
          </table:table-cell>
          <table:table-cell table:formula="of:=[.I52]/1024" office:value-type="float" office:value="2.97619047619048" calcext:value-type="float">
            <text:p>2.97619047619048</text:p>
          </table:table-cell>
          <table:table-cell table:formula="of:=[.C52]/8" office:value-type="float" office:value="22.8571428571429" calcext:value-type="float">
            <text:p>22.8571428571429</text:p>
          </table:table-cell>
          <table:table-cell table:formula="of:=[.D52]/8" office:value-type="float" office:value="16.6666666666667" calcext:value-type="float">
            <text:p>16.6666666666667</text:p>
          </table:table-cell>
          <table:table-cell table:formula="of:=[.K52]*[.L52]*2" office:value-type="float" office:value="761.904761904762" calcext:value-type="float">
            <text:p>761.9047619047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3]/[.E53]" office:value-type="float" office:value="182.857142857143" calcext:value-type="float">
            <text:p>182.857142857143</text:p>
          </table:table-cell>
          <table:table-cell table:formula="of:=[.H53]/[.F53]" office:value-type="float" office:value="114.285714285714" calcext:value-type="float">
            <text:p>114.2857142857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3]*[.D53])/8" office:value-type="float" office:value="2612.24489795918" calcext:value-type="float">
            <text:p>2612.24489795918</text:p>
          </table:table-cell>
          <table:table-cell table:formula="of:=[.I53]/1024" office:value-type="float" office:value="2.55102040816327" calcext:value-type="float">
            <text:p>2.55102040816327</text:p>
          </table:table-cell>
          <table:table-cell table:formula="of:=[.C53]/8" office:value-type="float" office:value="22.8571428571429" calcext:value-type="float">
            <text:p>22.8571428571429</text:p>
          </table:table-cell>
          <table:table-cell table:formula="of:=[.D53]/8" office:value-type="float" office:value="14.2857142857143" calcext:value-type="float">
            <text:p>14.2857142857143</text:p>
          </table:table-cell>
          <table:table-cell table:formula="of:=[.K53]*[.L53]*2" office:value-type="float" office:value="653.061224489796" calcext:value-type="float">
            <text:p>653.0612244897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4]/[.E54]" office:value-type="float" office:value="182.857142857143" calcext:value-type="float">
            <text:p>182.857142857143</text:p>
          </table:table-cell>
          <table:table-cell table:formula="of:=[.H54]/[.F54]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4]*[.D54])/8" office:value-type="float" office:value="2285.71428571429" calcext:value-type="float">
            <text:p>2285.71428571429</text:p>
          </table:table-cell>
          <table:table-cell table:formula="of:=[.I54]/1024" office:value-type="float" office:value="2.23214285714286" calcext:value-type="float">
            <text:p>2.23214285714286</text:p>
          </table:table-cell>
          <table:table-cell table:formula="of:=[.C54]/8" office:value-type="float" office:value="22.8571428571429" calcext:value-type="float">
            <text:p>22.8571428571429</text:p>
          </table:table-cell>
          <table:table-cell table:formula="of:=[.D54]/8" office:value-type="float" office:value="12.5" calcext:value-type="float">
            <text:p>12.5</text:p>
          </table:table-cell>
          <table:table-cell table:formula="of:=[.K54]*[.L54]*2" office:value-type="float" office:value="571.428571428571" calcext:value-type="float">
            <text:p>571.4285714285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6]/[.E56]" office:value-type="float" office:value="160" calcext:value-type="float">
            <text:p>160</text:p>
          </table:table-cell>
          <table:table-cell table:formula="of:=[.H56]/[.F56]"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6]*[.D56])/8" office:value-type="float" office:value="8000" calcext:value-type="float">
            <text:p>8000</text:p>
          </table:table-cell>
          <table:table-cell table:formula="of:=[.I56]/1024" office:value-type="float" office:value="7.8125" calcext:value-type="float">
            <text:p>7.8125</text:p>
          </table:table-cell>
          <table:table-cell table:formula="of:=[.C56]/8" office:value-type="float" office:value="20" calcext:value-type="float">
            <text:p>20</text:p>
          </table:table-cell>
          <table:table-cell table:formula="of:=[.D56]/8" office:value-type="float" office:value="50" calcext:value-type="float">
            <text:p>50</text:p>
          </table:table-cell>
          <table:table-cell table:formula="of:=[.K56]*[.L56]*2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7]/[.E57]" office:value-type="float" office:value="160" calcext:value-type="float">
            <text:p>160</text:p>
          </table:table-cell>
          <table:table-cell table:formula="of:=[.H57]/[.F57]" office:value-type="float" office:value="266.666666666667" calcext:value-type="float">
            <text:p>266.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7]*[.D57])/8" office:value-type="float" office:value="5333.33333333333" calcext:value-type="float">
            <text:p>5333.33333333333</text:p>
          </table:table-cell>
          <table:table-cell table:formula="of:=[.I57]/1024" office:value-type="float" office:value="5.20833333333333" calcext:value-type="float">
            <text:p>5.20833333333333</text:p>
          </table:table-cell>
          <table:table-cell table:formula="of:=[.C57]/8" office:value-type="float" office:value="20" calcext:value-type="float">
            <text:p>20</text:p>
          </table:table-cell>
          <table:table-cell table:formula="of:=[.D57]/8" office:value-type="float" office:value="33.3333333333333" calcext:value-type="float">
            <text:p>33.3333333333333</text:p>
          </table:table-cell>
          <table:table-cell table:formula="of:=[.K57]*[.L57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8]/[.E58]" office:value-type="float" office:value="160" calcext:value-type="float">
            <text:p>160</text:p>
          </table:table-cell>
          <table:table-cell table:formula="of:=[.H58]/[.F58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8]*[.D58])/8" office:value-type="float" office:value="4000" calcext:value-type="float">
            <text:p>4000</text:p>
          </table:table-cell>
          <table:table-cell table:formula="of:=[.I58]/1024" office:value-type="float" office:value="3.90625" calcext:value-type="float">
            <text:p>3.90625</text:p>
          </table:table-cell>
          <table:table-cell table:formula="of:=[.C58]/8" office:value-type="float" office:value="20" calcext:value-type="float">
            <text:p>20</text:p>
          </table:table-cell>
          <table:table-cell table:formula="of:=[.D58]/8" office:value-type="float" office:value="25" calcext:value-type="float">
            <text:p>25</text:p>
          </table:table-cell>
          <table:table-cell table:formula="of:=[.K58]*[.L58]*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9]/[.E59]" office:value-type="float" office:value="160" calcext:value-type="float">
            <text:p>160</text:p>
          </table:table-cell>
          <table:table-cell table:formula="of:=[.H59]/[.F59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9]*[.D59])/8" office:value-type="float" office:value="3200" calcext:value-type="float">
            <text:p>3200</text:p>
          </table:table-cell>
          <table:table-cell table:formula="of:=[.I59]/1024" office:value-type="float" office:value="3.125" calcext:value-type="float">
            <text:p>3.125</text:p>
          </table:table-cell>
          <table:table-cell table:formula="of:=[.C59]/8" office:value-type="float" office:value="20" calcext:value-type="float">
            <text:p>20</text:p>
          </table:table-cell>
          <table:table-cell table:formula="of:=[.D59]/8" office:value-type="float" office:value="20" calcext:value-type="float">
            <text:p>20</text:p>
          </table:table-cell>
          <table:table-cell table:formula="of:=[.K59]*[.L59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0]/[.E60]" office:value-type="float" office:value="160" calcext:value-type="float">
            <text:p>160</text:p>
          </table:table-cell>
          <table:table-cell table:formula="of:=[.H60]/[.F60]" office:value-type="float" office:value="133.333333333333" calcext:value-type="float">
            <text:p>133.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0]*[.D60])/8" office:value-type="float" office:value="2666.66666666667" calcext:value-type="float">
            <text:p>2666.66666666667</text:p>
          </table:table-cell>
          <table:table-cell table:formula="of:=[.I60]/1024" office:value-type="float" office:value="2.60416666666667" calcext:value-type="float">
            <text:p>2.60416666666667</text:p>
          </table:table-cell>
          <table:table-cell table:formula="of:=[.C60]/8" office:value-type="float" office:value="20" calcext:value-type="float">
            <text:p>20</text:p>
          </table:table-cell>
          <table:table-cell table:formula="of:=[.D60]/8" office:value-type="float" office:value="16.6666666666667" calcext:value-type="float">
            <text:p>16.6666666666667</text:p>
          </table:table-cell>
          <table:table-cell table:formula="of:=[.K60]*[.L60]*2" office:value-type="float" office:value="666.666666666667" calcext:value-type="float">
            <text:p>666.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1]/[.E61]" office:value-type="float" office:value="160" calcext:value-type="float">
            <text:p>160</text:p>
          </table:table-cell>
          <table:table-cell table:formula="of:=[.H61]/[.F61]" office:value-type="float" office:value="114.285714285714" calcext:value-type="float">
            <text:p>114.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1]*[.D61])/8" office:value-type="float" office:value="2285.71428571429" calcext:value-type="float">
            <text:p>2285.71428571429</text:p>
          </table:table-cell>
          <table:table-cell table:formula="of:=[.I61]/1024" office:value-type="float" office:value="2.23214285714286" calcext:value-type="float">
            <text:p>2.23214285714286</text:p>
          </table:table-cell>
          <table:table-cell table:formula="of:=[.C61]/8" office:value-type="float" office:value="20" calcext:value-type="float">
            <text:p>20</text:p>
          </table:table-cell>
          <table:table-cell table:formula="of:=[.D61]/8" office:value-type="float" office:value="14.2857142857143" calcext:value-type="float">
            <text:p>14.2857142857143</text:p>
          </table:table-cell>
          <table:table-cell table:formula="of:=[.K61]*[.L61]*2" office:value-type="float" office:value="571.428571428571" calcext:value-type="float">
            <text:p>571.428571428571</text:p>
          </table:table-cell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[.G62]/[.E62]" office:value-type="float" office:value="160" calcext:value-type="float">
            <text:p>160</text:p>
          </table:table-cell>
          <table:table-cell table:style-name="ce7" table:formula="of:=[.H62]/[.F62]" office:value-type="float" office:value="100" calcext:value-type="float">
            <text:p>10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([.C62]*[.D62])/8" office:value-type="float" office:value="2000" calcext:value-type="float">
            <text:p>2000</text:p>
          </table:table-cell>
          <table:table-cell table:style-name="ce7" table:formula="of:=[.I62]/1024" office:value-type="float" office:value="1.953125" calcext:value-type="float">
            <text:p>1.953125</text:p>
          </table:table-cell>
          <table:table-cell table:style-name="ce7" table:formula="of:=[.C62]/8" office:value-type="float" office:value="20" calcext:value-type="float">
            <text:p>20</text:p>
          </table:table-cell>
          <table:table-cell table:style-name="ce7" table:formula="of:=[.D62]/8" office:value-type="float" office:value="12.5" calcext:value-type="float">
            <text:p>12.5</text:p>
          </table:table-cell>
          <table:table-cell table:style-name="ce7" table:formula="of:=[.K62]*[.L62]*2"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6]/[.E66]" office:value-type="float" office:value="640" calcext:value-type="float">
            <text:p>640</text:p>
          </table:table-cell>
          <table:table-cell table:formula="of:=[.H66]/[.F66]"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6]*[.D66])/8" office:value-type="float" office:value="28800" calcext:value-type="float">
            <text:p>28800</text:p>
          </table:table-cell>
          <table:table-cell table:formula="of:=[.I66]/1024" office:value-type="float" office:value="28.125" calcext:value-type="float">
            <text:p>28.125</text:p>
          </table:table-cell>
          <table:table-cell table:formula="of:=[.C66]/8" office:value-type="float" office:value="80" calcext:value-type="float">
            <text:p>80</text:p>
          </table:table-cell>
          <table:table-cell table:formula="of:=[.D66]/8" office:value-type="float" office:value="45" calcext:value-type="float">
            <text:p>45</text:p>
          </table:table-cell>
          <table:table-cell table:formula="of:=[.K66]*[.L66]*2" office:value-type="float" office:value="7200" calcext:value-type="float">
            <text:p>7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7]/[.E67]" office:value-type="float" office:value="640" calcext:value-type="float">
            <text:p>640</text:p>
          </table:table-cell>
          <table:table-cell table:formula="of:=[.H67]/[.F67]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7]*[.D67])/8" office:value-type="float" office:value="19200" calcext:value-type="float">
            <text:p>19200</text:p>
          </table:table-cell>
          <table:table-cell table:formula="of:=[.I67]/1024" office:value-type="float" office:value="18.75" calcext:value-type="float">
            <text:p>18.75</text:p>
          </table:table-cell>
          <table:table-cell table:formula="of:=[.C67]/8" office:value-type="float" office:value="80" calcext:value-type="float">
            <text:p>80</text:p>
          </table:table-cell>
          <table:table-cell table:formula="of:=[.D67]/8" office:value-type="float" office:value="30" calcext:value-type="float">
            <text:p>30</text:p>
          </table:table-cell>
          <table:table-cell table:formula="of:=[.K67]*[.L67]*2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8]/[.E68]" office:value-type="float" office:value="640" calcext:value-type="float">
            <text:p>640</text:p>
          </table:table-cell>
          <table:table-cell table:formula="of:=[.H68]/[.F68]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8]*[.D68])/8" office:value-type="float" office:value="14400" calcext:value-type="float">
            <text:p>14400</text:p>
          </table:table-cell>
          <table:table-cell table:formula="of:=[.I68]/1024" office:value-type="float" office:value="14.0625" calcext:value-type="float">
            <text:p>14.0625</text:p>
          </table:table-cell>
          <table:table-cell table:formula="of:=[.C68]/8" office:value-type="float" office:value="80" calcext:value-type="float">
            <text:p>80</text:p>
          </table:table-cell>
          <table:table-cell table:formula="of:=[.D68]/8" office:value-type="float" office:value="22.5" calcext:value-type="float">
            <text:p>22.5</text:p>
          </table:table-cell>
          <table:table-cell table:formula="of:=[.K68]*[.L68]*2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9]/[.E69]" office:value-type="float" office:value="640" calcext:value-type="float">
            <text:p>640</text:p>
          </table:table-cell>
          <table:table-cell table:formula="of:=[.H69]/[.F69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9]*[.D69])/8" office:value-type="float" office:value="11520" calcext:value-type="float">
            <text:p>11520</text:p>
          </table:table-cell>
          <table:table-cell table:formula="of:=[.I69]/1024" office:value-type="float" office:value="11.25" calcext:value-type="float">
            <text:p>11.25</text:p>
          </table:table-cell>
          <table:table-cell table:formula="of:=[.C69]/8" office:value-type="float" office:value="80" calcext:value-type="float">
            <text:p>80</text:p>
          </table:table-cell>
          <table:table-cell table:formula="of:=[.D69]/8" office:value-type="float" office:value="18" calcext:value-type="float">
            <text:p>18</text:p>
          </table:table-cell>
          <table:table-cell table:formula="of:=[.K69]*[.L69]*2"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0]/[.E70]" office:value-type="float" office:value="640" calcext:value-type="float">
            <text:p>640</text:p>
          </table:table-cell>
          <table:table-cell table:formula="of:=[.H70]/[.F70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0]*[.D70])/8" office:value-type="float" office:value="9600" calcext:value-type="float">
            <text:p>9600</text:p>
          </table:table-cell>
          <table:table-cell table:formula="of:=[.I70]/1024" office:value-type="float" office:value="9.375" calcext:value-type="float">
            <text:p>9.375</text:p>
          </table:table-cell>
          <table:table-cell table:formula="of:=[.C70]/8" office:value-type="float" office:value="80" calcext:value-type="float">
            <text:p>80</text:p>
          </table:table-cell>
          <table:table-cell table:formula="of:=[.D70]/8" office:value-type="float" office:value="15" calcext:value-type="float">
            <text:p>15</text:p>
          </table:table-cell>
          <table:table-cell table:formula="of:=[.K70]*[.L70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1]/[.E71]" office:value-type="float" office:value="640" calcext:value-type="float">
            <text:p>640</text:p>
          </table:table-cell>
          <table:table-cell table:formula="of:=[.H71]/[.F71]" office:value-type="float" office:value="102.857142857143" calcext:value-type="float">
            <text:p>102.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1]*[.D71])/8" office:value-type="float" office:value="8228.57142857143" calcext:value-type="float">
            <text:p>8228.57142857143</text:p>
          </table:table-cell>
          <table:table-cell table:formula="of:=[.I71]/1024" office:value-type="float" office:value="8.03571428571429" calcext:value-type="float">
            <text:p>8.03571428571429</text:p>
          </table:table-cell>
          <table:table-cell table:formula="of:=[.C71]/8" office:value-type="float" office:value="80" calcext:value-type="float">
            <text:p>80</text:p>
          </table:table-cell>
          <table:table-cell table:formula="of:=[.D71]/8" office:value-type="float" office:value="12.8571428571429" calcext:value-type="float">
            <text:p>12.8571428571429</text:p>
          </table:table-cell>
          <table:table-cell table:formula="of:=[.K71]*[.L71]*2" office:value-type="float" office:value="2057.14285714286" calcext:value-type="float">
            <text:p>2057.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2]/[.E72]" office:value-type="float" office:value="640" calcext:value-type="float">
            <text:p>640</text:p>
          </table:table-cell>
          <table:table-cell table:formula="of:=[.H72]/[.F7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2]*[.D72])/8" office:value-type="float" office:value="7200" calcext:value-type="float">
            <text:p>7200</text:p>
          </table:table-cell>
          <table:table-cell table:formula="of:=[.I72]/1024" office:value-type="float" office:value="7.03125" calcext:value-type="float">
            <text:p>7.03125</text:p>
          </table:table-cell>
          <table:table-cell table:formula="of:=[.C72]/8" office:value-type="float" office:value="80" calcext:value-type="float">
            <text:p>80</text:p>
          </table:table-cell>
          <table:table-cell table:formula="of:=[.D72]/8" office:value-type="float" office:value="11.25" calcext:value-type="float">
            <text:p>11.25</text:p>
          </table:table-cell>
          <table:table-cell table:formula="of:=[.K72]*[.L72]*2" office:value-type="float" office:value="1800" calcext:value-type="float">
            <text:p>1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4]/[.E74]" office:value-type="float" office:value="426.666666666667" calcext:value-type="float">
            <text:p>426.666666666667</text:p>
          </table:table-cell>
          <table:table-cell table:formula="of:=[.H74]/[.F74]"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4]*[.D74])/8" office:value-type="float" office:value="19200" calcext:value-type="float">
            <text:p>19200</text:p>
          </table:table-cell>
          <table:table-cell table:formula="of:=[.I74]/1024" office:value-type="float" office:value="18.75" calcext:value-type="float">
            <text:p>18.75</text:p>
          </table:table-cell>
          <table:table-cell table:formula="of:=[.C74]/8" office:value-type="float" office:value="53.3333333333333" calcext:value-type="float">
            <text:p>53.3333333333333</text:p>
          </table:table-cell>
          <table:table-cell table:formula="of:=[.D74]/8" office:value-type="float" office:value="45" calcext:value-type="float">
            <text:p>45</text:p>
          </table:table-cell>
          <table:table-cell table:formula="of:=[.K74]*[.L74]*2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5]/[.E75]" office:value-type="float" office:value="426.666666666667" calcext:value-type="float">
            <text:p>426.666666666667</text:p>
          </table:table-cell>
          <table:table-cell table:formula="of:=[.H75]/[.F75]"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5]*[.D75])/8" office:value-type="float" office:value="12800" calcext:value-type="float">
            <text:p>12800</text:p>
          </table:table-cell>
          <table:table-cell table:formula="of:=[.I75]/1024" office:value-type="float" office:value="12.5" calcext:value-type="float">
            <text:p>12.5</text:p>
          </table:table-cell>
          <table:table-cell table:formula="of:=[.C75]/8" office:value-type="float" office:value="53.3333333333333" calcext:value-type="float">
            <text:p>53.3333333333333</text:p>
          </table:table-cell>
          <table:table-cell table:formula="of:=[.D75]/8" office:value-type="float" office:value="30" calcext:value-type="float">
            <text:p>30</text:p>
          </table:table-cell>
          <table:table-cell table:formula="of:=[.K75]*[.L75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6]/[.E76]" office:value-type="float" office:value="426.666666666667" calcext:value-type="float">
            <text:p>426.666666666667</text:p>
          </table:table-cell>
          <table:table-cell table:formula="of:=[.H76]/[.F76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6]*[.D76])/8" office:value-type="float" office:value="9600" calcext:value-type="float">
            <text:p>9600</text:p>
          </table:table-cell>
          <table:table-cell table:formula="of:=[.I76]/1024" office:value-type="float" office:value="9.375" calcext:value-type="float">
            <text:p>9.375</text:p>
          </table:table-cell>
          <table:table-cell table:formula="of:=[.C76]/8" office:value-type="float" office:value="53.3333333333333" calcext:value-type="float">
            <text:p>53.3333333333333</text:p>
          </table:table-cell>
          <table:table-cell table:formula="of:=[.D76]/8" office:value-type="float" office:value="22.5" calcext:value-type="float">
            <text:p>22.5</text:p>
          </table:table-cell>
          <table:table-cell table:formula="of:=[.K76]*[.L76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7]/[.E77]" office:value-type="float" office:value="426.666666666667" calcext:value-type="float">
            <text:p>426.666666666667</text:p>
          </table:table-cell>
          <table:table-cell table:formula="of:=[.H77]/[.F77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7]*[.D77])/8" office:value-type="float" office:value="7680" calcext:value-type="float">
            <text:p>7680</text:p>
          </table:table-cell>
          <table:table-cell table:formula="of:=[.I77]/1024" office:value-type="float" office:value="7.5" calcext:value-type="float">
            <text:p>7.5</text:p>
          </table:table-cell>
          <table:table-cell table:formula="of:=[.C77]/8" office:value-type="float" office:value="53.3333333333333" calcext:value-type="float">
            <text:p>53.3333333333333</text:p>
          </table:table-cell>
          <table:table-cell table:formula="of:=[.D77]/8" office:value-type="float" office:value="18" calcext:value-type="float">
            <text:p>18</text:p>
          </table:table-cell>
          <table:table-cell table:formula="of:=[.K77]*[.L77]*2"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8]/[.E78]" office:value-type="float" office:value="426.666666666667" calcext:value-type="float">
            <text:p>426.666666666667</text:p>
          </table:table-cell>
          <table:table-cell table:formula="of:=[.H78]/[.F78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8]*[.D78])/8" office:value-type="float" office:value="6400" calcext:value-type="float">
            <text:p>6400</text:p>
          </table:table-cell>
          <table:table-cell table:formula="of:=[.I78]/1024" office:value-type="float" office:value="6.25" calcext:value-type="float">
            <text:p>6.25</text:p>
          </table:table-cell>
          <table:table-cell table:formula="of:=[.C78]/8" office:value-type="float" office:value="53.3333333333333" calcext:value-type="float">
            <text:p>53.3333333333333</text:p>
          </table:table-cell>
          <table:table-cell table:formula="of:=[.D78]/8" office:value-type="float" office:value="15" calcext:value-type="float">
            <text:p>15</text:p>
          </table:table-cell>
          <table:table-cell table:formula="of:=[.K78]*[.L78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9]/[.E79]" office:value-type="float" office:value="426.666666666667" calcext:value-type="float">
            <text:p>426.666666666667</text:p>
          </table:table-cell>
          <table:table-cell table:formula="of:=[.H79]/[.F79]" office:value-type="float" office:value="102.857142857143" calcext:value-type="float">
            <text:p>102.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9]*[.D79])/8" office:value-type="float" office:value="5485.71428571429" calcext:value-type="float">
            <text:p>5485.71428571429</text:p>
          </table:table-cell>
          <table:table-cell table:formula="of:=[.I79]/1024" office:value-type="float" office:value="5.35714285714286" calcext:value-type="float">
            <text:p>5.35714285714286</text:p>
          </table:table-cell>
          <table:table-cell table:formula="of:=[.C79]/8" office:value-type="float" office:value="53.3333333333333" calcext:value-type="float">
            <text:p>53.3333333333333</text:p>
          </table:table-cell>
          <table:table-cell table:formula="of:=[.D79]/8" office:value-type="float" office:value="12.8571428571429" calcext:value-type="float">
            <text:p>12.8571428571429</text:p>
          </table:table-cell>
          <table:table-cell table:formula="of:=[.K79]*[.L79]*2" office:value-type="float" office:value="1371.42857142857" calcext:value-type="float">
            <text:p>1371.42857142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0]/[.E80]" office:value-type="float" office:value="426.666666666667" calcext:value-type="float">
            <text:p>426.666666666667</text:p>
          </table:table-cell>
          <table:table-cell table:formula="of:=[.H80]/[.F80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0]*[.D80])/8" office:value-type="float" office:value="4800" calcext:value-type="float">
            <text:p>4800</text:p>
          </table:table-cell>
          <table:table-cell table:formula="of:=[.I80]/1024" office:value-type="float" office:value="4.6875" calcext:value-type="float">
            <text:p>4.6875</text:p>
          </table:table-cell>
          <table:table-cell table:formula="of:=[.C80]/8" office:value-type="float" office:value="53.3333333333333" calcext:value-type="float">
            <text:p>53.3333333333333</text:p>
          </table:table-cell>
          <table:table-cell table:formula="of:=[.D80]/8" office:value-type="float" office:value="11.25" calcext:value-type="float">
            <text:p>11.25</text:p>
          </table:table-cell>
          <table:table-cell table:formula="of:=[.K80]*[.L80]*2" office:value-type="float" office:value="1200" calcext:value-type="float">
            <text:p>1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2]/[.E82]" office:value-type="float" office:value="320" calcext:value-type="float">
            <text:p>320</text:p>
          </table:table-cell>
          <table:table-cell table:formula="of:=[.H82]/[.F8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82]*[.D82])/8" office:value-type="float" office:value="16000" calcext:value-type="float">
            <text:p>16000</text:p>
          </table:table-cell>
          <table:table-cell table:formula="of:=[.I82]/1024" office:value-type="float" office:value="15.625" calcext:value-type="float">
            <text:p>15.625</text:p>
          </table:table-cell>
          <table:table-cell table:formula="of:=[.C82]/8" office:value-type="float" office:value="40" calcext:value-type="float">
            <text:p>40</text:p>
          </table:table-cell>
          <table:table-cell table:formula="of:=[.D82]/8" office:value-type="float" office:value="50" calcext:value-type="float">
            <text:p>50</text:p>
          </table:table-cell>
          <table:table-cell table:formula="of:=[.K82]*[.L82]*2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3]/[.E83]" office:value-type="float" office:value="320" calcext:value-type="float">
            <text:p>320</text:p>
          </table:table-cell>
          <table:table-cell table:formula="of:=[.H83]/[.F83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3]*[.D83])/8" office:value-type="float" office:value="9600" calcext:value-type="float">
            <text:p>9600</text:p>
          </table:table-cell>
          <table:table-cell table:formula="of:=[.I83]/1024" office:value-type="float" office:value="9.375" calcext:value-type="float">
            <text:p>9.375</text:p>
          </table:table-cell>
          <table:table-cell table:formula="of:=[.C83]/8" office:value-type="float" office:value="40" calcext:value-type="float">
            <text:p>40</text:p>
          </table:table-cell>
          <table:table-cell table:formula="of:=[.D83]/8" office:value-type="float" office:value="30" calcext:value-type="float">
            <text:p>30</text:p>
          </table:table-cell>
          <table:table-cell table:formula="of:=[.K83]*[.L83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4]/[.E84]" office:value-type="float" office:value="320" calcext:value-type="float">
            <text:p>320</text:p>
          </table:table-cell>
          <table:table-cell table:formula="of:=[.H84]/[.F84]"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4]*[.D84])/8" office:value-type="float" office:value="7200" calcext:value-type="float">
            <text:p>7200</text:p>
          </table:table-cell>
          <table:table-cell table:formula="of:=[.I84]/1024" office:value-type="float" office:value="7.03125" calcext:value-type="float">
            <text:p>7.03125</text:p>
          </table:table-cell>
          <table:table-cell table:formula="of:=[.C84]/8" office:value-type="float" office:value="40" calcext:value-type="float">
            <text:p>40</text:p>
          </table:table-cell>
          <table:table-cell table:formula="of:=[.D84]/8" office:value-type="float" office:value="22.5" calcext:value-type="float">
            <text:p>22.5</text:p>
          </table:table-cell>
          <table:table-cell table:formula="of:=[.K84]*[.L84]*2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5]/[.E85]" office:value-type="float" office:value="320" calcext:value-type="float">
            <text:p>320</text:p>
          </table:table-cell>
          <table:table-cell table:formula="of:=[.H85]/[.F85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5]*[.D85])/8" office:value-type="float" office:value="5760" calcext:value-type="float">
            <text:p>5760</text:p>
          </table:table-cell>
          <table:table-cell table:formula="of:=[.I85]/1024" office:value-type="float" office:value="5.625" calcext:value-type="float">
            <text:p>5.625</text:p>
          </table:table-cell>
          <table:table-cell table:formula="of:=[.C85]/8" office:value-type="float" office:value="40" calcext:value-type="float">
            <text:p>40</text:p>
          </table:table-cell>
          <table:table-cell table:formula="of:=[.D85]/8" office:value-type="float" office:value="18" calcext:value-type="float">
            <text:p>18</text:p>
          </table:table-cell>
          <table:table-cell table:formula="of:=[.K85]*[.L85]*2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6]/[.E86]" office:value-type="float" office:value="320" calcext:value-type="float">
            <text:p>320</text:p>
          </table:table-cell>
          <table:table-cell table:formula="of:=[.H86]/[.F86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6]*[.D86])/8" office:value-type="float" office:value="4800" calcext:value-type="float">
            <text:p>4800</text:p>
          </table:table-cell>
          <table:table-cell table:formula="of:=[.I86]/1024" office:value-type="float" office:value="4.6875" calcext:value-type="float">
            <text:p>4.6875</text:p>
          </table:table-cell>
          <table:table-cell table:formula="of:=[.C86]/8" office:value-type="float" office:value="40" calcext:value-type="float">
            <text:p>40</text:p>
          </table:table-cell>
          <table:table-cell table:formula="of:=[.D86]/8" office:value-type="float" office:value="15" calcext:value-type="float">
            <text:p>15</text:p>
          </table:table-cell>
          <table:table-cell table:formula="of:=[.K86]*[.L86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7]/[.E87]" office:value-type="float" office:value="320" calcext:value-type="float">
            <text:p>320</text:p>
          </table:table-cell>
          <table:table-cell table:formula="of:=[.H87]/[.F87]" office:value-type="float" office:value="102.857142857143" calcext:value-type="float">
            <text:p>102.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7]*[.D87])/8" office:value-type="float" office:value="4114.28571428572" calcext:value-type="float">
            <text:p>4114.28571428572</text:p>
          </table:table-cell>
          <table:table-cell table:formula="of:=[.I87]/1024" office:value-type="float" office:value="4.01785714285714" calcext:value-type="float">
            <text:p>4.01785714285714</text:p>
          </table:table-cell>
          <table:table-cell table:formula="of:=[.C87]/8" office:value-type="float" office:value="40" calcext:value-type="float">
            <text:p>40</text:p>
          </table:table-cell>
          <table:table-cell table:formula="of:=[.D87]/8" office:value-type="float" office:value="12.8571428571429" calcext:value-type="float">
            <text:p>12.8571428571429</text:p>
          </table:table-cell>
          <table:table-cell table:formula="of:=[.K87]*[.L87]*2" office:value-type="float" office:value="1028.57142857143" calcext:value-type="float">
            <text:p>1028.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8]/[.E88]" office:value-type="float" office:value="320" calcext:value-type="float">
            <text:p>320</text:p>
          </table:table-cell>
          <table:table-cell table:formula="of:=[.H88]/[.F88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8]*[.D88])/8" office:value-type="float" office:value="3600" calcext:value-type="float">
            <text:p>3600</text:p>
          </table:table-cell>
          <table:table-cell table:formula="of:=[.I88]/1024" office:value-type="float" office:value="3.515625" calcext:value-type="float">
            <text:p>3.515625</text:p>
          </table:table-cell>
          <table:table-cell table:formula="of:=[.C88]/8" office:value-type="float" office:value="40" calcext:value-type="float">
            <text:p>40</text:p>
          </table:table-cell>
          <table:table-cell table:formula="of:=[.D88]/8" office:value-type="float" office:value="11.25" calcext:value-type="float">
            <text:p>11.25</text:p>
          </table:table-cell>
          <table:table-cell table:formula="of:=[.K88]*[.L88]*2" office:value-type="float" office:value="900" calcext:value-type="float">
            <text:p>9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0]/[.E90]" office:value-type="float" office:value="256" calcext:value-type="float">
            <text:p>256</text:p>
          </table:table-cell>
          <table:table-cell table:formula="of:=[.H90]/[.F90]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0]*[.D90])/8" office:value-type="float" office:value="11520" calcext:value-type="float">
            <text:p>11520</text:p>
          </table:table-cell>
          <table:table-cell table:formula="of:=[.I90]/1024" office:value-type="float" office:value="11.25" calcext:value-type="float">
            <text:p>11.25</text:p>
          </table:table-cell>
          <table:table-cell table:formula="of:=[.C90]/8" office:value-type="float" office:value="32" calcext:value-type="float">
            <text:p>32</text:p>
          </table:table-cell>
          <table:table-cell table:formula="of:=[.D90]/8" office:value-type="float" office:value="45" calcext:value-type="float">
            <text:p>45</text:p>
          </table:table-cell>
          <table:table-cell table:formula="of:=[.K90]*[.L90]*2"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1]/[.E91]" office:value-type="float" office:value="256" calcext:value-type="float">
            <text:p>256</text:p>
          </table:table-cell>
          <table:table-cell table:formula="of:=[.H91]/[.F91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1]*[.D91])/8" office:value-type="float" office:value="7680" calcext:value-type="float">
            <text:p>7680</text:p>
          </table:table-cell>
          <table:table-cell table:formula="of:=[.I91]/1024" office:value-type="float" office:value="7.5" calcext:value-type="float">
            <text:p>7.5</text:p>
          </table:table-cell>
          <table:table-cell table:formula="of:=[.C91]/8" office:value-type="float" office:value="32" calcext:value-type="float">
            <text:p>32</text:p>
          </table:table-cell>
          <table:table-cell table:formula="of:=[.D91]/8" office:value-type="float" office:value="30" calcext:value-type="float">
            <text:p>30</text:p>
          </table:table-cell>
          <table:table-cell table:formula="of:=[.K91]*[.L91]*2"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2]/[.E92]" office:value-type="float" office:value="256" calcext:value-type="float">
            <text:p>256</text:p>
          </table:table-cell>
          <table:table-cell table:formula="of:=[.H92]/[.F92]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2]*[.D92])/8" office:value-type="float" office:value="5760" calcext:value-type="float">
            <text:p>5760</text:p>
          </table:table-cell>
          <table:table-cell table:formula="of:=[.I92]/1024" office:value-type="float" office:value="5.625" calcext:value-type="float">
            <text:p>5.625</text:p>
          </table:table-cell>
          <table:table-cell table:formula="of:=[.C92]/8" office:value-type="float" office:value="32" calcext:value-type="float">
            <text:p>32</text:p>
          </table:table-cell>
          <table:table-cell table:formula="of:=[.D92]/8" office:value-type="float" office:value="22.5" calcext:value-type="float">
            <text:p>22.5</text:p>
          </table:table-cell>
          <table:table-cell table:formula="of:=[.K92]*[.L92]*2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3]/[.E93]" office:value-type="float" office:value="256" calcext:value-type="float">
            <text:p>256</text:p>
          </table:table-cell>
          <table:table-cell table:formula="of:=[.H93]/[.F93]" office:value-type="float" office:value="144" calcext:value-type="float">
            <text:p>1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3]*[.D93])/8" office:value-type="float" office:value="4608" calcext:value-type="float">
            <text:p>4608</text:p>
          </table:table-cell>
          <table:table-cell table:formula="of:=[.I93]/1024" office:value-type="float" office:value="4.5" calcext:value-type="float">
            <text:p>4.5</text:p>
          </table:table-cell>
          <table:table-cell table:formula="of:=[.C93]/8" office:value-type="float" office:value="32" calcext:value-type="float">
            <text:p>32</text:p>
          </table:table-cell>
          <table:table-cell table:formula="of:=[.D93]/8" office:value-type="float" office:value="18" calcext:value-type="float">
            <text:p>18</text:p>
          </table:table-cell>
          <table:table-cell table:formula="of:=[.K93]*[.L93]*2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4]/[.E94]" office:value-type="float" office:value="256" calcext:value-type="float">
            <text:p>256</text:p>
          </table:table-cell>
          <table:table-cell table:formula="of:=[.H94]/[.F94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4]*[.D94])/8" office:value-type="float" office:value="3840" calcext:value-type="float">
            <text:p>3840</text:p>
          </table:table-cell>
          <table:table-cell table:formula="of:=[.I94]/1024" office:value-type="float" office:value="3.75" calcext:value-type="float">
            <text:p>3.75</text:p>
          </table:table-cell>
          <table:table-cell table:formula="of:=[.C94]/8" office:value-type="float" office:value="32" calcext:value-type="float">
            <text:p>32</text:p>
          </table:table-cell>
          <table:table-cell table:formula="of:=[.D94]/8" office:value-type="float" office:value="15" calcext:value-type="float">
            <text:p>15</text:p>
          </table:table-cell>
          <table:table-cell table:formula="of:=[.K94]*[.L94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5]/[.E95]" office:value-type="float" office:value="256" calcext:value-type="float">
            <text:p>256</text:p>
          </table:table-cell>
          <table:table-cell table:formula="of:=[.H95]/[.F95]" office:value-type="float" office:value="102.857142857143" calcext:value-type="float">
            <text:p>102.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5]*[.D95])/8" office:value-type="float" office:value="3291.42857142857" calcext:value-type="float">
            <text:p>3291.42857142857</text:p>
          </table:table-cell>
          <table:table-cell table:formula="of:=[.I95]/1024" office:value-type="float" office:value="3.21428571428571" calcext:value-type="float">
            <text:p>3.21428571428571</text:p>
          </table:table-cell>
          <table:table-cell table:formula="of:=[.C95]/8" office:value-type="float" office:value="32" calcext:value-type="float">
            <text:p>32</text:p>
          </table:table-cell>
          <table:table-cell table:formula="of:=[.D95]/8" office:value-type="float" office:value="12.8571428571429" calcext:value-type="float">
            <text:p>12.8571428571429</text:p>
          </table:table-cell>
          <table:table-cell table:formula="of:=[.K95]*[.L95]*2" office:value-type="float" office:value="822.857142857143" calcext:value-type="float">
            <text:p>822.8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6]/[.E96]" office:value-type="float" office:value="256" calcext:value-type="float">
            <text:p>256</text:p>
          </table:table-cell>
          <table:table-cell table:formula="of:=[.H96]/[.F96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6]*[.D96])/8" office:value-type="float" office:value="2880" calcext:value-type="float">
            <text:p>2880</text:p>
          </table:table-cell>
          <table:table-cell table:formula="of:=[.I96]/1024" office:value-type="float" office:value="2.8125" calcext:value-type="float">
            <text:p>2.8125</text:p>
          </table:table-cell>
          <table:table-cell table:formula="of:=[.C96]/8" office:value-type="float" office:value="32" calcext:value-type="float">
            <text:p>32</text:p>
          </table:table-cell>
          <table:table-cell table:formula="of:=[.D96]/8" office:value-type="float" office:value="11.25" calcext:value-type="float">
            <text:p>11.25</text:p>
          </table:table-cell>
          <table:table-cell table:formula="of:=[.K96]*[.L96]*2" office:value-type="float" office:value="720" calcext:value-type="float">
            <text:p>7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8]/[.E98]" office:value-type="float" office:value="213.333333333333" calcext:value-type="float">
            <text:p>213.333333333333</text:p>
          </table:table-cell>
          <table:table-cell table:formula="of:=[.H98]/[.F98]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8]*[.D98])/8" office:value-type="float" office:value="9600" calcext:value-type="float">
            <text:p>9600</text:p>
          </table:table-cell>
          <table:table-cell table:formula="of:=[.I98]/1024" office:value-type="float" office:value="9.375" calcext:value-type="float">
            <text:p>9.375</text:p>
          </table:table-cell>
          <table:table-cell table:formula="of:=[.C98]/8" office:value-type="float" office:value="26.6666666666667" calcext:value-type="float">
            <text:p>26.6666666666667</text:p>
          </table:table-cell>
          <table:table-cell table:formula="of:=[.D98]/8" office:value-type="float" office:value="45" calcext:value-type="float">
            <text:p>45</text:p>
          </table:table-cell>
          <table:table-cell table:formula="of:=[.K98]*[.L98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9]/[.E99]" office:value-type="float" office:value="213.333333333333" calcext:value-type="float">
            <text:p>213.333333333333</text:p>
          </table:table-cell>
          <table:table-cell table:formula="of:=[.H99]/[.F99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9]*[.D99])/8" office:value-type="float" office:value="6400" calcext:value-type="float">
            <text:p>6400</text:p>
          </table:table-cell>
          <table:table-cell table:formula="of:=[.I99]/1024" office:value-type="float" office:value="6.25" calcext:value-type="float">
            <text:p>6.25</text:p>
          </table:table-cell>
          <table:table-cell table:formula="of:=[.C99]/8" office:value-type="float" office:value="26.6666666666667" calcext:value-type="float">
            <text:p>26.6666666666667</text:p>
          </table:table-cell>
          <table:table-cell table:formula="of:=[.D99]/8" office:value-type="float" office:value="30" calcext:value-type="float">
            <text:p>30</text:p>
          </table:table-cell>
          <table:table-cell table:formula="of:=[.K99]*[.L99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0]/[.E100]" office:value-type="float" office:value="213.333333333333" calcext:value-type="float">
            <text:p>213.333333333333</text:p>
          </table:table-cell>
          <table:table-cell table:formula="of:=[.H100]/[.F100]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0]*[.D100])/8" office:value-type="float" office:value="4800" calcext:value-type="float">
            <text:p>4800</text:p>
          </table:table-cell>
          <table:table-cell table:formula="of:=[.I100]/1024" office:value-type="float" office:value="4.6875" calcext:value-type="float">
            <text:p>4.6875</text:p>
          </table:table-cell>
          <table:table-cell table:formula="of:=[.C100]/8" office:value-type="float" office:value="26.6666666666667" calcext:value-type="float">
            <text:p>26.6666666666667</text:p>
          </table:table-cell>
          <table:table-cell table:formula="of:=[.D100]/8" office:value-type="float" office:value="22.5" calcext:value-type="float">
            <text:p>22.5</text:p>
          </table:table-cell>
          <table:table-cell table:formula="of:=[.K100]*[.L100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1]/[.E101]" office:value-type="float" office:value="213.333333333333" calcext:value-type="float">
            <text:p>213.333333333333</text:p>
          </table:table-cell>
          <table:table-cell table:formula="of:=[.H101]/[.F10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1]*[.D101])/8" office:value-type="float" office:value="3840" calcext:value-type="float">
            <text:p>3840</text:p>
          </table:table-cell>
          <table:table-cell table:formula="of:=[.I101]/1024" office:value-type="float" office:value="3.75" calcext:value-type="float">
            <text:p>3.75</text:p>
          </table:table-cell>
          <table:table-cell table:formula="of:=[.C101]/8" office:value-type="float" office:value="26.6666666666667" calcext:value-type="float">
            <text:p>26.6666666666667</text:p>
          </table:table-cell>
          <table:table-cell table:formula="of:=[.D101]/8" office:value-type="float" office:value="18" calcext:value-type="float">
            <text:p>18</text:p>
          </table:table-cell>
          <table:table-cell table:formula="of:=[.K101]*[.L101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2]/[.E102]" office:value-type="float" office:value="213.333333333333" calcext:value-type="float">
            <text:p>213.333333333333</text:p>
          </table:table-cell>
          <table:table-cell table:formula="of:=[.H102]/[.F102]"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2]*[.D102])/8" office:value-type="float" office:value="3200" calcext:value-type="float">
            <text:p>3200</text:p>
          </table:table-cell>
          <table:table-cell table:formula="of:=[.I102]/1024" office:value-type="float" office:value="3.125" calcext:value-type="float">
            <text:p>3.125</text:p>
          </table:table-cell>
          <table:table-cell table:formula="of:=[.C102]/8" office:value-type="float" office:value="26.6666666666667" calcext:value-type="float">
            <text:p>26.6666666666667</text:p>
          </table:table-cell>
          <table:table-cell table:formula="of:=[.D102]/8" office:value-type="float" office:value="15" calcext:value-type="float">
            <text:p>15</text:p>
          </table:table-cell>
          <table:table-cell table:formula="of:=[.K102]*[.L102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3]/[.E103]" office:value-type="float" office:value="213.333333333333" calcext:value-type="float">
            <text:p>213.333333333333</text:p>
          </table:table-cell>
          <table:table-cell table:formula="of:=[.H103]/[.F103]" office:value-type="float" office:value="102.857142857143" calcext:value-type="float">
            <text:p>102.8571428571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3]*[.D103])/8" office:value-type="float" office:value="2742.85714285714" calcext:value-type="float">
            <text:p>2742.85714285714</text:p>
          </table:table-cell>
          <table:table-cell table:formula="of:=[.I103]/1024" office:value-type="float" office:value="2.67857142857143" calcext:value-type="float">
            <text:p>2.67857142857143</text:p>
          </table:table-cell>
          <table:table-cell table:formula="of:=[.C103]/8" office:value-type="float" office:value="26.6666666666667" calcext:value-type="float">
            <text:p>26.6666666666667</text:p>
          </table:table-cell>
          <table:table-cell table:formula="of:=[.D103]/8" office:value-type="float" office:value="12.8571428571429" calcext:value-type="float">
            <text:p>12.8571428571429</text:p>
          </table:table-cell>
          <table:table-cell table:formula="of:=[.K103]*[.L103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4]/[.E104]" office:value-type="float" office:value="213.333333333333" calcext:value-type="float">
            <text:p>213.333333333333</text:p>
          </table:table-cell>
          <table:table-cell table:formula="of:=[.H104]/[.F104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4]*[.D104])/8" office:value-type="float" office:value="2400" calcext:value-type="float">
            <text:p>2400</text:p>
          </table:table-cell>
          <table:table-cell table:formula="of:=[.I104]/1024" office:value-type="float" office:value="2.34375" calcext:value-type="float">
            <text:p>2.34375</text:p>
          </table:table-cell>
          <table:table-cell table:formula="of:=[.C104]/8" office:value-type="float" office:value="26.6666666666667" calcext:value-type="float">
            <text:p>26.6666666666667</text:p>
          </table:table-cell>
          <table:table-cell table:formula="of:=[.D104]/8" office:value-type="float" office:value="11.25" calcext:value-type="float">
            <text:p>11.25</text:p>
          </table:table-cell>
          <table:table-cell table:formula="of:=[.K104]*[.L104]*2" office:value-type="float" office:value="600" calcext:value-type="float">
            <text:p>6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6]/[.E106]" office:value-type="float" office:value="182.857142857143" calcext:value-type="float">
            <text:p>182.857142857143</text:p>
          </table:table-cell>
          <table:table-cell table:formula="of:=[.H106]/[.F106]"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6]*[.D106])/8" office:value-type="float" office:value="8228.57142857143" calcext:value-type="float">
            <text:p>8228.57142857143</text:p>
          </table:table-cell>
          <table:table-cell table:formula="of:=[.I106]/1024" office:value-type="float" office:value="8.03571428571429" calcext:value-type="float">
            <text:p>8.03571428571429</text:p>
          </table:table-cell>
          <table:table-cell table:formula="of:=[.C106]/8" office:value-type="float" office:value="22.8571428571429" calcext:value-type="float">
            <text:p>22.8571428571429</text:p>
          </table:table-cell>
          <table:table-cell table:formula="of:=[.D106]/8" office:value-type="float" office:value="45" calcext:value-type="float">
            <text:p>45</text:p>
          </table:table-cell>
          <table:table-cell table:formula="of:=[.K106]*[.L106]*2" office:value-type="float" office:value="2057.14285714286" calcext:value-type="float">
            <text:p>2057.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7]/[.E107]" office:value-type="float" office:value="182.857142857143" calcext:value-type="float">
            <text:p>182.857142857143</text:p>
          </table:table-cell>
          <table:table-cell table:formula="of:=[.H107]/[.F107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7]*[.D107])/8" office:value-type="float" office:value="5485.71428571429" calcext:value-type="float">
            <text:p>5485.71428571429</text:p>
          </table:table-cell>
          <table:table-cell table:formula="of:=[.I107]/1024" office:value-type="float" office:value="5.35714285714286" calcext:value-type="float">
            <text:p>5.35714285714286</text:p>
          </table:table-cell>
          <table:table-cell table:formula="of:=[.C107]/8" office:value-type="float" office:value="22.8571428571429" calcext:value-type="float">
            <text:p>22.8571428571429</text:p>
          </table:table-cell>
          <table:table-cell table:formula="of:=[.D107]/8" office:value-type="float" office:value="30" calcext:value-type="float">
            <text:p>30</text:p>
          </table:table-cell>
          <table:table-cell table:formula="of:=[.K107]*[.L107]*2" office:value-type="float" office:value="1371.42857142857" calcext:value-type="float">
            <text:p>1371.42857142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8]/[.E108]" office:value-type="float" office:value="182.857142857143" calcext:value-type="float">
            <text:p>182.857142857143</text:p>
          </table:table-cell>
          <table:table-cell table:formula="of:=[.H108]/[.F108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8]*[.D108])/8" office:value-type="float" office:value="4114.28571428572" calcext:value-type="float">
            <text:p>4114.28571428572</text:p>
          </table:table-cell>
          <table:table-cell table:formula="of:=[.I108]/1024" office:value-type="float" office:value="4.01785714285714" calcext:value-type="float">
            <text:p>4.01785714285714</text:p>
          </table:table-cell>
          <table:table-cell table:formula="of:=[.C108]/8" office:value-type="float" office:value="22.8571428571429" calcext:value-type="float">
            <text:p>22.8571428571429</text:p>
          </table:table-cell>
          <table:table-cell table:formula="of:=[.D108]/8" office:value-type="float" office:value="22.5" calcext:value-type="float">
            <text:p>22.5</text:p>
          </table:table-cell>
          <table:table-cell table:formula="of:=[.K108]*[.L108]*2" office:value-type="float" office:value="1028.57142857143" calcext:value-type="float">
            <text:p>1028.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9]/[.E109]" office:value-type="float" office:value="182.857142857143" calcext:value-type="float">
            <text:p>182.857142857143</text:p>
          </table:table-cell>
          <table:table-cell table:formula="of:=[.H109]/[.F109]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9]*[.D109])/8" office:value-type="float" office:value="3291.42857142857" calcext:value-type="float">
            <text:p>3291.42857142857</text:p>
          </table:table-cell>
          <table:table-cell table:formula="of:=[.I109]/1024" office:value-type="float" office:value="3.21428571428571" calcext:value-type="float">
            <text:p>3.21428571428571</text:p>
          </table:table-cell>
          <table:table-cell table:formula="of:=[.C109]/8" office:value-type="float" office:value="22.8571428571429" calcext:value-type="float">
            <text:p>22.8571428571429</text:p>
          </table:table-cell>
          <table:table-cell table:formula="of:=[.D109]/8" office:value-type="float" office:value="18" calcext:value-type="float">
            <text:p>18</text:p>
          </table:table-cell>
          <table:table-cell table:formula="of:=[.K109]*[.L109]*2" office:value-type="float" office:value="822.857142857143" calcext:value-type="float">
            <text:p>822.8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0]/[.E110]" office:value-type="float" office:value="182.857142857143" calcext:value-type="float">
            <text:p>182.857142857143</text:p>
          </table:table-cell>
          <table:table-cell table:formula="of:=[.H110]/[.F110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0]*[.D110])/8" office:value-type="float" office:value="2742.85714285714" calcext:value-type="float">
            <text:p>2742.85714285714</text:p>
          </table:table-cell>
          <table:table-cell table:formula="of:=[.I110]/1024" office:value-type="float" office:value="2.67857142857143" calcext:value-type="float">
            <text:p>2.67857142857143</text:p>
          </table:table-cell>
          <table:table-cell table:formula="of:=[.C110]/8" office:value-type="float" office:value="22.8571428571429" calcext:value-type="float">
            <text:p>22.8571428571429</text:p>
          </table:table-cell>
          <table:table-cell table:formula="of:=[.D110]/8" office:value-type="float" office:value="15" calcext:value-type="float">
            <text:p>15</text:p>
          </table:table-cell>
          <table:table-cell table:formula="of:=[.K110]*[.L110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1]/[.E111]" office:value-type="float" office:value="182.857142857143" calcext:value-type="float">
            <text:p>182.857142857143</text:p>
          </table:table-cell>
          <table:table-cell table:formula="of:=[.H111]/[.F111]" office:value-type="float" office:value="102.857142857143" calcext:value-type="float">
            <text:p>102.8571428571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1]*[.D111])/8" office:value-type="float" office:value="2351.02040816327" calcext:value-type="float">
            <text:p>2351.02040816327</text:p>
          </table:table-cell>
          <table:table-cell table:formula="of:=[.I111]/1024" office:value-type="float" office:value="2.29591836734694" calcext:value-type="float">
            <text:p>2.29591836734694</text:p>
          </table:table-cell>
          <table:table-cell table:formula="of:=[.C111]/8" office:value-type="float" office:value="22.8571428571429" calcext:value-type="float">
            <text:p>22.8571428571429</text:p>
          </table:table-cell>
          <table:table-cell table:formula="of:=[.D111]/8" office:value-type="float" office:value="12.8571428571429" calcext:value-type="float">
            <text:p>12.8571428571429</text:p>
          </table:table-cell>
          <table:table-cell table:formula="of:=[.K111]*[.L111]*2" office:value-type="float" office:value="587.755102040816" calcext:value-type="float">
            <text:p>587.7551020408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2]/[.E112]" office:value-type="float" office:value="182.857142857143" calcext:value-type="float">
            <text:p>182.857142857143</text:p>
          </table:table-cell>
          <table:table-cell table:formula="of:=[.H112]/[.F112]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2]*[.D112])/8" office:value-type="float" office:value="2057.14285714286" calcext:value-type="float">
            <text:p>2057.14285714286</text:p>
          </table:table-cell>
          <table:table-cell table:formula="of:=[.I112]/1024" office:value-type="float" office:value="2.00892857142857" calcext:value-type="float">
            <text:p>2.00892857142857</text:p>
          </table:table-cell>
          <table:table-cell table:formula="of:=[.C112]/8" office:value-type="float" office:value="22.8571428571429" calcext:value-type="float">
            <text:p>22.8571428571429</text:p>
          </table:table-cell>
          <table:table-cell table:formula="of:=[.D112]/8" office:value-type="float" office:value="11.25" calcext:value-type="float">
            <text:p>11.25</text:p>
          </table:table-cell>
          <table:table-cell table:formula="of:=[.K112]*[.L112]*2" office:value-type="float" office:value="514.285714285714" calcext:value-type="float">
            <text:p>514.2857142857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4]/[.E114]" office:value-type="float" office:value="160" calcext:value-type="float">
            <text:p>160</text:p>
          </table:table-cell>
          <table:table-cell table:formula="of:=[.H114]/[.F114]"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4]*[.D114])/8" office:value-type="float" office:value="7200" calcext:value-type="float">
            <text:p>7200</text:p>
          </table:table-cell>
          <table:table-cell table:formula="of:=[.I114]/1024" office:value-type="float" office:value="7.03125" calcext:value-type="float">
            <text:p>7.03125</text:p>
          </table:table-cell>
          <table:table-cell table:formula="of:=[.C114]/8" office:value-type="float" office:value="20" calcext:value-type="float">
            <text:p>20</text:p>
          </table:table-cell>
          <table:table-cell table:formula="of:=[.D114]/8" office:value-type="float" office:value="45" calcext:value-type="float">
            <text:p>45</text:p>
          </table:table-cell>
          <table:table-cell table:formula="of:=[.K114]*[.L114]*2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5]/[.E115]" office:value-type="float" office:value="160" calcext:value-type="float">
            <text:p>160</text:p>
          </table:table-cell>
          <table:table-cell table:formula="of:=[.H115]/[.F115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5]*[.D115])/8" office:value-type="float" office:value="4800" calcext:value-type="float">
            <text:p>4800</text:p>
          </table:table-cell>
          <table:table-cell table:formula="of:=[.I115]/1024" office:value-type="float" office:value="4.6875" calcext:value-type="float">
            <text:p>4.6875</text:p>
          </table:table-cell>
          <table:table-cell table:formula="of:=[.C115]/8" office:value-type="float" office:value="20" calcext:value-type="float">
            <text:p>20</text:p>
          </table:table-cell>
          <table:table-cell table:formula="of:=[.D115]/8" office:value-type="float" office:value="30" calcext:value-type="float">
            <text:p>30</text:p>
          </table:table-cell>
          <table:table-cell table:formula="of:=[.K115]*[.L115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6]/[.E116]" office:value-type="float" office:value="160" calcext:value-type="float">
            <text:p>160</text:p>
          </table:table-cell>
          <table:table-cell table:formula="of:=[.H116]/[.F116]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6]*[.D116])/8" office:value-type="float" office:value="3600" calcext:value-type="float">
            <text:p>3600</text:p>
          </table:table-cell>
          <table:table-cell table:formula="of:=[.I116]/1024" office:value-type="float" office:value="3.515625" calcext:value-type="float">
            <text:p>3.515625</text:p>
          </table:table-cell>
          <table:table-cell table:formula="of:=[.C116]/8" office:value-type="float" office:value="20" calcext:value-type="float">
            <text:p>20</text:p>
          </table:table-cell>
          <table:table-cell table:formula="of:=[.D116]/8" office:value-type="float" office:value="22.5" calcext:value-type="float">
            <text:p>22.5</text:p>
          </table:table-cell>
          <table:table-cell table:formula="of:=[.K116]*[.L116]*2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7]/[.E117]" office:value-type="float" office:value="160" calcext:value-type="float">
            <text:p>160</text:p>
          </table:table-cell>
          <table:table-cell table:formula="of:=[.H117]/[.F117]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7]*[.D117])/8" office:value-type="float" office:value="2880" calcext:value-type="float">
            <text:p>2880</text:p>
          </table:table-cell>
          <table:table-cell table:formula="of:=[.I117]/1024" office:value-type="float" office:value="2.8125" calcext:value-type="float">
            <text:p>2.8125</text:p>
          </table:table-cell>
          <table:table-cell table:formula="of:=[.C117]/8" office:value-type="float" office:value="20" calcext:value-type="float">
            <text:p>20</text:p>
          </table:table-cell>
          <table:table-cell table:formula="of:=[.D117]/8" office:value-type="float" office:value="18" calcext:value-type="float">
            <text:p>18</text:p>
          </table:table-cell>
          <table:table-cell table:formula="of:=[.K117]*[.L117]*2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8]/[.E118]" office:value-type="float" office:value="160" calcext:value-type="float">
            <text:p>160</text:p>
          </table:table-cell>
          <table:table-cell table:formula="of:=[.H118]/[.F118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8]*[.D118])/8" office:value-type="float" office:value="2400" calcext:value-type="float">
            <text:p>2400</text:p>
          </table:table-cell>
          <table:table-cell table:formula="of:=[.I118]/1024" office:value-type="float" office:value="2.34375" calcext:value-type="float">
            <text:p>2.34375</text:p>
          </table:table-cell>
          <table:table-cell table:formula="of:=[.C118]/8" office:value-type="float" office:value="20" calcext:value-type="float">
            <text:p>20</text:p>
          </table:table-cell>
          <table:table-cell table:formula="of:=[.D118]/8" office:value-type="float" office:value="15" calcext:value-type="float">
            <text:p>15</text:p>
          </table:table-cell>
          <table:table-cell table:formula="of:=[.K118]*[.L118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9]/[.E119]" office:value-type="float" office:value="160" calcext:value-type="float">
            <text:p>160</text:p>
          </table:table-cell>
          <table:table-cell table:formula="of:=[.H119]/[.F119]" office:value-type="float" office:value="102.857142857143" calcext:value-type="float">
            <text:p>102.8571428571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9]*[.D119])/8" office:value-type="float" office:value="2057.14285714286" calcext:value-type="float">
            <text:p>2057.14285714286</text:p>
          </table:table-cell>
          <table:table-cell table:formula="of:=[.I119]/1024" office:value-type="float" office:value="2.00892857142857" calcext:value-type="float">
            <text:p>2.00892857142857</text:p>
          </table:table-cell>
          <table:table-cell table:formula="of:=[.C119]/8" office:value-type="float" office:value="20" calcext:value-type="float">
            <text:p>20</text:p>
          </table:table-cell>
          <table:table-cell table:formula="of:=[.D119]/8" office:value-type="float" office:value="12.8571428571429" calcext:value-type="float">
            <text:p>12.8571428571429</text:p>
          </table:table-cell>
          <table:table-cell table:formula="of:=[.K119]*[.L119]*2" office:value-type="float" office:value="514.285714285714" calcext:value-type="float">
            <text:p>514.2857142857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20]/[.E120]" office:value-type="float" office:value="160" calcext:value-type="float">
            <text:p>160</text:p>
          </table:table-cell>
          <table:table-cell table:formula="of:=[.H120]/[.F120]"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20]*[.D120])/8" office:value-type="float" office:value="1800" calcext:value-type="float">
            <text:p>1800</text:p>
          </table:table-cell>
          <table:table-cell table:formula="of:=[.I120]/1024" office:value-type="float" office:value="1.7578125" calcext:value-type="float">
            <text:p>1.7578125</text:p>
          </table:table-cell>
          <table:table-cell table:formula="of:=[.C120]/8" office:value-type="float" office:value="20" calcext:value-type="float">
            <text:p>20</text:p>
          </table:table-cell>
          <table:table-cell table:formula="of:=[.D120]/8" office:value-type="float" office:value="11.25" calcext:value-type="float">
            <text:p>11.25</text:p>
          </table:table-cell>
          <table:table-cell table:formula="of:=[.K120]*[.L120]*2" office:value-type="float" office:value="450" calcext:value-type="float">
            <text:p>4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4]/[.E124]" office:value-type="float" office:value="512" calcext:value-type="float">
            <text:p>512</text:p>
          </table:table-cell>
          <table:table-cell table:formula="of:=[.H124]/[.F124]"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4]*[.D124])/8" office:value-type="float" office:value="24576" calcext:value-type="float">
            <text:p>24576</text:p>
          </table:table-cell>
          <table:table-cell table:formula="of:=[.I124]/1024" office:value-type="float" office:value="24" calcext:value-type="float">
            <text:p>24</text:p>
          </table:table-cell>
          <table:table-cell table:formula="of:=[.C124]/8" office:value-type="float" office:value="64" calcext:value-type="float">
            <text:p>64</text:p>
          </table:table-cell>
          <table:table-cell table:formula="of:=[.D124]/8" office:value-type="float" office:value="48" calcext:value-type="float">
            <text:p>48</text:p>
          </table:table-cell>
          <table:table-cell table:formula="of:=[.K124]*[.L124]*2" office:value-type="float" office:value="6144" calcext:value-type="float">
            <text:p>61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5]/[.E125]" office:value-type="float" office:value="512" calcext:value-type="float">
            <text:p>512</text:p>
          </table:table-cell>
          <table:table-cell table:formula="of:=[.H125]/[.F125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5]*[.D125])/8" office:value-type="float" office:value="16384" calcext:value-type="float">
            <text:p>16384</text:p>
          </table:table-cell>
          <table:table-cell table:formula="of:=[.I125]/1024" office:value-type="float" office:value="16" calcext:value-type="float">
            <text:p>16</text:p>
          </table:table-cell>
          <table:table-cell table:formula="of:=[.C125]/8" office:value-type="float" office:value="64" calcext:value-type="float">
            <text:p>64</text:p>
          </table:table-cell>
          <table:table-cell table:formula="of:=[.D125]/8" office:value-type="float" office:value="32" calcext:value-type="float">
            <text:p>32</text:p>
          </table:table-cell>
          <table:table-cell table:formula="of:=[.K125]*[.L125]*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6]/[.E126]" office:value-type="float" office:value="512" calcext:value-type="float">
            <text:p>512</text:p>
          </table:table-cell>
          <table:table-cell table:formula="of:=[.H126]/[.F126]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6]*[.D126])/8" office:value-type="float" office:value="12288" calcext:value-type="float">
            <text:p>12288</text:p>
          </table:table-cell>
          <table:table-cell table:formula="of:=[.I126]/1024" office:value-type="float" office:value="12" calcext:value-type="float">
            <text:p>12</text:p>
          </table:table-cell>
          <table:table-cell table:formula="of:=[.C126]/8" office:value-type="float" office:value="64" calcext:value-type="float">
            <text:p>64</text:p>
          </table:table-cell>
          <table:table-cell table:formula="of:=[.D126]/8" office:value-type="float" office:value="24" calcext:value-type="float">
            <text:p>24</text:p>
          </table:table-cell>
          <table:table-cell table:formula="of:=[.K126]*[.L126]*2"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7]/[.E127]" office:value-type="float" office:value="512" calcext:value-type="float">
            <text:p>512</text:p>
          </table:table-cell>
          <table:table-cell table:formula="of:=[.H127]/[.F127]" office:value-type="float" office:value="153.6" calcext:value-type="float">
            <text:p>153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7]*[.D127])/8" office:value-type="float" office:value="9830.4" calcext:value-type="float">
            <text:p>9830.4</text:p>
          </table:table-cell>
          <table:table-cell table:formula="of:=[.I127]/1024" office:value-type="float" office:value="9.6" calcext:value-type="float">
            <text:p>9.6</text:p>
          </table:table-cell>
          <table:table-cell table:formula="of:=[.C127]/8" office:value-type="float" office:value="64" calcext:value-type="float">
            <text:p>64</text:p>
          </table:table-cell>
          <table:table-cell table:formula="of:=[.D127]/8" office:value-type="float" office:value="19.2" calcext:value-type="float">
            <text:p>19.2</text:p>
          </table:table-cell>
          <table:table-cell table:formula="of:=[.K127]*[.L127]*2" office:value-type="float" office:value="2457.6" calcext:value-type="float">
            <text:p>245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8]/[.E128]" office:value-type="float" office:value="512" calcext:value-type="float">
            <text:p>512</text:p>
          </table:table-cell>
          <table:table-cell table:formula="of:=[.H128]/[.F128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8]*[.D128])/8" office:value-type="float" office:value="8192" calcext:value-type="float">
            <text:p>8192</text:p>
          </table:table-cell>
          <table:table-cell table:formula="of:=[.I128]/1024" office:value-type="float" office:value="8" calcext:value-type="float">
            <text:p>8</text:p>
          </table:table-cell>
          <table:table-cell table:formula="of:=[.C128]/8" office:value-type="float" office:value="64" calcext:value-type="float">
            <text:p>64</text:p>
          </table:table-cell>
          <table:table-cell table:formula="of:=[.D128]/8" office:value-type="float" office:value="16" calcext:value-type="float">
            <text:p>16</text:p>
          </table:table-cell>
          <table:table-cell table:formula="of:=[.K128]*[.L128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9]/[.E129]" office:value-type="float" office:value="512" calcext:value-type="float">
            <text:p>512</text:p>
          </table:table-cell>
          <table:table-cell table:formula="of:=[.H129]/[.F129]" office:value-type="float" office:value="109.714285714286" calcext:value-type="float">
            <text:p>109.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9]*[.D129])/8" office:value-type="float" office:value="7021.71428571429" calcext:value-type="float">
            <text:p>7021.71428571429</text:p>
          </table:table-cell>
          <table:table-cell table:formula="of:=[.I129]/1024" office:value-type="float" office:value="6.85714285714286" calcext:value-type="float">
            <text:p>6.85714285714286</text:p>
          </table:table-cell>
          <table:table-cell table:formula="of:=[.C129]/8" office:value-type="float" office:value="64" calcext:value-type="float">
            <text:p>64</text:p>
          </table:table-cell>
          <table:table-cell table:formula="of:=[.D129]/8" office:value-type="float" office:value="13.7142857142857" calcext:value-type="float">
            <text:p>13.7142857142857</text:p>
          </table:table-cell>
          <table:table-cell table:formula="of:=[.K129]*[.L129]*2" office:value-type="float" office:value="1755.42857142857" calcext:value-type="float">
            <text:p>1755.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0]/[.E130]" office:value-type="float" office:value="512" calcext:value-type="float">
            <text:p>512</text:p>
          </table:table-cell>
          <table:table-cell table:formula="of:=[.H130]/[.F13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0]*[.D130])/8" office:value-type="float" office:value="6144" calcext:value-type="float">
            <text:p>6144</text:p>
          </table:table-cell>
          <table:table-cell table:formula="of:=[.I130]/1024" office:value-type="float" office:value="6" calcext:value-type="float">
            <text:p>6</text:p>
          </table:table-cell>
          <table:table-cell table:formula="of:=[.C130]/8" office:value-type="float" office:value="64" calcext:value-type="float">
            <text:p>64</text:p>
          </table:table-cell>
          <table:table-cell table:formula="of:=[.D130]/8" office:value-type="float" office:value="12" calcext:value-type="float">
            <text:p>12</text:p>
          </table:table-cell>
          <table:table-cell table:formula="of:=[.K130]*[.L130]*2" office:value-type="float" office:value="1536" calcext:value-type="float">
            <text:p>15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2]/[.E132]" office:value-type="float" office:value="341.333333333333" calcext:value-type="float">
            <text:p>341.333333333333</text:p>
          </table:table-cell>
          <table:table-cell table:formula="of:=[.H132]/[.F132]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2]*[.D132])/8" office:value-type="float" office:value="16384" calcext:value-type="float">
            <text:p>16384</text:p>
          </table:table-cell>
          <table:table-cell table:formula="of:=[.I132]/1024" office:value-type="float" office:value="16" calcext:value-type="float">
            <text:p>16</text:p>
          </table:table-cell>
          <table:table-cell table:formula="of:=[.C132]/8" office:value-type="float" office:value="42.6666666666667" calcext:value-type="float">
            <text:p>42.6666666666667</text:p>
          </table:table-cell>
          <table:table-cell table:formula="of:=[.D132]/8" office:value-type="float" office:value="48" calcext:value-type="float">
            <text:p>48</text:p>
          </table:table-cell>
          <table:table-cell table:formula="of:=[.K132]*[.L132]*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3]/[.E133]" office:value-type="float" office:value="341.333333333333" calcext:value-type="float">
            <text:p>341.333333333333</text:p>
          </table:table-cell>
          <table:table-cell table:formula="of:=[.H133]/[.F133]"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3]*[.D133])/8" office:value-type="float" office:value="10922.6666666667" calcext:value-type="float">
            <text:p>10922.6666666667</text:p>
          </table:table-cell>
          <table:table-cell table:formula="of:=[.I133]/1024" office:value-type="float" office:value="10.6666666666667" calcext:value-type="float">
            <text:p>10.6666666666667</text:p>
          </table:table-cell>
          <table:table-cell table:formula="of:=[.C133]/8" office:value-type="float" office:value="42.6666666666667" calcext:value-type="float">
            <text:p>42.6666666666667</text:p>
          </table:table-cell>
          <table:table-cell table:formula="of:=[.D133]/8" office:value-type="float" office:value="32" calcext:value-type="float">
            <text:p>32</text:p>
          </table:table-cell>
          <table:table-cell table:formula="of:=[.K133]*[.L133]*2" office:value-type="float" office:value="2730.66666666667" calcext:value-type="float">
            <text:p>2730.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4]/[.E134]" office:value-type="float" office:value="341.333333333333" calcext:value-type="float">
            <text:p>341.333333333333</text:p>
          </table:table-cell>
          <table:table-cell table:formula="of:=[.H134]/[.F134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4]*[.D134])/8" office:value-type="float" office:value="8192" calcext:value-type="float">
            <text:p>8192</text:p>
          </table:table-cell>
          <table:table-cell table:formula="of:=[.I134]/1024" office:value-type="float" office:value="8" calcext:value-type="float">
            <text:p>8</text:p>
          </table:table-cell>
          <table:table-cell table:formula="of:=[.C134]/8" office:value-type="float" office:value="42.6666666666667" calcext:value-type="float">
            <text:p>42.6666666666667</text:p>
          </table:table-cell>
          <table:table-cell table:formula="of:=[.D134]/8" office:value-type="float" office:value="24" calcext:value-type="float">
            <text:p>24</text:p>
          </table:table-cell>
          <table:table-cell table:formula="of:=[.K134]*[.L134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5]/[.E135]" office:value-type="float" office:value="341.333333333333" calcext:value-type="float">
            <text:p>341.333333333333</text:p>
          </table:table-cell>
          <table:table-cell table:formula="of:=[.H135]/[.F135]" office:value-type="float" office:value="153.6" calcext:value-type="float">
            <text:p>15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5]*[.D135])/8" office:value-type="float" office:value="6553.6" calcext:value-type="float">
            <text:p>6553.6</text:p>
          </table:table-cell>
          <table:table-cell table:formula="of:=[.I135]/1024" office:value-type="float" office:value="6.4" calcext:value-type="float">
            <text:p>6.4</text:p>
          </table:table-cell>
          <table:table-cell table:formula="of:=[.C135]/8" office:value-type="float" office:value="42.6666666666667" calcext:value-type="float">
            <text:p>42.6666666666667</text:p>
          </table:table-cell>
          <table:table-cell table:formula="of:=[.D135]/8" office:value-type="float" office:value="19.2" calcext:value-type="float">
            <text:p>19.2</text:p>
          </table:table-cell>
          <table:table-cell table:formula="of:=[.K135]*[.L135]*2" office:value-type="float" office:value="1638.4" calcext:value-type="float">
            <text:p>1638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6]/[.E136]" office:value-type="float" office:value="341.333333333333" calcext:value-type="float">
            <text:p>341.333333333333</text:p>
          </table:table-cell>
          <table:table-cell table:formula="of:=[.H136]/[.F136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6]*[.D136])/8" office:value-type="float" office:value="5461.33333333333" calcext:value-type="float">
            <text:p>5461.33333333333</text:p>
          </table:table-cell>
          <table:table-cell table:formula="of:=[.I136]/1024" office:value-type="float" office:value="5.33333333333333" calcext:value-type="float">
            <text:p>5.33333333333333</text:p>
          </table:table-cell>
          <table:table-cell table:formula="of:=[.C136]/8" office:value-type="float" office:value="42.6666666666667" calcext:value-type="float">
            <text:p>42.6666666666667</text:p>
          </table:table-cell>
          <table:table-cell table:formula="of:=[.D136]/8" office:value-type="float" office:value="16" calcext:value-type="float">
            <text:p>16</text:p>
          </table:table-cell>
          <table:table-cell table:formula="of:=[.K136]*[.L136]*2" office:value-type="float" office:value="1365.33333333333" calcext:value-type="float">
            <text:p>1365.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7]/[.E137]" office:value-type="float" office:value="341.333333333333" calcext:value-type="float">
            <text:p>341.333333333333</text:p>
          </table:table-cell>
          <table:table-cell table:formula="of:=[.H137]/[.F137]" office:value-type="float" office:value="109.714285714286" calcext:value-type="float">
            <text:p>109.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7]*[.D137])/8" office:value-type="float" office:value="4681.14285714286" calcext:value-type="float">
            <text:p>4681.14285714286</text:p>
          </table:table-cell>
          <table:table-cell table:formula="of:=[.I137]/1024" office:value-type="float" office:value="4.57142857142857" calcext:value-type="float">
            <text:p>4.57142857142857</text:p>
          </table:table-cell>
          <table:table-cell table:formula="of:=[.C137]/8" office:value-type="float" office:value="42.6666666666667" calcext:value-type="float">
            <text:p>42.6666666666667</text:p>
          </table:table-cell>
          <table:table-cell table:formula="of:=[.D137]/8" office:value-type="float" office:value="13.7142857142857" calcext:value-type="float">
            <text:p>13.7142857142857</text:p>
          </table:table-cell>
          <table:table-cell table:formula="of:=[.K137]*[.L137]*2" office:value-type="float" office:value="1170.28571428571" calcext:value-type="float">
            <text:p>1170.285714285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8]/[.E138]" office:value-type="float" office:value="341.333333333333" calcext:value-type="float">
            <text:p>341.333333333333</text:p>
          </table:table-cell>
          <table:table-cell table:formula="of:=[.H138]/[.F138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8]*[.D138])/8" office:value-type="float" office:value="4096" calcext:value-type="float">
            <text:p>4096</text:p>
          </table:table-cell>
          <table:table-cell table:formula="of:=[.I138]/1024" office:value-type="float" office:value="4" calcext:value-type="float">
            <text:p>4</text:p>
          </table:table-cell>
          <table:table-cell table:formula="of:=[.C138]/8" office:value-type="float" office:value="42.6666666666667" calcext:value-type="float">
            <text:p>42.6666666666667</text:p>
          </table:table-cell>
          <table:table-cell table:formula="of:=[.D138]/8" office:value-type="float" office:value="12" calcext:value-type="float">
            <text:p>12</text:p>
          </table:table-cell>
          <table:table-cell table:formula="of:=[.K138]*[.L138]*2" office:value-type="float" office:value="1024" calcext:value-type="float">
            <text:p>10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0]/[.E140]" office:value-type="float" office:value="256" calcext:value-type="float">
            <text:p>256</text:p>
          </table:table-cell>
          <table:table-cell table:formula="of:=[.H140]/[.F140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0]*[.D140])/8" office:value-type="float" office:value="12288" calcext:value-type="float">
            <text:p>12288</text:p>
          </table:table-cell>
          <table:table-cell table:formula="of:=[.I140]/1024" office:value-type="float" office:value="12" calcext:value-type="float">
            <text:p>12</text:p>
          </table:table-cell>
          <table:table-cell table:formula="of:=[.C140]/8" office:value-type="float" office:value="32" calcext:value-type="float">
            <text:p>32</text:p>
          </table:table-cell>
          <table:table-cell table:formula="of:=[.D140]/8" office:value-type="float" office:value="48" calcext:value-type="float">
            <text:p>48</text:p>
          </table:table-cell>
          <table:table-cell table:formula="of:=[.K140]*[.L140]*2"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1]/[.E141]" office:value-type="float" office:value="256" calcext:value-type="float">
            <text:p>256</text:p>
          </table:table-cell>
          <table:table-cell table:formula="of:=[.H141]/[.F141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1]*[.D141])/8" office:value-type="float" office:value="8192" calcext:value-type="float">
            <text:p>8192</text:p>
          </table:table-cell>
          <table:table-cell table:formula="of:=[.I141]/1024" office:value-type="float" office:value="8" calcext:value-type="float">
            <text:p>8</text:p>
          </table:table-cell>
          <table:table-cell table:formula="of:=[.C141]/8" office:value-type="float" office:value="32" calcext:value-type="float">
            <text:p>32</text:p>
          </table:table-cell>
          <table:table-cell table:formula="of:=[.D141]/8" office:value-type="float" office:value="32" calcext:value-type="float">
            <text:p>32</text:p>
          </table:table-cell>
          <table:table-cell table:formula="of:=[.K141]*[.L141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2]/[.E142]" office:value-type="float" office:value="256" calcext:value-type="float">
            <text:p>256</text:p>
          </table:table-cell>
          <table:table-cell table:formula="of:=[.H142]/[.F142]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2]*[.D142])/8" office:value-type="float" office:value="6144" calcext:value-type="float">
            <text:p>6144</text:p>
          </table:table-cell>
          <table:table-cell table:formula="of:=[.I142]/1024" office:value-type="float" office:value="6" calcext:value-type="float">
            <text:p>6</text:p>
          </table:table-cell>
          <table:table-cell table:formula="of:=[.C142]/8" office:value-type="float" office:value="32" calcext:value-type="float">
            <text:p>32</text:p>
          </table:table-cell>
          <table:table-cell table:formula="of:=[.D142]/8" office:value-type="float" office:value="24" calcext:value-type="float">
            <text:p>24</text:p>
          </table:table-cell>
          <table:table-cell table:formula="of:=[.K142]*[.L142]*2" office:value-type="float" office:value="1536" calcext:value-type="float">
            <text:p>15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3]/[.E143]" office:value-type="float" office:value="256" calcext:value-type="float">
            <text:p>256</text:p>
          </table:table-cell>
          <table:table-cell table:formula="of:=[.H143]/[.F143]" office:value-type="float" office:value="153.6" calcext:value-type="float">
            <text:p>153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3]*[.D143])/8" office:value-type="float" office:value="4915.2" calcext:value-type="float">
            <text:p>4915.2</text:p>
          </table:table-cell>
          <table:table-cell table:formula="of:=[.I143]/1024" office:value-type="float" office:value="4.8" calcext:value-type="float">
            <text:p>4.8</text:p>
          </table:table-cell>
          <table:table-cell table:formula="of:=[.C143]/8" office:value-type="float" office:value="32" calcext:value-type="float">
            <text:p>32</text:p>
          </table:table-cell>
          <table:table-cell table:formula="of:=[.D143]/8" office:value-type="float" office:value="19.2" calcext:value-type="float">
            <text:p>19.2</text:p>
          </table:table-cell>
          <table:table-cell table:formula="of:=[.K143]*[.L143]*2" office:value-type="float" office:value="1228.8" calcext:value-type="float">
            <text:p>1228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4]/[.E144]" office:value-type="float" office:value="256" calcext:value-type="float">
            <text:p>256</text:p>
          </table:table-cell>
          <table:table-cell table:formula="of:=[.H144]/[.F144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4]*[.D144])/8" office:value-type="float" office:value="4096" calcext:value-type="float">
            <text:p>4096</text:p>
          </table:table-cell>
          <table:table-cell table:formula="of:=[.I144]/1024" office:value-type="float" office:value="4" calcext:value-type="float">
            <text:p>4</text:p>
          </table:table-cell>
          <table:table-cell table:formula="of:=[.C144]/8" office:value-type="float" office:value="32" calcext:value-type="float">
            <text:p>32</text:p>
          </table:table-cell>
          <table:table-cell table:formula="of:=[.D144]/8" office:value-type="float" office:value="16" calcext:value-type="float">
            <text:p>16</text:p>
          </table:table-cell>
          <table:table-cell table:formula="of:=[.K144]*[.L144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5]/[.E145]" office:value-type="float" office:value="256" calcext:value-type="float">
            <text:p>256</text:p>
          </table:table-cell>
          <table:table-cell table:formula="of:=[.H145]/[.F145]" office:value-type="float" office:value="109.714285714286" calcext:value-type="float">
            <text:p>109.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5]*[.D145])/8" office:value-type="float" office:value="3510.85714285714" calcext:value-type="float">
            <text:p>3510.85714285714</text:p>
          </table:table-cell>
          <table:table-cell table:formula="of:=[.I145]/1024" office:value-type="float" office:value="3.42857142857143" calcext:value-type="float">
            <text:p>3.42857142857143</text:p>
          </table:table-cell>
          <table:table-cell table:formula="of:=[.C145]/8" office:value-type="float" office:value="32" calcext:value-type="float">
            <text:p>32</text:p>
          </table:table-cell>
          <table:table-cell table:formula="of:=[.D145]/8" office:value-type="float" office:value="13.7142857142857" calcext:value-type="float">
            <text:p>13.7142857142857</text:p>
          </table:table-cell>
          <table:table-cell table:formula="of:=[.K145]*[.L145]*2" office:value-type="float" office:value="877.714285714286" calcext:value-type="float">
            <text:p>877.7142857142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6]/[.E146]" office:value-type="float" office:value="256" calcext:value-type="float">
            <text:p>256</text:p>
          </table:table-cell>
          <table:table-cell table:formula="of:=[.H146]/[.F146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6]*[.D146])/8" office:value-type="float" office:value="3072" calcext:value-type="float">
            <text:p>3072</text:p>
          </table:table-cell>
          <table:table-cell table:formula="of:=[.I146]/1024" office:value-type="float" office:value="3" calcext:value-type="float">
            <text:p>3</text:p>
          </table:table-cell>
          <table:table-cell table:formula="of:=[.C146]/8" office:value-type="float" office:value="32" calcext:value-type="float">
            <text:p>32</text:p>
          </table:table-cell>
          <table:table-cell table:formula="of:=[.D146]/8" office:value-type="float" office:value="12" calcext:value-type="float">
            <text:p>12</text:p>
          </table:table-cell>
          <table:table-cell table:formula="of:=[.K146]*[.L146]*2" office:value-type="float" office:value="768" calcext:value-type="float">
            <text:p>7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8]/[.E148]" office:value-type="float" office:value="204.8" calcext:value-type="float">
            <text:p>204.8</text:p>
          </table:table-cell>
          <table:table-cell table:formula="of:=[.H148]/[.F148]"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8]*[.D148])/8" office:value-type="float" office:value="9830.4" calcext:value-type="float">
            <text:p>9830.4</text:p>
          </table:table-cell>
          <table:table-cell table:formula="of:=[.I148]/1024" office:value-type="float" office:value="9.6" calcext:value-type="float">
            <text:p>9.6</text:p>
          </table:table-cell>
          <table:table-cell table:formula="of:=[.C148]/8" office:value-type="float" office:value="25.6" calcext:value-type="float">
            <text:p>25.6</text:p>
          </table:table-cell>
          <table:table-cell table:formula="of:=[.D148]/8" office:value-type="float" office:value="48" calcext:value-type="float">
            <text:p>48</text:p>
          </table:table-cell>
          <table:table-cell table:formula="of:=[.K148]*[.L148]*2" office:value-type="float" office:value="2457.6" calcext:value-type="float">
            <text:p>245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9]/[.E149]" office:value-type="float" office:value="204.8" calcext:value-type="float">
            <text:p>204.8</text:p>
          </table:table-cell>
          <table:table-cell table:formula="of:=[.H149]/[.F149]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9]*[.D149])/8" office:value-type="float" office:value="6553.6" calcext:value-type="float">
            <text:p>6553.6</text:p>
          </table:table-cell>
          <table:table-cell table:formula="of:=[.I149]/1024" office:value-type="float" office:value="6.4" calcext:value-type="float">
            <text:p>6.4</text:p>
          </table:table-cell>
          <table:table-cell table:formula="of:=[.C149]/8" office:value-type="float" office:value="25.6" calcext:value-type="float">
            <text:p>25.6</text:p>
          </table:table-cell>
          <table:table-cell table:formula="of:=[.D149]/8" office:value-type="float" office:value="32" calcext:value-type="float">
            <text:p>32</text:p>
          </table:table-cell>
          <table:table-cell table:formula="of:=[.K149]*[.L149]*2" office:value-type="float" office:value="1638.4" calcext:value-type="float">
            <text:p>1638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0]/[.E150]" office:value-type="float" office:value="204.8" calcext:value-type="float">
            <text:p>204.8</text:p>
          </table:table-cell>
          <table:table-cell table:formula="of:=[.H150]/[.F150]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0]*[.D150])/8" office:value-type="float" office:value="4915.2" calcext:value-type="float">
            <text:p>4915.2</text:p>
          </table:table-cell>
          <table:table-cell table:formula="of:=[.I150]/1024" office:value-type="float" office:value="4.8" calcext:value-type="float">
            <text:p>4.8</text:p>
          </table:table-cell>
          <table:table-cell table:formula="of:=[.C150]/8" office:value-type="float" office:value="25.6" calcext:value-type="float">
            <text:p>25.6</text:p>
          </table:table-cell>
          <table:table-cell table:formula="of:=[.D150]/8" office:value-type="float" office:value="24" calcext:value-type="float">
            <text:p>24</text:p>
          </table:table-cell>
          <table:table-cell table:formula="of:=[.K150]*[.L150]*2" office:value-type="float" office:value="1228.8" calcext:value-type="float">
            <text:p>1228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1]/[.E151]" office:value-type="float" office:value="204.8" calcext:value-type="float">
            <text:p>204.8</text:p>
          </table:table-cell>
          <table:table-cell table:formula="of:=[.H151]/[.F151]" office:value-type="float" office:value="153.6" calcext:value-type="float">
            <text:p>153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1]*[.D151])/8" office:value-type="float" office:value="3932.16" calcext:value-type="float">
            <text:p>3932.16</text:p>
          </table:table-cell>
          <table:table-cell table:formula="of:=[.I151]/1024" office:value-type="float" office:value="3.84" calcext:value-type="float">
            <text:p>3.84</text:p>
          </table:table-cell>
          <table:table-cell table:formula="of:=[.C151]/8" office:value-type="float" office:value="25.6" calcext:value-type="float">
            <text:p>25.6</text:p>
          </table:table-cell>
          <table:table-cell table:formula="of:=[.D151]/8" office:value-type="float" office:value="19.2" calcext:value-type="float">
            <text:p>19.2</text:p>
          </table:table-cell>
          <table:table-cell table:formula="of:=[.K151]*[.L151]*2" office:value-type="float" office:value="983.04" calcext:value-type="float">
            <text:p>983.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2]/[.E152]" office:value-type="float" office:value="204.8" calcext:value-type="float">
            <text:p>204.8</text:p>
          </table:table-cell>
          <table:table-cell table:formula="of:=[.H152]/[.F152]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2]*[.D152])/8" office:value-type="float" office:value="3276.8" calcext:value-type="float">
            <text:p>3276.8</text:p>
          </table:table-cell>
          <table:table-cell table:formula="of:=[.I152]/1024" office:value-type="float" office:value="3.2" calcext:value-type="float">
            <text:p>3.2</text:p>
          </table:table-cell>
          <table:table-cell table:formula="of:=[.C152]/8" office:value-type="float" office:value="25.6" calcext:value-type="float">
            <text:p>25.6</text:p>
          </table:table-cell>
          <table:table-cell table:formula="of:=[.D152]/8" office:value-type="float" office:value="16" calcext:value-type="float">
            <text:p>16</text:p>
          </table:table-cell>
          <table:table-cell table:formula="of:=[.K152]*[.L152]*2" office:value-type="float" office:value="819.2" calcext:value-type="float">
            <text:p>819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3]/[.E153]" office:value-type="float" office:value="204.8" calcext:value-type="float">
            <text:p>204.8</text:p>
          </table:table-cell>
          <table:table-cell table:formula="of:=[.H153]/[.F153]" office:value-type="float" office:value="109.714285714286" calcext:value-type="float">
            <text:p>109.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3]*[.D153])/8" office:value-type="float" office:value="2808.68571428571" calcext:value-type="float">
            <text:p>2808.68571428571</text:p>
          </table:table-cell>
          <table:table-cell table:formula="of:=[.I153]/1024" office:value-type="float" office:value="2.74285714285714" calcext:value-type="float">
            <text:p>2.74285714285714</text:p>
          </table:table-cell>
          <table:table-cell table:formula="of:=[.C153]/8" office:value-type="float" office:value="25.6" calcext:value-type="float">
            <text:p>25.6</text:p>
          </table:table-cell>
          <table:table-cell table:formula="of:=[.D153]/8" office:value-type="float" office:value="13.7142857142857" calcext:value-type="float">
            <text:p>13.7142857142857</text:p>
          </table:table-cell>
          <table:table-cell table:formula="of:=[.K153]*[.L153]*2" office:value-type="float" office:value="702.171428571429" calcext:value-type="float">
            <text:p>702.1714285714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4]/[.E154]" office:value-type="float" office:value="204.8" calcext:value-type="float">
            <text:p>204.8</text:p>
          </table:table-cell>
          <table:table-cell table:formula="of:=[.H154]/[.F15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4]*[.D154])/8" office:value-type="float" office:value="2457.6" calcext:value-type="float">
            <text:p>2457.6</text:p>
          </table:table-cell>
          <table:table-cell table:formula="of:=[.I154]/1024" office:value-type="float" office:value="2.4" calcext:value-type="float">
            <text:p>2.4</text:p>
          </table:table-cell>
          <table:table-cell table:formula="of:=[.C154]/8" office:value-type="float" office:value="25.6" calcext:value-type="float">
            <text:p>25.6</text:p>
          </table:table-cell>
          <table:table-cell table:formula="of:=[.D154]/8" office:value-type="float" office:value="12" calcext:value-type="float">
            <text:p>12</text:p>
          </table:table-cell>
          <table:table-cell table:formula="of:=[.K154]*[.L154]*2" office:value-type="float" office:value="614.4" calcext:value-type="float">
            <text:p>614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6]/[.E156]" office:value-type="float" office:value="170.666666666667" calcext:value-type="float">
            <text:p>170.666666666667</text:p>
          </table:table-cell>
          <table:table-cell table:formula="of:=[.H156]/[.F156]"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6]*[.D156])/8" office:value-type="float" office:value="8192" calcext:value-type="float">
            <text:p>8192</text:p>
          </table:table-cell>
          <table:table-cell table:formula="of:=[.I156]/1024" office:value-type="float" office:value="8" calcext:value-type="float">
            <text:p>8</text:p>
          </table:table-cell>
          <table:table-cell table:formula="of:=[.C156]/8" office:value-type="float" office:value="21.3333333333333" calcext:value-type="float">
            <text:p>21.3333333333333</text:p>
          </table:table-cell>
          <table:table-cell table:formula="of:=[.D156]/8" office:value-type="float" office:value="48" calcext:value-type="float">
            <text:p>48</text:p>
          </table:table-cell>
          <table:table-cell table:formula="of:=[.K156]*[.L156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7]/[.E157]" office:value-type="float" office:value="170.666666666667" calcext:value-type="float">
            <text:p>170.666666666667</text:p>
          </table:table-cell>
          <table:table-cell table:formula="of:=[.H157]/[.F157]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7]*[.D157])/8" office:value-type="float" office:value="5461.33333333333" calcext:value-type="float">
            <text:p>5461.33333333333</text:p>
          </table:table-cell>
          <table:table-cell table:formula="of:=[.I157]/1024" office:value-type="float" office:value="5.33333333333333" calcext:value-type="float">
            <text:p>5.33333333333333</text:p>
          </table:table-cell>
          <table:table-cell table:formula="of:=[.C157]/8" office:value-type="float" office:value="21.3333333333333" calcext:value-type="float">
            <text:p>21.3333333333333</text:p>
          </table:table-cell>
          <table:table-cell table:formula="of:=[.D157]/8" office:value-type="float" office:value="32" calcext:value-type="float">
            <text:p>32</text:p>
          </table:table-cell>
          <table:table-cell table:formula="of:=[.K157]*[.L157]*2" office:value-type="float" office:value="1365.33333333333" calcext:value-type="float">
            <text:p>1365.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8]/[.E158]" office:value-type="float" office:value="170.666666666667" calcext:value-type="float">
            <text:p>170.666666666667</text:p>
          </table:table-cell>
          <table:table-cell table:formula="of:=[.H158]/[.F158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8]*[.D158])/8" office:value-type="float" office:value="4096" calcext:value-type="float">
            <text:p>4096</text:p>
          </table:table-cell>
          <table:table-cell table:formula="of:=[.I158]/1024" office:value-type="float" office:value="4" calcext:value-type="float">
            <text:p>4</text:p>
          </table:table-cell>
          <table:table-cell table:formula="of:=[.C158]/8" office:value-type="float" office:value="21.3333333333333" calcext:value-type="float">
            <text:p>21.3333333333333</text:p>
          </table:table-cell>
          <table:table-cell table:formula="of:=[.D158]/8" office:value-type="float" office:value="24" calcext:value-type="float">
            <text:p>24</text:p>
          </table:table-cell>
          <table:table-cell table:formula="of:=[.K158]*[.L158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9]/[.E159]" office:value-type="float" office:value="170.666666666667" calcext:value-type="float">
            <text:p>170.666666666667</text:p>
          </table:table-cell>
          <table:table-cell table:formula="of:=[.H159]/[.F159]" office:value-type="float" office:value="153.6" calcext:value-type="float">
            <text:p>153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9]*[.D159])/8" office:value-type="float" office:value="3276.8" calcext:value-type="float">
            <text:p>3276.8</text:p>
          </table:table-cell>
          <table:table-cell table:formula="of:=[.I159]/1024" office:value-type="float" office:value="3.2" calcext:value-type="float">
            <text:p>3.2</text:p>
          </table:table-cell>
          <table:table-cell table:formula="of:=[.C159]/8" office:value-type="float" office:value="21.3333333333333" calcext:value-type="float">
            <text:p>21.3333333333333</text:p>
          </table:table-cell>
          <table:table-cell table:formula="of:=[.D159]/8" office:value-type="float" office:value="19.2" calcext:value-type="float">
            <text:p>19.2</text:p>
          </table:table-cell>
          <table:table-cell table:formula="of:=[.K159]*[.L159]*2" office:value-type="float" office:value="819.2" calcext:value-type="float">
            <text:p>819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0]/[.E160]" office:value-type="float" office:value="170.666666666667" calcext:value-type="float">
            <text:p>170.666666666667</text:p>
          </table:table-cell>
          <table:table-cell table:formula="of:=[.H160]/[.F160]"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0]*[.D160])/8" office:value-type="float" office:value="2730.66666666667" calcext:value-type="float">
            <text:p>2730.66666666667</text:p>
          </table:table-cell>
          <table:table-cell table:formula="of:=[.I160]/1024" office:value-type="float" office:value="2.66666666666667" calcext:value-type="float">
            <text:p>2.66666666666667</text:p>
          </table:table-cell>
          <table:table-cell table:formula="of:=[.C160]/8" office:value-type="float" office:value="21.3333333333333" calcext:value-type="float">
            <text:p>21.3333333333333</text:p>
          </table:table-cell>
          <table:table-cell table:formula="of:=[.D160]/8" office:value-type="float" office:value="16" calcext:value-type="float">
            <text:p>16</text:p>
          </table:table-cell>
          <table:table-cell table:formula="of:=[.K160]*[.L160]*2" office:value-type="float" office:value="682.666666666667" calcext:value-type="float">
            <text:p>682.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1]/[.E161]" office:value-type="float" office:value="170.666666666667" calcext:value-type="float">
            <text:p>170.666666666667</text:p>
          </table:table-cell>
          <table:table-cell table:formula="of:=[.H161]/[.F161]" office:value-type="float" office:value="109.714285714286" calcext:value-type="float">
            <text:p>109.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1]*[.D161])/8" office:value-type="float" office:value="2340.57142857143" calcext:value-type="float">
            <text:p>2340.57142857143</text:p>
          </table:table-cell>
          <table:table-cell table:formula="of:=[.I161]/1024" office:value-type="float" office:value="2.28571428571429" calcext:value-type="float">
            <text:p>2.28571428571429</text:p>
          </table:table-cell>
          <table:table-cell table:formula="of:=[.C161]/8" office:value-type="float" office:value="21.3333333333333" calcext:value-type="float">
            <text:p>21.3333333333333</text:p>
          </table:table-cell>
          <table:table-cell table:formula="of:=[.D161]/8" office:value-type="float" office:value="13.7142857142857" calcext:value-type="float">
            <text:p>13.7142857142857</text:p>
          </table:table-cell>
          <table:table-cell table:formula="of:=[.K161]*[.L161]*2" office:value-type="float" office:value="585.142857142857" calcext:value-type="float">
            <text:p>585.1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2]/[.E162]" office:value-type="float" office:value="170.666666666667" calcext:value-type="float">
            <text:p>170.666666666667</text:p>
          </table:table-cell>
          <table:table-cell table:formula="of:=[.H162]/[.F16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2]*[.D162])/8" office:value-type="float" office:value="2048" calcext:value-type="float">
            <text:p>2048</text:p>
          </table:table-cell>
          <table:table-cell table:formula="of:=[.I162]/1024" office:value-type="float" office:value="2" calcext:value-type="float">
            <text:p>2</text:p>
          </table:table-cell>
          <table:table-cell table:formula="of:=[.C162]/8" office:value-type="float" office:value="21.3333333333333" calcext:value-type="float">
            <text:p>21.3333333333333</text:p>
          </table:table-cell>
          <table:table-cell table:formula="of:=[.D162]/8" office:value-type="float" office:value="12" calcext:value-type="float">
            <text:p>12</text:p>
          </table:table-cell>
          <table:table-cell table:formula="of:=[.K162]*[.L162]*2" office:value-type="float" office:value="512" calcext:value-type="float">
            <text:p>5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4]/[.E164]" office:value-type="float" office:value="146.285714285714" calcext:value-type="float">
            <text:p>146.285714285714</text:p>
          </table:table-cell>
          <table:table-cell table:formula="of:=[.H164]/[.F164]"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4]*[.D164])/8" office:value-type="float" office:value="7021.71428571429" calcext:value-type="float">
            <text:p>7021.71428571429</text:p>
          </table:table-cell>
          <table:table-cell table:formula="of:=[.I164]/1024" office:value-type="float" office:value="6.85714285714286" calcext:value-type="float">
            <text:p>6.85714285714286</text:p>
          </table:table-cell>
          <table:table-cell table:formula="of:=[.C164]/8" office:value-type="float" office:value="18.2857142857143" calcext:value-type="float">
            <text:p>18.2857142857143</text:p>
          </table:table-cell>
          <table:table-cell table:formula="of:=[.D164]/8" office:value-type="float" office:value="48" calcext:value-type="float">
            <text:p>48</text:p>
          </table:table-cell>
          <table:table-cell table:formula="of:=[.K164]*[.L164]*2" office:value-type="float" office:value="1755.42857142857" calcext:value-type="float">
            <text:p>1755.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5]/[.E165]" office:value-type="float" office:value="146.285714285714" calcext:value-type="float">
            <text:p>146.285714285714</text:p>
          </table:table-cell>
          <table:table-cell table:formula="of:=[.H165]/[.F165]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5]*[.D165])/8" office:value-type="float" office:value="4681.14285714286" calcext:value-type="float">
            <text:p>4681.14285714286</text:p>
          </table:table-cell>
          <table:table-cell table:formula="of:=[.I165]/1024" office:value-type="float" office:value="4.57142857142857" calcext:value-type="float">
            <text:p>4.57142857142857</text:p>
          </table:table-cell>
          <table:table-cell table:formula="of:=[.C165]/8" office:value-type="float" office:value="18.2857142857143" calcext:value-type="float">
            <text:p>18.2857142857143</text:p>
          </table:table-cell>
          <table:table-cell table:formula="of:=[.D165]/8" office:value-type="float" office:value="32" calcext:value-type="float">
            <text:p>32</text:p>
          </table:table-cell>
          <table:table-cell table:formula="of:=[.K165]*[.L165]*2" office:value-type="float" office:value="1170.28571428571" calcext:value-type="float">
            <text:p>1170.285714285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6]/[.E166]" office:value-type="float" office:value="146.285714285714" calcext:value-type="float">
            <text:p>146.285714285714</text:p>
          </table:table-cell>
          <table:table-cell table:formula="of:=[.H166]/[.F166]"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6]*[.D166])/8" office:value-type="float" office:value="3510.85714285714" calcext:value-type="float">
            <text:p>3510.85714285714</text:p>
          </table:table-cell>
          <table:table-cell table:formula="of:=[.I166]/1024" office:value-type="float" office:value="3.42857142857143" calcext:value-type="float">
            <text:p>3.42857142857143</text:p>
          </table:table-cell>
          <table:table-cell table:formula="of:=[.C166]/8" office:value-type="float" office:value="18.2857142857143" calcext:value-type="float">
            <text:p>18.2857142857143</text:p>
          </table:table-cell>
          <table:table-cell table:formula="of:=[.D166]/8" office:value-type="float" office:value="24" calcext:value-type="float">
            <text:p>24</text:p>
          </table:table-cell>
          <table:table-cell table:formula="of:=[.K166]*[.L166]*2" office:value-type="float" office:value="877.714285714286" calcext:value-type="float">
            <text:p>877.7142857142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7]/[.E167]" office:value-type="float" office:value="146.285714285714" calcext:value-type="float">
            <text:p>146.285714285714</text:p>
          </table:table-cell>
          <table:table-cell table:formula="of:=[.H167]/[.F167]" office:value-type="float" office:value="153.6" calcext:value-type="float">
            <text:p>153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7]*[.D167])/8" office:value-type="float" office:value="2808.68571428571" calcext:value-type="float">
            <text:p>2808.68571428571</text:p>
          </table:table-cell>
          <table:table-cell table:formula="of:=[.I167]/1024" office:value-type="float" office:value="2.74285714285714" calcext:value-type="float">
            <text:p>2.74285714285714</text:p>
          </table:table-cell>
          <table:table-cell table:formula="of:=[.C167]/8" office:value-type="float" office:value="18.2857142857143" calcext:value-type="float">
            <text:p>18.2857142857143</text:p>
          </table:table-cell>
          <table:table-cell table:formula="of:=[.D167]/8" office:value-type="float" office:value="19.2" calcext:value-type="float">
            <text:p>19.2</text:p>
          </table:table-cell>
          <table:table-cell table:formula="of:=[.K167]*[.L167]*2" office:value-type="float" office:value="702.171428571429" calcext:value-type="float">
            <text:p>702.1714285714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8]/[.E168]" office:value-type="float" office:value="146.285714285714" calcext:value-type="float">
            <text:p>146.285714285714</text:p>
          </table:table-cell>
          <table:table-cell table:formula="of:=[.H168]/[.F168]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8]*[.D168])/8" office:value-type="float" office:value="2340.57142857143" calcext:value-type="float">
            <text:p>2340.57142857143</text:p>
          </table:table-cell>
          <table:table-cell table:formula="of:=[.I168]/1024" office:value-type="float" office:value="2.28571428571429" calcext:value-type="float">
            <text:p>2.28571428571429</text:p>
          </table:table-cell>
          <table:table-cell table:formula="of:=[.C168]/8" office:value-type="float" office:value="18.2857142857143" calcext:value-type="float">
            <text:p>18.2857142857143</text:p>
          </table:table-cell>
          <table:table-cell table:formula="of:=[.D168]/8" office:value-type="float" office:value="16" calcext:value-type="float">
            <text:p>16</text:p>
          </table:table-cell>
          <table:table-cell table:formula="of:=[.K168]*[.L168]*2" office:value-type="float" office:value="585.142857142857" calcext:value-type="float">
            <text:p>585.1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9]/[.E169]" office:value-type="float" office:value="146.285714285714" calcext:value-type="float">
            <text:p>146.285714285714</text:p>
          </table:table-cell>
          <table:table-cell table:formula="of:=[.H169]/[.F169]" office:value-type="float" office:value="109.714285714286" calcext:value-type="float">
            <text:p>109.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9]*[.D169])/8" office:value-type="float" office:value="2006.20408163265" calcext:value-type="float">
            <text:p>2006.20408163265</text:p>
          </table:table-cell>
          <table:table-cell table:formula="of:=[.I169]/1024" office:value-type="float" office:value="1.95918367346939" calcext:value-type="float">
            <text:p>1.95918367346939</text:p>
          </table:table-cell>
          <table:table-cell table:formula="of:=[.C169]/8" office:value-type="float" office:value="18.2857142857143" calcext:value-type="float">
            <text:p>18.2857142857143</text:p>
          </table:table-cell>
          <table:table-cell table:formula="of:=[.D169]/8" office:value-type="float" office:value="13.7142857142857" calcext:value-type="float">
            <text:p>13.7142857142857</text:p>
          </table:table-cell>
          <table:table-cell table:formula="of:=[.K169]*[.L169]*2" office:value-type="float" office:value="501.551020408163" calcext:value-type="float">
            <text:p>501.5510204081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0]/[.E170]" office:value-type="float" office:value="146.285714285714" calcext:value-type="float">
            <text:p>146.285714285714</text:p>
          </table:table-cell>
          <table:table-cell table:formula="of:=[.H170]/[.F17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0]*[.D170])/8" office:value-type="float" office:value="1755.42857142857" calcext:value-type="float">
            <text:p>1755.42857142857</text:p>
          </table:table-cell>
          <table:table-cell table:formula="of:=[.I170]/1024" office:value-type="float" office:value="1.71428571428571" calcext:value-type="float">
            <text:p>1.71428571428571</text:p>
          </table:table-cell>
          <table:table-cell table:formula="of:=[.C170]/8" office:value-type="float" office:value="18.2857142857143" calcext:value-type="float">
            <text:p>18.2857142857143</text:p>
          </table:table-cell>
          <table:table-cell table:formula="of:=[.D170]/8" office:value-type="float" office:value="12" calcext:value-type="float">
            <text:p>12</text:p>
          </table:table-cell>
          <table:table-cell table:formula="of:=[.K170]*[.L170]*2" office:value-type="float" office:value="438.857142857143" calcext:value-type="float">
            <text:p>438.857142857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2]/[.E172]" office:value-type="float" office:value="128" calcext:value-type="float">
            <text:p>128</text:p>
          </table:table-cell>
          <table:table-cell table:formula="of:=[.H172]/[.F172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2]*[.D172])/8" office:value-type="float" office:value="6144" calcext:value-type="float">
            <text:p>6144</text:p>
          </table:table-cell>
          <table:table-cell table:formula="of:=[.I172]/1024" office:value-type="float" office:value="6" calcext:value-type="float">
            <text:p>6</text:p>
          </table:table-cell>
          <table:table-cell table:formula="of:=[.C172]/8" office:value-type="float" office:value="16" calcext:value-type="float">
            <text:p>16</text:p>
          </table:table-cell>
          <table:table-cell table:formula="of:=[.D172]/8" office:value-type="float" office:value="48" calcext:value-type="float">
            <text:p>48</text:p>
          </table:table-cell>
          <table:table-cell table:formula="of:=[.K172]*[.L172]*2" office:value-type="float" office:value="1536" calcext:value-type="float">
            <text:p>15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3]/[.E173]" office:value-type="float" office:value="128" calcext:value-type="float">
            <text:p>128</text:p>
          </table:table-cell>
          <table:table-cell table:formula="of:=[.H173]/[.F173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3]*[.D173])/8" office:value-type="float" office:value="4096" calcext:value-type="float">
            <text:p>4096</text:p>
          </table:table-cell>
          <table:table-cell table:formula="of:=[.I173]/1024" office:value-type="float" office:value="4" calcext:value-type="float">
            <text:p>4</text:p>
          </table:table-cell>
          <table:table-cell table:formula="of:=[.C173]/8" office:value-type="float" office:value="16" calcext:value-type="float">
            <text:p>16</text:p>
          </table:table-cell>
          <table:table-cell table:formula="of:=[.D173]/8" office:value-type="float" office:value="32" calcext:value-type="float">
            <text:p>32</text:p>
          </table:table-cell>
          <table:table-cell table:formula="of:=[.K173]*[.L173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4]/[.E174]" office:value-type="float" office:value="128" calcext:value-type="float">
            <text:p>128</text:p>
          </table:table-cell>
          <table:table-cell table:formula="of:=[.H174]/[.F174]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4]*[.D174])/8" office:value-type="float" office:value="3072" calcext:value-type="float">
            <text:p>3072</text:p>
          </table:table-cell>
          <table:table-cell table:formula="of:=[.I174]/1024" office:value-type="float" office:value="3" calcext:value-type="float">
            <text:p>3</text:p>
          </table:table-cell>
          <table:table-cell table:formula="of:=[.C174]/8" office:value-type="float" office:value="16" calcext:value-type="float">
            <text:p>16</text:p>
          </table:table-cell>
          <table:table-cell table:formula="of:=[.D174]/8" office:value-type="float" office:value="24" calcext:value-type="float">
            <text:p>24</text:p>
          </table:table-cell>
          <table:table-cell table:formula="of:=[.K174]*[.L174]*2"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5]/[.E175]" office:value-type="float" office:value="128" calcext:value-type="float">
            <text:p>128</text:p>
          </table:table-cell>
          <table:table-cell table:formula="of:=[.H175]/[.F175]" office:value-type="float" office:value="153.6" calcext:value-type="float">
            <text:p>153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5]*[.D175])/8" office:value-type="float" office:value="2457.6" calcext:value-type="float">
            <text:p>2457.6</text:p>
          </table:table-cell>
          <table:table-cell table:formula="of:=[.I175]/1024" office:value-type="float" office:value="2.4" calcext:value-type="float">
            <text:p>2.4</text:p>
          </table:table-cell>
          <table:table-cell table:formula="of:=[.C175]/8" office:value-type="float" office:value="16" calcext:value-type="float">
            <text:p>16</text:p>
          </table:table-cell>
          <table:table-cell table:formula="of:=[.D175]/8" office:value-type="float" office:value="19.2" calcext:value-type="float">
            <text:p>19.2</text:p>
          </table:table-cell>
          <table:table-cell table:formula="of:=[.K175]*[.L175]*2" office:value-type="float" office:value="614.4" calcext:value-type="float">
            <text:p>614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6]/[.E176]" office:value-type="float" office:value="128" calcext:value-type="float">
            <text:p>128</text:p>
          </table:table-cell>
          <table:table-cell table:formula="of:=[.H176]/[.F176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6]*[.D176])/8" office:value-type="float" office:value="2048" calcext:value-type="float">
            <text:p>2048</text:p>
          </table:table-cell>
          <table:table-cell table:formula="of:=[.I176]/1024" office:value-type="float" office:value="2" calcext:value-type="float">
            <text:p>2</text:p>
          </table:table-cell>
          <table:table-cell table:formula="of:=[.C176]/8" office:value-type="float" office:value="16" calcext:value-type="float">
            <text:p>16</text:p>
          </table:table-cell>
          <table:table-cell table:formula="of:=[.D176]/8" office:value-type="float" office:value="16" calcext:value-type="float">
            <text:p>16</text:p>
          </table:table-cell>
          <table:table-cell table:formula="of:=[.K176]*[.L176]*2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7]/[.E177]" office:value-type="float" office:value="128" calcext:value-type="float">
            <text:p>128</text:p>
          </table:table-cell>
          <table:table-cell table:formula="of:=[.H177]/[.F177]" office:value-type="float" office:value="109.714285714286" calcext:value-type="float">
            <text:p>109.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7]*[.D177])/8" office:value-type="float" office:value="1755.42857142857" calcext:value-type="float">
            <text:p>1755.42857142857</text:p>
          </table:table-cell>
          <table:table-cell table:formula="of:=[.I177]/1024" office:value-type="float" office:value="1.71428571428571" calcext:value-type="float">
            <text:p>1.71428571428571</text:p>
          </table:table-cell>
          <table:table-cell table:formula="of:=[.C177]/8" office:value-type="float" office:value="16" calcext:value-type="float">
            <text:p>16</text:p>
          </table:table-cell>
          <table:table-cell table:formula="of:=[.D177]/8" office:value-type="float" office:value="13.7142857142857" calcext:value-type="float">
            <text:p>13.7142857142857</text:p>
          </table:table-cell>
          <table:table-cell table:formula="of:=[.K177]*[.L177]*2" office:value-type="float" office:value="438.857142857143" calcext:value-type="float">
            <text:p>438.857142857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8]/[.E178]" office:value-type="float" office:value="128" calcext:value-type="float">
            <text:p>128</text:p>
          </table:table-cell>
          <table:table-cell table:formula="of:=[.H178]/[.F178]" office:value-type="float" office:value="96" calcext:value-type="float">
            <text:p>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8]*[.D178])/8" office:value-type="float" office:value="1536" calcext:value-type="float">
            <text:p>1536</text:p>
          </table:table-cell>
          <table:table-cell table:formula="of:=[.I178]/1024" office:value-type="float" office:value="1.5" calcext:value-type="float">
            <text:p>1.5</text:p>
          </table:table-cell>
          <table:table-cell table:formula="of:=[.C178]/8" office:value-type="float" office:value="16" calcext:value-type="float">
            <text:p>16</text:p>
          </table:table-cell>
          <table:table-cell table:formula="of:=[.D178]/8" office:value-type="float" office:value="12" calcext:value-type="float">
            <text:p>12</text:p>
          </table:table-cell>
          <table:table-cell table:formula="of:=[.K178]*[.L178]*2" office:value-type="float" office:value="384" calcext:value-type="float">
            <text:p>38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2]/[.E182]" office:value-type="float" office:value="320" calcext:value-type="float">
            <text:p>320</text:p>
          </table:table-cell>
          <table:table-cell table:formula="of:=[.H182]/[.F182]"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2]*[.D182])/8" office:value-type="float" office:value="9600" calcext:value-type="float">
            <text:p>9600</text:p>
          </table:table-cell>
          <table:table-cell table:formula="of:=[.I182]/1024" office:value-type="float" office:value="9.375" calcext:value-type="float">
            <text:p>9.375</text:p>
          </table:table-cell>
          <table:table-cell table:formula="of:=[.C182]/8" office:value-type="float" office:value="40" calcext:value-type="float">
            <text:p>40</text:p>
          </table:table-cell>
          <table:table-cell table:formula="of:=[.D182]/8" office:value-type="float" office:value="30" calcext:value-type="float">
            <text:p>30</text:p>
          </table:table-cell>
          <table:table-cell table:formula="of:=[.K182]*[.L182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3]/[.E183]" office:value-type="float" office:value="320" calcext:value-type="float">
            <text:p>320</text:p>
          </table:table-cell>
          <table:table-cell table:formula="of:=[.H183]/[.F183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3]*[.D183])/8" office:value-type="float" office:value="6400" calcext:value-type="float">
            <text:p>6400</text:p>
          </table:table-cell>
          <table:table-cell table:formula="of:=[.I183]/1024" office:value-type="float" office:value="6.25" calcext:value-type="float">
            <text:p>6.25</text:p>
          </table:table-cell>
          <table:table-cell table:formula="of:=[.C183]/8" office:value-type="float" office:value="40" calcext:value-type="float">
            <text:p>40</text:p>
          </table:table-cell>
          <table:table-cell table:formula="of:=[.D183]/8" office:value-type="float" office:value="20" calcext:value-type="float">
            <text:p>20</text:p>
          </table:table-cell>
          <table:table-cell table:formula="of:=[.K183]*[.L183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4]/[.E184]" office:value-type="float" office:value="320" calcext:value-type="float">
            <text:p>320</text:p>
          </table:table-cell>
          <table:table-cell table:formula="of:=[.H184]/[.F18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4]*[.D184])/8" office:value-type="float" office:value="4800" calcext:value-type="float">
            <text:p>4800</text:p>
          </table:table-cell>
          <table:table-cell table:formula="of:=[.I184]/1024" office:value-type="float" office:value="4.6875" calcext:value-type="float">
            <text:p>4.6875</text:p>
          </table:table-cell>
          <table:table-cell table:formula="of:=[.C184]/8" office:value-type="float" office:value="40" calcext:value-type="float">
            <text:p>40</text:p>
          </table:table-cell>
          <table:table-cell table:formula="of:=[.D184]/8" office:value-type="float" office:value="15" calcext:value-type="float">
            <text:p>15</text:p>
          </table:table-cell>
          <table:table-cell table:formula="of:=[.K184]*[.L184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5]/[.E185]" office:value-type="float" office:value="320" calcext:value-type="float">
            <text:p>320</text:p>
          </table:table-cell>
          <table:table-cell table:formula="of:=[.H185]/[.F18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5]*[.D185])/8" office:value-type="float" office:value="3840" calcext:value-type="float">
            <text:p>3840</text:p>
          </table:table-cell>
          <table:table-cell table:formula="of:=[.I185]/1024" office:value-type="float" office:value="3.75" calcext:value-type="float">
            <text:p>3.75</text:p>
          </table:table-cell>
          <table:table-cell table:formula="of:=[.C185]/8" office:value-type="float" office:value="40" calcext:value-type="float">
            <text:p>40</text:p>
          </table:table-cell>
          <table:table-cell table:formula="of:=[.D185]/8" office:value-type="float" office:value="12" calcext:value-type="float">
            <text:p>12</text:p>
          </table:table-cell>
          <table:table-cell table:formula="of:=[.K185]*[.L185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6]/[.E186]" office:value-type="float" office:value="320" calcext:value-type="float">
            <text:p>320</text:p>
          </table:table-cell>
          <table:table-cell table:formula="of:=[.H186]/[.F186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6]*[.D186])/8" office:value-type="float" office:value="3200" calcext:value-type="float">
            <text:p>3200</text:p>
          </table:table-cell>
          <table:table-cell table:formula="of:=[.I186]/1024" office:value-type="float" office:value="3.125" calcext:value-type="float">
            <text:p>3.125</text:p>
          </table:table-cell>
          <table:table-cell table:formula="of:=[.C186]/8" office:value-type="float" office:value="40" calcext:value-type="float">
            <text:p>40</text:p>
          </table:table-cell>
          <table:table-cell table:formula="of:=[.D186]/8" office:value-type="float" office:value="10" calcext:value-type="float">
            <text:p>10</text:p>
          </table:table-cell>
          <table:table-cell table:formula="of:=[.K186]*[.L186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7]/[.E187]" office:value-type="float" office:value="320" calcext:value-type="float">
            <text:p>320</text:p>
          </table:table-cell>
          <table:table-cell table:formula="of:=[.H187]/[.F187]" office:value-type="float" office:value="68.5714285714286" calcext:value-type="float">
            <text:p>6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7]*[.D187])/8" office:value-type="float" office:value="2742.85714285714" calcext:value-type="float">
            <text:p>2742.85714285714</text:p>
          </table:table-cell>
          <table:table-cell table:formula="of:=[.I187]/1024" office:value-type="float" office:value="2.67857142857143" calcext:value-type="float">
            <text:p>2.67857142857143</text:p>
          </table:table-cell>
          <table:table-cell table:formula="of:=[.C187]/8" office:value-type="float" office:value="40" calcext:value-type="float">
            <text:p>40</text:p>
          </table:table-cell>
          <table:table-cell table:formula="of:=[.D187]/8" office:value-type="float" office:value="8.57142857142857" calcext:value-type="float">
            <text:p>8.57142857142857</text:p>
          </table:table-cell>
          <table:table-cell table:formula="of:=[.K187]*[.L187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8]/[.E188]" office:value-type="float" office:value="320" calcext:value-type="float">
            <text:p>320</text:p>
          </table:table-cell>
          <table:table-cell table:formula="of:=[.H188]/[.F188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8]*[.D188])/8" office:value-type="float" office:value="2400" calcext:value-type="float">
            <text:p>2400</text:p>
          </table:table-cell>
          <table:table-cell table:formula="of:=[.I188]/1024" office:value-type="float" office:value="2.34375" calcext:value-type="float">
            <text:p>2.34375</text:p>
          </table:table-cell>
          <table:table-cell table:formula="of:=[.C188]/8" office:value-type="float" office:value="40" calcext:value-type="float">
            <text:p>40</text:p>
          </table:table-cell>
          <table:table-cell table:formula="of:=[.D188]/8" office:value-type="float" office:value="7.5" calcext:value-type="float">
            <text:p>7.5</text:p>
          </table:table-cell>
          <table:table-cell table:formula="of:=[.K188]*[.L188]*2" office:value-type="float" office:value="600" calcext:value-type="float">
            <text:p>6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0]/[.E190]" office:value-type="float" office:value="213.333333333333" calcext:value-type="float">
            <text:p>213.333333333333</text:p>
          </table:table-cell>
          <table:table-cell table:formula="of:=[.H190]/[.F190]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0]*[.D190])/8" office:value-type="float" office:value="6400" calcext:value-type="float">
            <text:p>6400</text:p>
          </table:table-cell>
          <table:table-cell table:formula="of:=[.I190]/1024" office:value-type="float" office:value="6.25" calcext:value-type="float">
            <text:p>6.25</text:p>
          </table:table-cell>
          <table:table-cell table:formula="of:=[.C190]/8" office:value-type="float" office:value="26.6666666666667" calcext:value-type="float">
            <text:p>26.6666666666667</text:p>
          </table:table-cell>
          <table:table-cell table:formula="of:=[.D190]/8" office:value-type="float" office:value="30" calcext:value-type="float">
            <text:p>30</text:p>
          </table:table-cell>
          <table:table-cell table:formula="of:=[.K190]*[.L190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1]/[.E191]" office:value-type="float" office:value="213.333333333333" calcext:value-type="float">
            <text:p>213.333333333333</text:p>
          </table:table-cell>
          <table:table-cell table:formula="of:=[.H191]/[.F191]"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1]*[.D191])/8" office:value-type="float" office:value="4266.66666666667" calcext:value-type="float">
            <text:p>4266.66666666667</text:p>
          </table:table-cell>
          <table:table-cell table:formula="of:=[.I191]/1024" office:value-type="float" office:value="4.16666666666667" calcext:value-type="float">
            <text:p>4.16666666666667</text:p>
          </table:table-cell>
          <table:table-cell table:formula="of:=[.C191]/8" office:value-type="float" office:value="26.6666666666667" calcext:value-type="float">
            <text:p>26.6666666666667</text:p>
          </table:table-cell>
          <table:table-cell table:formula="of:=[.D191]/8" office:value-type="float" office:value="20" calcext:value-type="float">
            <text:p>20</text:p>
          </table:table-cell>
          <table:table-cell table:formula="of:=[.K191]*[.L191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2]/[.E192]" office:value-type="float" office:value="213.333333333333" calcext:value-type="float">
            <text:p>213.333333333333</text:p>
          </table:table-cell>
          <table:table-cell table:formula="of:=[.H192]/[.F192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2]*[.D192])/8" office:value-type="float" office:value="3200" calcext:value-type="float">
            <text:p>3200</text:p>
          </table:table-cell>
          <table:table-cell table:formula="of:=[.I192]/1024" office:value-type="float" office:value="3.125" calcext:value-type="float">
            <text:p>3.125</text:p>
          </table:table-cell>
          <table:table-cell table:formula="of:=[.C192]/8" office:value-type="float" office:value="26.6666666666667" calcext:value-type="float">
            <text:p>26.6666666666667</text:p>
          </table:table-cell>
          <table:table-cell table:formula="of:=[.D192]/8" office:value-type="float" office:value="15" calcext:value-type="float">
            <text:p>15</text:p>
          </table:table-cell>
          <table:table-cell table:formula="of:=[.K192]*[.L192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3]/[.E193]" office:value-type="float" office:value="213.333333333333" calcext:value-type="float">
            <text:p>213.333333333333</text:p>
          </table:table-cell>
          <table:table-cell table:formula="of:=[.H193]/[.F193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3]*[.D193])/8" office:value-type="float" office:value="2560" calcext:value-type="float">
            <text:p>2560</text:p>
          </table:table-cell>
          <table:table-cell table:formula="of:=[.I193]/1024" office:value-type="float" office:value="2.5" calcext:value-type="float">
            <text:p>2.5</text:p>
          </table:table-cell>
          <table:table-cell table:formula="of:=[.C193]/8" office:value-type="float" office:value="26.6666666666667" calcext:value-type="float">
            <text:p>26.6666666666667</text:p>
          </table:table-cell>
          <table:table-cell table:formula="of:=[.D193]/8" office:value-type="float" office:value="12" calcext:value-type="float">
            <text:p>12</text:p>
          </table:table-cell>
          <table:table-cell table:formula="of:=[.K193]*[.L193]*2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4]/[.E194]" office:value-type="float" office:value="213.333333333333" calcext:value-type="float">
            <text:p>213.333333333333</text:p>
          </table:table-cell>
          <table:table-cell table:formula="of:=[.H194]/[.F194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4]*[.D194])/8" office:value-type="float" office:value="2133.33333333333" calcext:value-type="float">
            <text:p>2133.33333333333</text:p>
          </table:table-cell>
          <table:table-cell table:formula="of:=[.I194]/1024" office:value-type="float" office:value="2.08333333333333" calcext:value-type="float">
            <text:p>2.08333333333333</text:p>
          </table:table-cell>
          <table:table-cell table:formula="of:=[.C194]/8" office:value-type="float" office:value="26.6666666666667" calcext:value-type="float">
            <text:p>26.6666666666667</text:p>
          </table:table-cell>
          <table:table-cell table:formula="of:=[.D194]/8" office:value-type="float" office:value="10" calcext:value-type="float">
            <text:p>10</text:p>
          </table:table-cell>
          <table:table-cell table:formula="of:=[.K194]*[.L194]*2" office:value-type="float" office:value="533.333333333333" calcext:value-type="float">
            <text:p>533.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5]/[.E195]" office:value-type="float" office:value="213.333333333333" calcext:value-type="float">
            <text:p>213.333333333333</text:p>
          </table:table-cell>
          <table:table-cell table:formula="of:=[.H195]/[.F195]" office:value-type="float" office:value="68.5714285714286" calcext:value-type="float">
            <text:p>68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5]*[.D195])/8" office:value-type="float" office:value="1828.57142857143" calcext:value-type="float">
            <text:p>1828.57142857143</text:p>
          </table:table-cell>
          <table:table-cell table:formula="of:=[.I195]/1024" office:value-type="float" office:value="1.78571428571429" calcext:value-type="float">
            <text:p>1.78571428571429</text:p>
          </table:table-cell>
          <table:table-cell table:formula="of:=[.C195]/8" office:value-type="float" office:value="26.6666666666667" calcext:value-type="float">
            <text:p>26.6666666666667</text:p>
          </table:table-cell>
          <table:table-cell table:formula="of:=[.D195]/8" office:value-type="float" office:value="8.57142857142857" calcext:value-type="float">
            <text:p>8.57142857142857</text:p>
          </table:table-cell>
          <table:table-cell table:formula="of:=[.K195]*[.L195]*2" office:value-type="float" office:value="457.142857142857" calcext:value-type="float">
            <text:p>457.1428571428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6]/[.E196]" office:value-type="float" office:value="213.333333333333" calcext:value-type="float">
            <text:p>213.333333333333</text:p>
          </table:table-cell>
          <table:table-cell table:formula="of:=[.H196]/[.F19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6]*[.D196])/8" office:value-type="float" office:value="1600" calcext:value-type="float">
            <text:p>1600</text:p>
          </table:table-cell>
          <table:table-cell table:formula="of:=[.I196]/1024" office:value-type="float" office:value="1.5625" calcext:value-type="float">
            <text:p>1.5625</text:p>
          </table:table-cell>
          <table:table-cell table:formula="of:=[.C196]/8" office:value-type="float" office:value="26.6666666666667" calcext:value-type="float">
            <text:p>26.6666666666667</text:p>
          </table:table-cell>
          <table:table-cell table:formula="of:=[.D196]/8" office:value-type="float" office:value="7.5" calcext:value-type="float">
            <text:p>7.5</text:p>
          </table:table-cell>
          <table:table-cell table:formula="of:=[.K196]*[.L196]*2" office:value-type="float" office:value="400" calcext:value-type="float">
            <text:p>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8]/[.E198]" office:value-type="float" office:value="160" calcext:value-type="float">
            <text:p>160</text:p>
          </table:table-cell>
          <table:table-cell table:formula="of:=[.H198]/[.F198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8]*[.D198])/8" office:value-type="float" office:value="4800" calcext:value-type="float">
            <text:p>4800</text:p>
          </table:table-cell>
          <table:table-cell table:formula="of:=[.I198]/1024" office:value-type="float" office:value="4.6875" calcext:value-type="float">
            <text:p>4.6875</text:p>
          </table:table-cell>
          <table:table-cell table:formula="of:=[.C198]/8" office:value-type="float" office:value="20" calcext:value-type="float">
            <text:p>20</text:p>
          </table:table-cell>
          <table:table-cell table:formula="of:=[.D198]/8" office:value-type="float" office:value="30" calcext:value-type="float">
            <text:p>30</text:p>
          </table:table-cell>
          <table:table-cell table:formula="of:=[.K198]*[.L198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9]/[.E199]" office:value-type="float" office:value="160" calcext:value-type="float">
            <text:p>160</text:p>
          </table:table-cell>
          <table:table-cell table:formula="of:=[.H199]/[.F199]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9]*[.D199])/8" office:value-type="float" office:value="3200" calcext:value-type="float">
            <text:p>3200</text:p>
          </table:table-cell>
          <table:table-cell table:formula="of:=[.I199]/1024" office:value-type="float" office:value="3.125" calcext:value-type="float">
            <text:p>3.125</text:p>
          </table:table-cell>
          <table:table-cell table:formula="of:=[.C199]/8" office:value-type="float" office:value="20" calcext:value-type="float">
            <text:p>20</text:p>
          </table:table-cell>
          <table:table-cell table:formula="of:=[.D199]/8" office:value-type="float" office:value="20" calcext:value-type="float">
            <text:p>20</text:p>
          </table:table-cell>
          <table:table-cell table:formula="of:=[.K199]*[.L199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0]/[.E200]" office:value-type="float" office:value="160" calcext:value-type="float">
            <text:p>160</text:p>
          </table:table-cell>
          <table:table-cell table:formula="of:=[.H200]/[.F200]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0]*[.D200])/8" office:value-type="float" office:value="2400" calcext:value-type="float">
            <text:p>2400</text:p>
          </table:table-cell>
          <table:table-cell table:formula="of:=[.I200]/1024" office:value-type="float" office:value="2.34375" calcext:value-type="float">
            <text:p>2.34375</text:p>
          </table:table-cell>
          <table:table-cell table:formula="of:=[.C200]/8" office:value-type="float" office:value="20" calcext:value-type="float">
            <text:p>20</text:p>
          </table:table-cell>
          <table:table-cell table:formula="of:=[.D200]/8" office:value-type="float" office:value="15" calcext:value-type="float">
            <text:p>15</text:p>
          </table:table-cell>
          <table:table-cell table:formula="of:=[.K200]*[.L200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1]/[.E201]" office:value-type="float" office:value="160" calcext:value-type="float">
            <text:p>160</text:p>
          </table:table-cell>
          <table:table-cell table:formula="of:=[.H201]/[.F201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1]*[.D201])/8" office:value-type="float" office:value="1920" calcext:value-type="float">
            <text:p>1920</text:p>
          </table:table-cell>
          <table:table-cell table:formula="of:=[.I201]/1024" office:value-type="float" office:value="1.875" calcext:value-type="float">
            <text:p>1.875</text:p>
          </table:table-cell>
          <table:table-cell table:formula="of:=[.C201]/8" office:value-type="float" office:value="20" calcext:value-type="float">
            <text:p>20</text:p>
          </table:table-cell>
          <table:table-cell table:formula="of:=[.D201]/8" office:value-type="float" office:value="12" calcext:value-type="float">
            <text:p>12</text:p>
          </table:table-cell>
          <table:table-cell table:formula="of:=[.K201]*[.L201]*2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2]/[.E202]" office:value-type="float" office:value="160" calcext:value-type="float">
            <text:p>160</text:p>
          </table:table-cell>
          <table:table-cell table:formula="of:=[.H202]/[.F202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2]*[.D202])/8" office:value-type="float" office:value="1600" calcext:value-type="float">
            <text:p>1600</text:p>
          </table:table-cell>
          <table:table-cell table:formula="of:=[.I202]/1024" office:value-type="float" office:value="1.5625" calcext:value-type="float">
            <text:p>1.5625</text:p>
          </table:table-cell>
          <table:table-cell table:formula="of:=[.C202]/8" office:value-type="float" office:value="20" calcext:value-type="float">
            <text:p>20</text:p>
          </table:table-cell>
          <table:table-cell table:formula="of:=[.D202]/8" office:value-type="float" office:value="10" calcext:value-type="float">
            <text:p>10</text:p>
          </table:table-cell>
          <table:table-cell table:formula="of:=[.K202]*[.L202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3]/[.E203]" office:value-type="float" office:value="160" calcext:value-type="float">
            <text:p>160</text:p>
          </table:table-cell>
          <table:table-cell table:formula="of:=[.H203]/[.F203]" office:value-type="float" office:value="68.5714285714286" calcext:value-type="float">
            <text:p>68.5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3]*[.D203])/8" office:value-type="float" office:value="1371.42857142857" calcext:value-type="float">
            <text:p>1371.42857142857</text:p>
          </table:table-cell>
          <table:table-cell table:formula="of:=[.I203]/1024" office:value-type="float" office:value="1.33928571428571" calcext:value-type="float">
            <text:p>1.33928571428571</text:p>
          </table:table-cell>
          <table:table-cell table:formula="of:=[.C203]/8" office:value-type="float" office:value="20" calcext:value-type="float">
            <text:p>20</text:p>
          </table:table-cell>
          <table:table-cell table:formula="of:=[.D203]/8" office:value-type="float" office:value="8.57142857142857" calcext:value-type="float">
            <text:p>8.57142857142857</text:p>
          </table:table-cell>
          <table:table-cell table:formula="of:=[.K203]*[.L203]*2" office:value-type="float" office:value="342.857142857143" calcext:value-type="float">
            <text:p>342.8571428571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4]/[.E204]" office:value-type="float" office:value="160" calcext:value-type="float">
            <text:p>160</text:p>
          </table:table-cell>
          <table:table-cell table:formula="of:=[.H204]/[.F204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4]*[.D204])/8" office:value-type="float" office:value="1200" calcext:value-type="float">
            <text:p>1200</text:p>
          </table:table-cell>
          <table:table-cell table:formula="of:=[.I204]/1024" office:value-type="float" office:value="1.171875" calcext:value-type="float">
            <text:p>1.171875</text:p>
          </table:table-cell>
          <table:table-cell table:formula="of:=[.C204]/8" office:value-type="float" office:value="20" calcext:value-type="float">
            <text:p>20</text:p>
          </table:table-cell>
          <table:table-cell table:formula="of:=[.D204]/8" office:value-type="float" office:value="7.5" calcext:value-type="float">
            <text:p>7.5</text:p>
          </table:table-cell>
          <table:table-cell table:formula="of:=[.K204]*[.L204]*2" office:value-type="float" office:value="300" calcext:value-type="float">
            <text:p>3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6]/[.E206]" office:value-type="float" office:value="128" calcext:value-type="float">
            <text:p>128</text:p>
          </table:table-cell>
          <table:table-cell table:formula="of:=[.H206]/[.F206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6]*[.D206])/8" office:value-type="float" office:value="3840" calcext:value-type="float">
            <text:p>3840</text:p>
          </table:table-cell>
          <table:table-cell table:formula="of:=[.I206]/1024" office:value-type="float" office:value="3.75" calcext:value-type="float">
            <text:p>3.75</text:p>
          </table:table-cell>
          <table:table-cell table:formula="of:=[.C206]/8" office:value-type="float" office:value="16" calcext:value-type="float">
            <text:p>16</text:p>
          </table:table-cell>
          <table:table-cell table:formula="of:=[.D206]/8" office:value-type="float" office:value="30" calcext:value-type="float">
            <text:p>30</text:p>
          </table:table-cell>
          <table:table-cell table:formula="of:=[.K206]*[.L206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7]/[.E207]" office:value-type="float" office:value="128" calcext:value-type="float">
            <text:p>128</text:p>
          </table:table-cell>
          <table:table-cell table:formula="of:=[.H207]/[.F207]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7]*[.D207])/8" office:value-type="float" office:value="2560" calcext:value-type="float">
            <text:p>2560</text:p>
          </table:table-cell>
          <table:table-cell table:formula="of:=[.I207]/1024" office:value-type="float" office:value="2.5" calcext:value-type="float">
            <text:p>2.5</text:p>
          </table:table-cell>
          <table:table-cell table:formula="of:=[.C207]/8" office:value-type="float" office:value="16" calcext:value-type="float">
            <text:p>16</text:p>
          </table:table-cell>
          <table:table-cell table:formula="of:=[.D207]/8" office:value-type="float" office:value="20" calcext:value-type="float">
            <text:p>20</text:p>
          </table:table-cell>
          <table:table-cell table:formula="of:=[.K207]*[.L207]*2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8]/[.E208]" office:value-type="float" office:value="128" calcext:value-type="float">
            <text:p>128</text:p>
          </table:table-cell>
          <table:table-cell table:formula="of:=[.H208]/[.F208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8]*[.D208])/8" office:value-type="float" office:value="1920" calcext:value-type="float">
            <text:p>1920</text:p>
          </table:table-cell>
          <table:table-cell table:formula="of:=[.I208]/1024" office:value-type="float" office:value="1.875" calcext:value-type="float">
            <text:p>1.875</text:p>
          </table:table-cell>
          <table:table-cell table:formula="of:=[.C208]/8" office:value-type="float" office:value="16" calcext:value-type="float">
            <text:p>16</text:p>
          </table:table-cell>
          <table:table-cell table:formula="of:=[.D208]/8" office:value-type="float" office:value="15" calcext:value-type="float">
            <text:p>15</text:p>
          </table:table-cell>
          <table:table-cell table:formula="of:=[.K208]*[.L208]*2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9]/[.E209]" office:value-type="float" office:value="128" calcext:value-type="float">
            <text:p>128</text:p>
          </table:table-cell>
          <table:table-cell table:formula="of:=[.H209]/[.F209]"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9]*[.D209])/8" office:value-type="float" office:value="1536" calcext:value-type="float">
            <text:p>1536</text:p>
          </table:table-cell>
          <table:table-cell table:formula="of:=[.I209]/1024" office:value-type="float" office:value="1.5" calcext:value-type="float">
            <text:p>1.5</text:p>
          </table:table-cell>
          <table:table-cell table:formula="of:=[.C209]/8" office:value-type="float" office:value="16" calcext:value-type="float">
            <text:p>16</text:p>
          </table:table-cell>
          <table:table-cell table:formula="of:=[.D209]/8" office:value-type="float" office:value="12" calcext:value-type="float">
            <text:p>12</text:p>
          </table:table-cell>
          <table:table-cell table:formula="of:=[.K209]*[.L209]*2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0]/[.E210]" office:value-type="float" office:value="128" calcext:value-type="float">
            <text:p>128</text:p>
          </table:table-cell>
          <table:table-cell table:formula="of:=[.H210]/[.F210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0]*[.D210])/8" office:value-type="float" office:value="1280" calcext:value-type="float">
            <text:p>1280</text:p>
          </table:table-cell>
          <table:table-cell table:formula="of:=[.I210]/1024" office:value-type="float" office:value="1.25" calcext:value-type="float">
            <text:p>1.25</text:p>
          </table:table-cell>
          <table:table-cell table:formula="of:=[.C210]/8" office:value-type="float" office:value="16" calcext:value-type="float">
            <text:p>16</text:p>
          </table:table-cell>
          <table:table-cell table:formula="of:=[.D210]/8" office:value-type="float" office:value="10" calcext:value-type="float">
            <text:p>10</text:p>
          </table:table-cell>
          <table:table-cell table:formula="of:=[.K210]*[.L210]*2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1]/[.E211]" office:value-type="float" office:value="128" calcext:value-type="float">
            <text:p>128</text:p>
          </table:table-cell>
          <table:table-cell table:formula="of:=[.H211]/[.F211]" office:value-type="float" office:value="68.5714285714286" calcext:value-type="float">
            <text:p>68.5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1]*[.D211])/8" office:value-type="float" office:value="1097.14285714286" calcext:value-type="float">
            <text:p>1097.14285714286</text:p>
          </table:table-cell>
          <table:table-cell table:formula="of:=[.I211]/1024" office:value-type="float" office:value="1.07142857142857" calcext:value-type="float">
            <text:p>1.07142857142857</text:p>
          </table:table-cell>
          <table:table-cell table:formula="of:=[.C211]/8" office:value-type="float" office:value="16" calcext:value-type="float">
            <text:p>16</text:p>
          </table:table-cell>
          <table:table-cell table:formula="of:=[.D211]/8" office:value-type="float" office:value="8.57142857142857" calcext:value-type="float">
            <text:p>8.57142857142857</text:p>
          </table:table-cell>
          <table:table-cell table:formula="of:=[.K211]*[.L211]*2" office:value-type="float" office:value="274.285714285714" calcext:value-type="float">
            <text:p>274.2857142857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2]/[.E212]" office:value-type="float" office:value="128" calcext:value-type="float">
            <text:p>128</text:p>
          </table:table-cell>
          <table:table-cell table:formula="of:=[.H212]/[.F21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2]*[.D212])/8" office:value-type="float" office:value="960" calcext:value-type="float">
            <text:p>960</text:p>
          </table:table-cell>
          <table:table-cell table:formula="of:=[.I212]/1024" office:value-type="float" office:value="0.9375" calcext:value-type="float">
            <text:p>0.9375</text:p>
          </table:table-cell>
          <table:table-cell table:formula="of:=[.C212]/8" office:value-type="float" office:value="16" calcext:value-type="float">
            <text:p>16</text:p>
          </table:table-cell>
          <table:table-cell table:formula="of:=[.D212]/8" office:value-type="float" office:value="7.5" calcext:value-type="float">
            <text:p>7.5</text:p>
          </table:table-cell>
          <table:table-cell table:formula="of:=[.K212]*[.L212]*2" office:value-type="float" office:value="240" calcext:value-type="float">
            <text:p>24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4]/[.E214]" office:value-type="float" office:value="106.666666666667" calcext:value-type="float">
            <text:p>106.666666666667</text:p>
          </table:table-cell>
          <table:table-cell table:formula="of:=[.H214]/[.F214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4]*[.D214])/8" office:value-type="float" office:value="3200" calcext:value-type="float">
            <text:p>3200</text:p>
          </table:table-cell>
          <table:table-cell table:formula="of:=[.I214]/1024" office:value-type="float" office:value="3.125" calcext:value-type="float">
            <text:p>3.125</text:p>
          </table:table-cell>
          <table:table-cell table:formula="of:=[.C214]/8" office:value-type="float" office:value="13.3333333333333" calcext:value-type="float">
            <text:p>13.3333333333333</text:p>
          </table:table-cell>
          <table:table-cell table:formula="of:=[.D214]/8" office:value-type="float" office:value="30" calcext:value-type="float">
            <text:p>30</text:p>
          </table:table-cell>
          <table:table-cell table:formula="of:=[.K214]*[.L214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5]/[.E215]" office:value-type="float" office:value="106.666666666667" calcext:value-type="float">
            <text:p>106.666666666667</text:p>
          </table:table-cell>
          <table:table-cell table:formula="of:=[.H215]/[.F215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5]*[.D215])/8" office:value-type="float" office:value="2133.33333333333" calcext:value-type="float">
            <text:p>2133.33333333333</text:p>
          </table:table-cell>
          <table:table-cell table:formula="of:=[.I215]/1024" office:value-type="float" office:value="2.08333333333333" calcext:value-type="float">
            <text:p>2.08333333333333</text:p>
          </table:table-cell>
          <table:table-cell table:formula="of:=[.C215]/8" office:value-type="float" office:value="13.3333333333333" calcext:value-type="float">
            <text:p>13.3333333333333</text:p>
          </table:table-cell>
          <table:table-cell table:formula="of:=[.D215]/8" office:value-type="float" office:value="20" calcext:value-type="float">
            <text:p>20</text:p>
          </table:table-cell>
          <table:table-cell table:formula="of:=[.K215]*[.L215]*2" office:value-type="float" office:value="533.333333333333" calcext:value-type="float">
            <text:p>533.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6]/[.E216]" office:value-type="float" office:value="106.666666666667" calcext:value-type="float">
            <text:p>106.666666666667</text:p>
          </table:table-cell>
          <table:table-cell table:formula="of:=[.H216]/[.F21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6]*[.D216])/8" office:value-type="float" office:value="1600" calcext:value-type="float">
            <text:p>1600</text:p>
          </table:table-cell>
          <table:table-cell table:formula="of:=[.I216]/1024" office:value-type="float" office:value="1.5625" calcext:value-type="float">
            <text:p>1.5625</text:p>
          </table:table-cell>
          <table:table-cell table:formula="of:=[.C216]/8" office:value-type="float" office:value="13.3333333333333" calcext:value-type="float">
            <text:p>13.3333333333333</text:p>
          </table:table-cell>
          <table:table-cell table:formula="of:=[.D216]/8" office:value-type="float" office:value="15" calcext:value-type="float">
            <text:p>15</text:p>
          </table:table-cell>
          <table:table-cell table:formula="of:=[.K216]*[.L216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7]/[.E217]" office:value-type="float" office:value="106.666666666667" calcext:value-type="float">
            <text:p>106.666666666667</text:p>
          </table:table-cell>
          <table:table-cell table:formula="of:=[.H217]/[.F217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7]*[.D217])/8" office:value-type="float" office:value="1280" calcext:value-type="float">
            <text:p>1280</text:p>
          </table:table-cell>
          <table:table-cell table:formula="of:=[.I217]/1024" office:value-type="float" office:value="1.25" calcext:value-type="float">
            <text:p>1.25</text:p>
          </table:table-cell>
          <table:table-cell table:formula="of:=[.C217]/8" office:value-type="float" office:value="13.3333333333333" calcext:value-type="float">
            <text:p>13.3333333333333</text:p>
          </table:table-cell>
          <table:table-cell table:formula="of:=[.D217]/8" office:value-type="float" office:value="12" calcext:value-type="float">
            <text:p>12</text:p>
          </table:table-cell>
          <table:table-cell table:formula="of:=[.K217]*[.L217]*2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8]/[.E218]" office:value-type="float" office:value="106.666666666667" calcext:value-type="float">
            <text:p>106.666666666667</text:p>
          </table:table-cell>
          <table:table-cell table:formula="of:=[.H218]/[.F218]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8]*[.D218])/8" office:value-type="float" office:value="1066.66666666667" calcext:value-type="float">
            <text:p>1066.66666666667</text:p>
          </table:table-cell>
          <table:table-cell table:formula="of:=[.I218]/1024" office:value-type="float" office:value="1.04166666666667" calcext:value-type="float">
            <text:p>1.04166666666667</text:p>
          </table:table-cell>
          <table:table-cell table:formula="of:=[.C218]/8" office:value-type="float" office:value="13.3333333333333" calcext:value-type="float">
            <text:p>13.3333333333333</text:p>
          </table:table-cell>
          <table:table-cell table:formula="of:=[.D218]/8" office:value-type="float" office:value="10" calcext:value-type="float">
            <text:p>10</text:p>
          </table:table-cell>
          <table:table-cell table:formula="of:=[.K218]*[.L218]*2" office:value-type="float" office:value="266.666666666667" calcext:value-type="float">
            <text:p>266.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9]/[.E219]" office:value-type="float" office:value="106.666666666667" calcext:value-type="float">
            <text:p>106.666666666667</text:p>
          </table:table-cell>
          <table:table-cell table:formula="of:=[.H219]/[.F219]" office:value-type="float" office:value="68.5714285714286" calcext:value-type="float">
            <text:p>68.5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9]*[.D219])/8" office:value-type="float" office:value="914.285714285714" calcext:value-type="float">
            <text:p>914.285714285714</text:p>
          </table:table-cell>
          <table:table-cell table:formula="of:=[.I219]/1024" office:value-type="float" office:value="0.892857142857143" calcext:value-type="float">
            <text:p>0.892857142857143</text:p>
          </table:table-cell>
          <table:table-cell table:formula="of:=[.C219]/8" office:value-type="float" office:value="13.3333333333333" calcext:value-type="float">
            <text:p>13.3333333333333</text:p>
          </table:table-cell>
          <table:table-cell table:formula="of:=[.D219]/8" office:value-type="float" office:value="8.57142857142857" calcext:value-type="float">
            <text:p>8.57142857142857</text:p>
          </table:table-cell>
          <table:table-cell table:formula="of:=[.K219]*[.L219]*2" office:value-type="float" office:value="228.571428571429" calcext:value-type="float">
            <text:p>228.571428571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0]/[.E220]" office:value-type="float" office:value="106.666666666667" calcext:value-type="float">
            <text:p>106.666666666667</text:p>
          </table:table-cell>
          <table:table-cell table:formula="of:=[.H220]/[.F2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0]*[.D220])/8" office:value-type="float" office:value="800" calcext:value-type="float">
            <text:p>800</text:p>
          </table:table-cell>
          <table:table-cell table:formula="of:=[.I220]/1024" office:value-type="float" office:value="0.78125" calcext:value-type="float">
            <text:p>0.78125</text:p>
          </table:table-cell>
          <table:table-cell table:formula="of:=[.C220]/8" office:value-type="float" office:value="13.3333333333333" calcext:value-type="float">
            <text:p>13.3333333333333</text:p>
          </table:table-cell>
          <table:table-cell table:formula="of:=[.D220]/8" office:value-type="float" office:value="7.5" calcext:value-type="float">
            <text:p>7.5</text:p>
          </table:table-cell>
          <table:table-cell table:formula="of:=[.K220]*[.L220]*2" office:value-type="float" office:value="200" calcext:value-type="float">
            <text:p>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2]/[.E222]" office:value-type="float" office:value="91.4285714285714" calcext:value-type="float">
            <text:p>91.4285714285714</text:p>
          </table:table-cell>
          <table:table-cell table:formula="of:=[.H222]/[.F222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2]*[.D222])/8" office:value-type="float" office:value="2742.85714285714" calcext:value-type="float">
            <text:p>2742.85714285714</text:p>
          </table:table-cell>
          <table:table-cell table:formula="of:=[.I222]/1024" office:value-type="float" office:value="2.67857142857143" calcext:value-type="float">
            <text:p>2.67857142857143</text:p>
          </table:table-cell>
          <table:table-cell table:formula="of:=[.C222]/8" office:value-type="float" office:value="11.4285714285714" calcext:value-type="float">
            <text:p>11.4285714285714</text:p>
          </table:table-cell>
          <table:table-cell table:formula="of:=[.D222]/8" office:value-type="float" office:value="30" calcext:value-type="float">
            <text:p>30</text:p>
          </table:table-cell>
          <table:table-cell table:formula="of:=[.K222]*[.L222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3]/[.E223]" office:value-type="float" office:value="91.4285714285714" calcext:value-type="float">
            <text:p>91.4285714285714</text:p>
          </table:table-cell>
          <table:table-cell table:formula="of:=[.H223]/[.F223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3]*[.D223])/8" office:value-type="float" office:value="1828.57142857143" calcext:value-type="float">
            <text:p>1828.57142857143</text:p>
          </table:table-cell>
          <table:table-cell table:formula="of:=[.I223]/1024" office:value-type="float" office:value="1.78571428571429" calcext:value-type="float">
            <text:p>1.78571428571429</text:p>
          </table:table-cell>
          <table:table-cell table:formula="of:=[.C223]/8" office:value-type="float" office:value="11.4285714285714" calcext:value-type="float">
            <text:p>11.4285714285714</text:p>
          </table:table-cell>
          <table:table-cell table:formula="of:=[.D223]/8" office:value-type="float" office:value="20" calcext:value-type="float">
            <text:p>20</text:p>
          </table:table-cell>
          <table:table-cell table:formula="of:=[.K223]*[.L223]*2" office:value-type="float" office:value="457.142857142857" calcext:value-type="float">
            <text:p>457.1428571428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4]/[.E224]" office:value-type="float" office:value="91.4285714285714" calcext:value-type="float">
            <text:p>91.4285714285714</text:p>
          </table:table-cell>
          <table:table-cell table:formula="of:=[.H224]/[.F224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4]*[.D224])/8" office:value-type="float" office:value="1371.42857142857" calcext:value-type="float">
            <text:p>1371.42857142857</text:p>
          </table:table-cell>
          <table:table-cell table:formula="of:=[.I224]/1024" office:value-type="float" office:value="1.33928571428571" calcext:value-type="float">
            <text:p>1.33928571428571</text:p>
          </table:table-cell>
          <table:table-cell table:formula="of:=[.C224]/8" office:value-type="float" office:value="11.4285714285714" calcext:value-type="float">
            <text:p>11.4285714285714</text:p>
          </table:table-cell>
          <table:table-cell table:formula="of:=[.D224]/8" office:value-type="float" office:value="15" calcext:value-type="float">
            <text:p>15</text:p>
          </table:table-cell>
          <table:table-cell table:formula="of:=[.K224]*[.L224]*2" office:value-type="float" office:value="342.857142857143" calcext:value-type="float">
            <text:p>342.8571428571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5]/[.E225]" office:value-type="float" office:value="91.4285714285714" calcext:value-type="float">
            <text:p>91.4285714285714</text:p>
          </table:table-cell>
          <table:table-cell table:formula="of:=[.H225]/[.F225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5]*[.D225])/8" office:value-type="float" office:value="1097.14285714286" calcext:value-type="float">
            <text:p>1097.14285714286</text:p>
          </table:table-cell>
          <table:table-cell table:formula="of:=[.I225]/1024" office:value-type="float" office:value="1.07142857142857" calcext:value-type="float">
            <text:p>1.07142857142857</text:p>
          </table:table-cell>
          <table:table-cell table:formula="of:=[.C225]/8" office:value-type="float" office:value="11.4285714285714" calcext:value-type="float">
            <text:p>11.4285714285714</text:p>
          </table:table-cell>
          <table:table-cell table:formula="of:=[.D225]/8" office:value-type="float" office:value="12" calcext:value-type="float">
            <text:p>12</text:p>
          </table:table-cell>
          <table:table-cell table:formula="of:=[.K225]*[.L225]*2" office:value-type="float" office:value="274.285714285714" calcext:value-type="float">
            <text:p>274.2857142857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6]/[.E226]" office:value-type="float" office:value="91.4285714285714" calcext:value-type="float">
            <text:p>91.4285714285714</text:p>
          </table:table-cell>
          <table:table-cell table:formula="of:=[.H226]/[.F226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6]*[.D226])/8" office:value-type="float" office:value="914.285714285714" calcext:value-type="float">
            <text:p>914.285714285714</text:p>
          </table:table-cell>
          <table:table-cell table:formula="of:=[.I226]/1024" office:value-type="float" office:value="0.892857142857143" calcext:value-type="float">
            <text:p>0.892857142857143</text:p>
          </table:table-cell>
          <table:table-cell table:formula="of:=[.C226]/8" office:value-type="float" office:value="11.4285714285714" calcext:value-type="float">
            <text:p>11.4285714285714</text:p>
          </table:table-cell>
          <table:table-cell table:formula="of:=[.D226]/8" office:value-type="float" office:value="10" calcext:value-type="float">
            <text:p>10</text:p>
          </table:table-cell>
          <table:table-cell table:formula="of:=[.K226]*[.L226]*2" office:value-type="float" office:value="228.571428571429" calcext:value-type="float">
            <text:p>228.571428571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7]/[.E227]" office:value-type="float" office:value="91.4285714285714" calcext:value-type="float">
            <text:p>91.4285714285714</text:p>
          </table:table-cell>
          <table:table-cell table:formula="of:=[.H227]/[.F227]" office:value-type="float" office:value="68.5714285714286" calcext:value-type="float">
            <text:p>68.5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7]*[.D227])/8" office:value-type="float" office:value="783.673469387755" calcext:value-type="float">
            <text:p>783.673469387755</text:p>
          </table:table-cell>
          <table:table-cell table:formula="of:=[.I227]/1024" office:value-type="float" office:value="0.76530612244898" calcext:value-type="float">
            <text:p>0.76530612244898</text:p>
          </table:table-cell>
          <table:table-cell table:formula="of:=[.C227]/8" office:value-type="float" office:value="11.4285714285714" calcext:value-type="float">
            <text:p>11.4285714285714</text:p>
          </table:table-cell>
          <table:table-cell table:formula="of:=[.D227]/8" office:value-type="float" office:value="8.57142857142857" calcext:value-type="float">
            <text:p>8.57142857142857</text:p>
          </table:table-cell>
          <table:table-cell table:formula="of:=[.K227]*[.L227]*2" office:value-type="float" office:value="195.918367346939" calcext:value-type="float">
            <text:p>195.9183673469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8]/[.E228]" office:value-type="float" office:value="91.4285714285714" calcext:value-type="float">
            <text:p>91.4285714285714</text:p>
          </table:table-cell>
          <table:table-cell table:formula="of:=[.H228]/[.F228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8]*[.D228])/8" office:value-type="float" office:value="685.714285714286" calcext:value-type="float">
            <text:p>685.714285714286</text:p>
          </table:table-cell>
          <table:table-cell table:formula="of:=[.I228]/1024" office:value-type="float" office:value="0.669642857142857" calcext:value-type="float">
            <text:p>0.669642857142857</text:p>
          </table:table-cell>
          <table:table-cell table:formula="of:=[.C228]/8" office:value-type="float" office:value="11.4285714285714" calcext:value-type="float">
            <text:p>11.4285714285714</text:p>
          </table:table-cell>
          <table:table-cell table:formula="of:=[.D228]/8" office:value-type="float" office:value="7.5" calcext:value-type="float">
            <text:p>7.5</text:p>
          </table:table-cell>
          <table:table-cell table:formula="of:=[.K228]*[.L228]*2" office:value-type="float" office:value="171.428571428571" calcext:value-type="float">
            <text:p>171.4285714285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0]/[.E230]" office:value-type="float" office:value="80" calcext:value-type="float">
            <text:p>80</text:p>
          </table:table-cell>
          <table:table-cell table:formula="of:=[.H230]/[.F230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0]*[.D230])/8" office:value-type="float" office:value="2400" calcext:value-type="float">
            <text:p>2400</text:p>
          </table:table-cell>
          <table:table-cell table:formula="of:=[.I230]/1024" office:value-type="float" office:value="2.34375" calcext:value-type="float">
            <text:p>2.34375</text:p>
          </table:table-cell>
          <table:table-cell table:formula="of:=[.C230]/8" office:value-type="float" office:value="10" calcext:value-type="float">
            <text:p>10</text:p>
          </table:table-cell>
          <table:table-cell table:formula="of:=[.D230]/8" office:value-type="float" office:value="30" calcext:value-type="float">
            <text:p>30</text:p>
          </table:table-cell>
          <table:table-cell table:formula="of:=[.K230]*[.L230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1]/[.E231]" office:value-type="float" office:value="80" calcext:value-type="float">
            <text:p>80</text:p>
          </table:table-cell>
          <table:table-cell table:formula="of:=[.H231]/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1]*[.D231])/8" office:value-type="float" office:value="1600" calcext:value-type="float">
            <text:p>1600</text:p>
          </table:table-cell>
          <table:table-cell table:formula="of:=[.I231]/1024" office:value-type="float" office:value="1.5625" calcext:value-type="float">
            <text:p>1.5625</text:p>
          </table:table-cell>
          <table:table-cell table:formula="of:=[.C231]/8" office:value-type="float" office:value="10" calcext:value-type="float">
            <text:p>10</text:p>
          </table:table-cell>
          <table:table-cell table:formula="of:=[.D231]/8" office:value-type="float" office:value="20" calcext:value-type="float">
            <text:p>20</text:p>
          </table:table-cell>
          <table:table-cell table:formula="of:=[.K231]*[.L231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2]/[.E232]" office:value-type="float" office:value="80" calcext:value-type="float">
            <text:p>80</text:p>
          </table:table-cell>
          <table:table-cell table:formula="of:=[.H232]/[.F232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2]*[.D232])/8" office:value-type="float" office:value="1200" calcext:value-type="float">
            <text:p>1200</text:p>
          </table:table-cell>
          <table:table-cell table:formula="of:=[.I232]/1024" office:value-type="float" office:value="1.171875" calcext:value-type="float">
            <text:p>1.171875</text:p>
          </table:table-cell>
          <table:table-cell table:formula="of:=[.C232]/8" office:value-type="float" office:value="10" calcext:value-type="float">
            <text:p>10</text:p>
          </table:table-cell>
          <table:table-cell table:formula="of:=[.D232]/8" office:value-type="float" office:value="15" calcext:value-type="float">
            <text:p>15</text:p>
          </table:table-cell>
          <table:table-cell table:formula="of:=[.K232]*[.L232]*2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3]/[.E233]" office:value-type="float" office:value="80" calcext:value-type="float">
            <text:p>80</text:p>
          </table:table-cell>
          <table:table-cell table:formula="of:=[.H233]/[.F233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3]*[.D233])/8" office:value-type="float" office:value="960" calcext:value-type="float">
            <text:p>960</text:p>
          </table:table-cell>
          <table:table-cell table:formula="of:=[.I233]/1024" office:value-type="float" office:value="0.9375" calcext:value-type="float">
            <text:p>0.9375</text:p>
          </table:table-cell>
          <table:table-cell table:formula="of:=[.C233]/8" office:value-type="float" office:value="10" calcext:value-type="float">
            <text:p>10</text:p>
          </table:table-cell>
          <table:table-cell table:formula="of:=[.D233]/8" office:value-type="float" office:value="12" calcext:value-type="float">
            <text:p>12</text:p>
          </table:table-cell>
          <table:table-cell table:formula="of:=[.K233]*[.L233]*2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4]/[.E234]" office:value-type="float" office:value="80" calcext:value-type="float">
            <text:p>80</text:p>
          </table:table-cell>
          <table:table-cell table:formula="of:=[.H234]/[.F234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4]*[.D234])/8" office:value-type="float" office:value="800" calcext:value-type="float">
            <text:p>800</text:p>
          </table:table-cell>
          <table:table-cell table:formula="of:=[.I234]/1024" office:value-type="float" office:value="0.78125" calcext:value-type="float">
            <text:p>0.78125</text:p>
          </table:table-cell>
          <table:table-cell table:formula="of:=[.C234]/8" office:value-type="float" office:value="10" calcext:value-type="float">
            <text:p>10</text:p>
          </table:table-cell>
          <table:table-cell table:formula="of:=[.D234]/8" office:value-type="float" office:value="10" calcext:value-type="float">
            <text:p>10</text:p>
          </table:table-cell>
          <table:table-cell table:formula="of:=[.K234]*[.L234]*2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5]/[.E235]" office:value-type="float" office:value="80" calcext:value-type="float">
            <text:p>80</text:p>
          </table:table-cell>
          <table:table-cell table:formula="of:=[.H235]/[.F235]" office:value-type="float" office:value="68.5714285714286" calcext:value-type="float">
            <text:p>68.5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5]*[.D235])/8" office:value-type="float" office:value="685.714285714286" calcext:value-type="float">
            <text:p>685.714285714286</text:p>
          </table:table-cell>
          <table:table-cell table:formula="of:=[.I235]/1024" office:value-type="float" office:value="0.669642857142857" calcext:value-type="float">
            <text:p>0.669642857142857</text:p>
          </table:table-cell>
          <table:table-cell table:formula="of:=[.C235]/8" office:value-type="float" office:value="10" calcext:value-type="float">
            <text:p>10</text:p>
          </table:table-cell>
          <table:table-cell table:formula="of:=[.D235]/8" office:value-type="float" office:value="8.57142857142857" calcext:value-type="float">
            <text:p>8.57142857142857</text:p>
          </table:table-cell>
          <table:table-cell table:formula="of:=[.K235]*[.L235]*2" office:value-type="float" office:value="171.428571428571" calcext:value-type="float">
            <text:p>171.4285714285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6]/[.E236]" office:value-type="float" office:value="80" calcext:value-type="float">
            <text:p>80</text:p>
          </table:table-cell>
          <table:table-cell table:formula="of:=[.H236]/[.F236]"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6]*[.D236])/8" office:value-type="float" office:value="600" calcext:value-type="float">
            <text:p>600</text:p>
          </table:table-cell>
          <table:table-cell table:formula="of:=[.I236]/1024" office:value-type="float" office:value="0.5859375" calcext:value-type="float">
            <text:p>0.5859375</text:p>
          </table:table-cell>
          <table:table-cell table:formula="of:=[.C236]/8" office:value-type="float" office:value="10" calcext:value-type="float">
            <text:p>10</text:p>
          </table:table-cell>
          <table:table-cell table:formula="of:=[.D236]/8" office:value-type="float" office:value="7.5" calcext:value-type="float">
            <text:p>7.5</text:p>
          </table:table-cell>
          <table:table-cell table:formula="of:=[.K236]*[.L236]*2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4:07:18.413260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2:53:48.407702809</meta:creation-date>
    <dc:date>2024-03-31T14:27:23.449404423</dc:date>
    <meta:editing-duration>PT51M25S</meta:editing-duration>
    <meta:editing-cycles>13</meta:editing-cycles>
    <meta:generator>LibreOffice/7.6.5.2$Linux_X86_64 LibreOffice_project/60$Build-2</meta:generator>
    <meta:document-statistic meta:table-count="1" meta:cell-count="2424" meta:object-count="0"/>
  </office:meta>
</office:document-meta>
</file>